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3.4339in"/>
    </style:style>
    <style:style style:name="co3" style:family="table-column">
      <style:table-column-properties fo:break-before="auto" style:column-width="5.7819in"/>
    </style:style>
    <style:style style:name="co4" style:family="table-column">
      <style:table-column-properties fo:break-before="auto" style:column-width="7.0311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4.5563in"/>
    </style:style>
    <style:style style:name="co8" style:family="table-column">
      <style:table-column-properties fo:break-before="auto" style:column-width="1.761in"/>
    </style:style>
    <style:style style:name="co9" style:family="table-column">
      <style:table-column-properties fo:break-before="auto" style:column-width="1.972in"/>
    </style:style>
    <style:style style:name="co10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false&quot;" style:apply-style-name="Bad" style:base-cell-address="'lake-edhoc'.F1"/>
      <style:map style:condition="cell-content()=&quot;true&quot;" style:apply-style-name="Good" style:base-cell-address="'lake-edhoc'.F1"/>
      <style:map style:condition="cell-content()=0" style:apply-style-name="Accent" style:base-cell-address="'lake-edhoc'.F1"/>
    </style:style>
    <style:style style:name="ce3" style:family="table-cell" style:parent-style-name="Default">
      <style:map style:condition="cell-content()=1" style:apply-style-name="Error" style:base-cell-address="'lake-edhoc'.G1"/>
    </style:style>
    <style:style style:name="ce5" style:family="table-cell" style:parent-style-name="Default">
      <style:map style:condition="cell-content()=&quot;false&quot;" style:apply-style-name="Bad" style:base-cell-address="'KEM version'.F1"/>
      <style:map style:condition="cell-content()=&quot;true&quot;" style:apply-style-name="Good" style:base-cell-address="'KEM version'.F1"/>
      <style:map style:condition="cell-content()=0" style:apply-style-name="Accent" style:base-cell-address="'KEM version'.F1"/>
    </style:style>
  </office:automatic-styles>
  <office:body>
    <office:spreadsheet>
      <table:calculation-settings table:automatic-find-labels="false" table:use-regular-expressions="false" table:use-wildcards="true"/>
      <table:table table:name="lake-edho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3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<text:s/>lemma</text:p>
          </table:table-cell>
          <table:table-cell office:value-type="string" calcext:value-type="string">
            <text:p><text:s/>threat</text:p>
          </table:table-cell>
          <table:table-cell office:value-type="string" calcext:value-type="string">
            <text:p><text:s/>res</text:p>
          </table:table-cell>
          <table:table-cell office:value-type="string" calcext:value-type="string">
            <text:p><text:s/>time</text:p>
          </table:table-cell>
          <table:table-cell table:style-name="ce1" office:value-type="string" calcext:value-type="string">
            <text:p>Final res</text:p>
          </table:table-cell>
          <table:table-cell office:value-type="string" calcext:value-type="string">
            <text:p>MAX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I(cid_2,m,pkI_8,pkR_8,k3,k4,x,gy))@i &amp;&amp; attacker(k4)@j &amp;&amp; event(Honest(pkR_8))@k ==&gt; (event(Compromise(pkR_8))@t &amp;&amp; i &gt; t) || event(LeakSessionKey(k4))@t || event(LeakShare(gy))@t || event(LeakShare(x))@t is true. </text:p>
          </table:table-cell>
          <table:table-cell office:value-type="float" office:value="48" calcext:value-type="float">
            <text:p>48</text:p>
          </table:table-cell>
          <table:table-cell table:style-name="ce1" table:formula="of:=IFERROR(IF(FIND(&quot;true&quot;;[.D2]);&quot;true&quot;);&quot;false&quot;)" office:value-type="string" office:string-value="true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 is never unique.</text:p>
          </table:table-cell>
          <table:table-cell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I(cid_2,m,pkI_8,pkR_8,k3,k4,x,gy))@i &amp;&amp; event(AcceptI(cid_2,m,pkI_8,pkR_8,k3,k4,x2,gy2))@j ==&gt; i = j is true. </text:p>
          </table:table-cell>
          <table:table-cell office:value-type="float" office:value="48" calcext:value-type="float">
            <text:p>48</text:p>
          </table:table-cell>
          <table:table-cell table:style-name="ce1" table:formula="of:=IFERROR(IF(FIND(&quot;true&quot;;[.D3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I(cid_2,m,pkI_8,pkR_8,k3,k4,x,gy))@i &amp;&amp; attacker(k4)@j &amp;&amp; event(Honest(pkR_8))@k ==&gt; (event(Compromise(pkR_8))@t &amp;&amp; i &gt; t) || event(LeakSessionKey(k4))@t || event(LeakShare(gy))@t || event(LeakShare(x))@t is true. </text:p>
          </table:table-cell>
          <table:table-cell office:value-type="float" office:value="50" calcext:value-type="float">
            <text:p>50</text:p>
          </table:table-cell>
          <table:table-cell table:style-name="ce1" table:formula="of:=IFERROR(IF(FIND(&quot;true&quot;;[.D4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I(cid_2,m,pkI_8,pkR_8,k3,k4,x,gy))@i &amp;&amp; attacker(k4)@j &amp;&amp; event(Honest(pkR_8))@k ==&gt; (event(Compromise(pkR_8))@t &amp;&amp; i &gt; t) || event(LeakSessionKey(k4))@t || event(LeakShare(gy))@t || event(LeakShare(x))@t is true. </text:p>
          </table:table-cell>
          <table:table-cell office:value-type="float" office:value="50" calcext:value-type="float">
            <text:p>50</text:p>
          </table:table-cell>
          <table:table-cell table:style-name="ce1" table:formula="of:=IFERROR(IF(FIND(&quot;true&quot;;[.D5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I(cid_2,m,pkI_8,pkR_8,k3,k4,x,gy))@i &amp;&amp; event(AcceptI(cid_2,m,pkI_8,pkR_8,k3,k4,x2,gy2))@j ==&gt; i = j is false. </text:p>
          </table:table-cell>
          <table:table-cell office:value-type="float" office:value="51" calcext:value-type="float">
            <text:p>51</text:p>
          </table:table-cell>
          <table:table-cell table:style-name="ce1" table:formula="of:=IFERROR(IF(FIND(&quot;true&quot;;[.D6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(cid_2,m,pkI_8,pkR_8,k4,y,gx))@i &amp;&amp; attacker(k4)@j &amp;&amp; event(Honest(pkI_8))@k ==&gt; (event(Compromise(pkI_8))@t &amp;&amp; i &gt; t) || event(LeakSessionKey(k4))@t || event(LeakShare(y))@t || event(LeakShare(gx))@t is true. </text:p>
          </table:table-cell>
          <table:table-cell office:value-type="float" office:value="51" calcext:value-type="float">
            <text:p>51</text:p>
          </table:table-cell>
          <table:table-cell table:style-name="ce1" table:formula="of:=IFERROR(IF(FIND(&quot;true&quot;;[.D7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I(cid_2,m,pkI_8,pkR_8,k3,k4,x,gy))@i &amp;&amp; attacker(k4)@j &amp;&amp; event(Honest(pkR_8))@k ==&gt; (event(Compromise(pkR_8))@t &amp;&amp; i &gt; t) || event(LeakSessionKey(k4))@t || event(LeakShare(gy))@t || event(LeakShare(x))@t is true. </text:p>
          </table:table-cell>
          <table:table-cell office:value-type="float" office:value="51" calcext:value-type="float">
            <text:p>51</text:p>
          </table:table-cell>
          <table:table-cell table:style-name="ce1" table:formula="of:=IFERROR(IF(FIND(&quot;true&quot;;[.D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(cid_2,m,pkI_8,pkR_8,k4,y1,gx1))@i &amp;&amp; event(AcceptR(cid_2,m,pkI_8,pkR_8,k4,y2,gx2))@j ==&gt; i = j is true. </text:p>
          </table:table-cell>
          <table:table-cell office:value-type="float" office:value="52" calcext:value-type="float">
            <text:p>52</text:p>
          </table:table-cell>
          <table:table-cell table:style-name="ce1" table:formula="of:=IFERROR(IF(FIND(&quot;true&quot;;[.D9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(cid_2,m,pkI_8,pkR_8,k4,y,gx))@i &amp;&amp; attacker(k4)@j &amp;&amp; event(Honest(pkI_8))@k ==&gt; (event(Compromise(pkI_8))@t &amp;&amp; i &gt; t) || event(LeakSessionKey(k4))@t || event(LeakShare(y))@t || event(LeakShare(gx))@t is true. </text:p>
          </table:table-cell>
          <table:table-cell office:value-type="float" office:value="52" calcext:value-type="float">
            <text:p>52</text:p>
          </table:table-cell>
          <table:table-cell table:style-name="ce1" table:formula="of:=IFERROR(IF(FIND(&quot;true&quot;;[.D10]);&quot;true&quot;);&quot;false&quot;)" office:value-type="string" office:string-value="true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nless we have a Neutral check</text:p>
          </table:table-cell>
          <table:table-cell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(cid_2,m,pkI_8,pkR_8,k4,y,gx))@i &amp;&amp; attacker(k4)@j &amp;&amp; event(Honest(pkI_8))@k ==&gt; (event(Compromise(pkI_8))@t &amp;&amp; i &gt; t) || event(LeakSessionKey(k4))@t || event(LeakShare(y))@t || event(LeakShare(gx))@t is true. </text:p>
          </table:table-cell>
          <table:table-cell office:value-type="float" office:value="53" calcext:value-type="float">
            <text:p>53</text:p>
          </table:table-cell>
          <table:table-cell table:style-name="ce1" table:formula="of:=IFERROR(IF(FIND(&quot;true&quot;;[.D11]);&quot;true&quot;);&quot;false&quot;)" office:value-type="string" office:string-value="true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 is never unique.</text:p>
          </table:table-cell>
          <table:table-cell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(cid_2,m,pkI_8,pkR_8,k4,y,gx))@i &amp;&amp; attacker(k4)@j &amp;&amp; event(Honest(pkI_8))@k ==&gt; (event(Compromise(pkI_8))@t &amp;&amp; i &gt; t) || event(LeakSessionKey(k4))@t || event(LeakShare(y))@t || event(LeakShare(gx))@t is true. </text:p>
          </table:table-cell>
          <table:table-cell office:value-type="float" office:value="53" calcext:value-type="float">
            <text:p>53</text:p>
          </table:table-cell>
          <table:table-cell table:style-name="ce1" table:formula="of:=IFERROR(IF(FIND(&quot;true&quot;;[.D12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(cid_2,m,pkI_8,pkR_8,k4,y1,gx1))@i &amp;&amp; event(AcceptR(cid_2,m,pkI_8,pkR_8,k4,y2,gx2))@j ==&gt; i = j is false. </text:p>
          </table:table-cell>
          <table:table-cell office:value-type="float" office:value="56" calcext:value-type="float">
            <text:p>56</text:p>
          </table:table-cell>
          <table:table-cell table:style-name="ce1" table:formula="of:=IFERROR(IF(FIND(&quot;true&quot;;[.D13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(cid_2,m,pkI_8,pkR_8,k4,y1,gx1))@i &amp;&amp; event(AcceptR(cid_2,m,pkI_8,pkR_8,k4,y2,gx2))@j ==&gt; i = j is false. </text:p>
          </table:table-cell>
          <table:table-cell office:value-type="float" office:value="56" calcext:value-type="float">
            <text:p>56</text:p>
          </table:table-cell>
          <table:table-cell table:style-name="ce1" table:formula="of:=IFERROR(IF(FIND(&quot;true&quot;;[.D14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(cid_2,m,pkI_8,pkR_8,k4,y1,gx1))@i &amp;&amp; event(AcceptR(cid_2,m,pkI_8,pkR_8,k4,y2,gx2))@j ==&gt; i = j is false. </text:p>
          </table:table-cell>
          <table:table-cell office:value-type="float" office:value="56" calcext:value-type="float">
            <text:p>56</text:p>
          </table:table-cell>
          <table:table-cell table:style-name="ce1" table:formula="of:=IFERROR(IF(FIND(&quot;true&quot;;[.D15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NeutralCheck -D=WeakestSignature</text:p>
          </table:table-cell>
          <table:table-cell office:value-type="string" calcext:value-type="string">
            <text:p><text:s/>RESULT event(AcceptI(cid_2,m,pkI_8,pkR_8,k3,k4,x,gy))@i &amp;&amp; event(AcceptI(cid_2,m,pkI_8,pkR_8,k3,k4,x2,gy2))@j ==&gt; i = j is true. </text:p>
          </table:table-cell>
          <table:table-cell office:value-type="float" office:value="59" calcext:value-type="float">
            <text:p>59</text:p>
          </table:table-cell>
          <table:table-cell table:style-name="ce1" table:formula="of:=IFERROR(IF(FIND(&quot;true&quot;;[.D16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NeutralCheck -D=WeakestSignature</text:p>
          </table:table-cell>
          <table:table-cell office:value-type="string" calcext:value-type="string">
            <text:p><text:s/>RESULT event(AcceptI(cid_2,m,pkI_8,pkR_8,k3,k4,x,gy))@i &amp;&amp; attacker(k4)@j &amp;&amp; event(Honest(pkR_8))@k ==&gt; (event(Compromise(pkR_8))@t &amp;&amp; i &gt; t) || event(LeakSessionKey(k4))@t || event(LeakShare(gy))@t || event(LeakShare(x))@t is true. </text:p>
          </table:table-cell>
          <table:table-cell office:value-type="float" office:value="60" calcext:value-type="float">
            <text:p>60</text:p>
          </table:table-cell>
          <table:table-cell table:style-name="ce1" table:formula="of:=IFERROR(IF(FIND(&quot;true&quot;;[.D17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NeutralCheck -D=WeakestSignature</text:p>
          </table:table-cell>
          <table:table-cell office:value-type="string" calcext:value-type="string">
            <text:p><text:s/>RESULT event(AcceptR(cid_2,m,pkI_8,pkR_8,k4,y1,gx1))@i &amp;&amp; event(AcceptR(cid_2,m,pkI_8,pkR_8,k4,y2,gx2))@j ==&gt; i = j is true. </text:p>
          </table:table-cell>
          <table:table-cell office:value-type="float" office:value="62" calcext:value-type="float">
            <text:p>62</text:p>
          </table:table-cell>
          <table:table-cell table:style-name="ce1" table:formula="of:=IFERROR(IF(FIND(&quot;true&quot;;[.D1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NeutralCheck -D=WeakestSignature</text:p>
          </table:table-cell>
          <table:table-cell office:value-type="string" calcext:value-type="string">
            <text:p><text:s/>RESULT event(AcceptR(cid_2,m,pkI_8,pkR_8,k4,y,gx))@i &amp;&amp; attacker(k4)@j &amp;&amp; event(Honest(pkI_8))@k ==&gt; (event(Compromise(pkI_8))@t &amp;&amp; i &gt; t) || event(LeakSessionKey(k4))@t || event(LeakShare(y))@t || event(LeakShare(gx))@t is true. </text:p>
          </table:table-cell>
          <table:table-cell office:value-type="float" office:value="64" calcext:value-type="float">
            <text:p>64</text:p>
          </table:table-cell>
          <table:table-cell table:style-name="ce1" table:formula="of:=IFERROR(IF(FIND(&quot;true&quot;;[.D19]);&quot;true&quot;);&quot;false&quot;)" office:value-type="string" office:string-value="true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less we have a Neutral Check</text:p>
          </table:table-cell>
          <table:table-cell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NeutralCheck -D=WeakestSignature -D=LeakSessionKey</text:p>
          </table:table-cell>
          <table:table-cell office:value-type="string" calcext:value-type="string">
            <text:p><text:s/>RESULT event(AcceptI(cid_2,m,pkI_8,pkR_8,k3,k4,x,gy))@i &amp;&amp; attacker(k4)@j &amp;&amp; event(Honest(pkR_8))@k ==&gt; (event(Compromise(pkR_8))@t &amp;&amp; i &gt; t) || event(LeakSessionKey(k4))@t || event(LeakShare(gy))@t || event(LeakShare(x))@t is true. </text:p>
          </table:table-cell>
          <table:table-cell office:value-type="float" office:value="95" calcext:value-type="float">
            <text:p>95</text:p>
          </table:table-cell>
          <table:table-cell table:style-name="ce1" table:formula="of:=IFERROR(IF(FIND(&quot;true&quot;;[.D20]);&quot;true&quot;);&quot;false&quot;)" office:value-type="string" office:string-value="true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ked share allows to rerandomize the signature</text:p>
          </table:table-cell>
          <table:table-cell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NeutralCheck -D=WeakestSignature -D=LeakSessionKey</text:p>
          </table:table-cell>
          <table:table-cell office:value-type="string" calcext:value-type="string">
            <text:p><text:s/>RESULT event(AcceptR(cid_2,m,pkI_8,pkR_8,k4,y1,gx1))@i &amp;&amp; event(AcceptR(cid_2,m,pkI_8,pkR_8,k4,y2,gx2))@j ==&gt; i = j is true. </text:p>
          </table:table-cell>
          <table:table-cell office:value-type="float" office:value="100" calcext:value-type="float">
            <text:p>100</text:p>
          </table:table-cell>
          <table:table-cell table:style-name="ce1" table:formula="of:=IFERROR(IF(FIND(&quot;true&quot;;[.D21]);&quot;true&quot;);&quot;false&quot;)" office:value-type="string" office:string-value="true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hentication mismatch if signature in message_2 is xor malleable → failure of R, which will never compute an answer</text:p>
          </table:table-cell>
          <table:table-cell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NeutralCheck -D=WeakestSignature -D=LeakSessionKey</text:p>
          </table:table-cell>
          <table:table-cell office:value-type="string" calcext:value-type="string">
            <text:p><text:s/>RESULT event(AcceptR(cid_2,m,pkI_8,pkR_8,k4,y,gx))@i &amp;&amp; attacker(k4)@j &amp;&amp; event(Honest(pkI_8))@k ==&gt; (event(Compromise(pkI_8))@t &amp;&amp; i &gt; t) || event(LeakSessionKey(k4))@t || event(LeakShare(y))@t || event(LeakShare(gx))@t is true. </text:p>
          </table:table-cell>
          <table:table-cell office:value-type="float" office:value="102" calcext:value-type="float">
            <text:p>102</text:p>
          </table:table-cell>
          <table:table-cell table:style-name="ce1" table:formula="of:=IFERROR(IF(FIND(&quot;true&quot;;[.D22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I(cid_2,m,pkI_8,pkR_8,k3,k4,x,gy))@i &amp;&amp; attacker(k4)@j &amp;&amp; event(Honest(pkR_8))@k ==&gt; (event(Compromise(pkR_8))@t &amp;&amp; i &gt; t) || event(LeakSessionKey(k4))@t || event(LeakShare(gy))@t || event(LeakShare(x))@t is true. </text:p>
          </table:table-cell>
          <table:table-cell office:value-type="float" office:value="103" calcext:value-type="float">
            <text:p>103</text:p>
          </table:table-cell>
          <table:table-cell table:style-name="ce1" table:formula="of:=IFERROR(IF(FIND(&quot;true&quot;;[.D23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(cid_2,m,pkI_8,pkR_8,k4,y1,gx1))@i &amp;&amp; event(AcceptR(cid_2,m,pkI_8,pkR_8,k4,y2,gx2))@j ==&gt; i = j is false. </text:p>
          </table:table-cell>
          <table:table-cell office:value-type="float" office:value="110" calcext:value-type="float">
            <text:p>110</text:p>
          </table:table-cell>
          <table:table-cell table:style-name="ce1" table:formula="of:=IFERROR(IF(FIND(&quot;true&quot;;[.D24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(cid_2,m,pkI_8,pkR_8,k4,y,gx))@i &amp;&amp; attacker(k4)@j &amp;&amp; event(Honest(pkI_8))@k ==&gt; (event(Compromise(pkI_8))@t &amp;&amp; i &gt; t) || event(LeakSessionKey(k4))@t || event(LeakShare(y))@t || event(LeakShare(gx))@t is true. </text:p>
          </table:table-cell>
          <table:table-cell office:value-type="float" office:value="110" calcext:value-type="float">
            <text:p>110</text:p>
          </table:table-cell>
          <table:table-cell table:style-name="ce1" table:formula="of:=IFERROR(IF(FIND(&quot;true&quot;;[.D25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LeakShare -D=WeakestSignature -D=LeakSessionKey</text:p>
          </table:table-cell>
          <table:table-cell office:value-type="string" calcext:value-type="string">
            <text:p><text:s/>RESULT event(AcceptR(cid_2,m,pkI_8,pkR_8,k4,y1,gx1))@i &amp;&amp; event(AcceptR(cid_2,m,pkI_8,pkR_8,k4,y2,gx2))@j ==&gt; i = j is false. </text:p>
          </table:table-cell>
          <table:table-cell office:value-type="float" office:value="959" calcext:value-type="float">
            <text:p>959</text:p>
          </table:table-cell>
          <table:table-cell table:style-name="ce1" table:formula="of:=IFERROR(IF(FIND(&quot;true&quot;;[.D26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LeakShare -D=WeakestSignature -D=LeakSessionKey</text:p>
          </table:table-cell>
          <table:table-cell office:value-type="string" calcext:value-type="string">
            <text:p><text:s/>RESULT event(AcceptI(cid_2,m,pkI_8,pkR_8,k3,k4,x,gy))@i &amp;&amp; attacker(k4)@j &amp;&amp; event(Honest(pkR_8))@k ==&gt; (event(Compromise(pkR_8))@t &amp;&amp; i &gt; t) || event(LeakSessionKey(k4))@t || event(LeakShare(gy))@t || event(LeakShare(x))@t is true. </text:p>
          </table:table-cell>
          <table:table-cell office:value-type="float" office:value="1306" calcext:value-type="float">
            <text:p>1306</text:p>
          </table:table-cell>
          <table:table-cell table:style-name="ce1" table:formula="of:=IFERROR(IF(FIND(&quot;true&quot;;[.D27]);&quot;true&quot;);&quot;false&quot;)" office:value-type="string" office:string-value="true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LeakShare -D=WeakestSignature -D=LeakSessionKey</text:p>
          </table:table-cell>
          <table:table-cell office:value-type="string" calcext:value-type="string">
            <text:p><text:s/>RESULT event(AcceptR(cid_2,m,pkI_8,pkR_8,k4,y,gx))@i &amp;&amp; attacker(k4)@j &amp;&amp; event(Honest(pkI_8))@k ==&gt; (event(Compromise(pkI_8))@t &amp;&amp; i &gt; t) || event(LeakSessionKey(k4))@t || event(LeakShare(y))@t || event(LeakShare(gx))@t is true. </text:p>
          </table:table-cell>
          <table:table-cell office:value-type="float" office:value="1361" calcext:value-type="float">
            <text:p>1361</text:p>
          </table:table-cell>
          <table:table-cell table:style-name="ce1" table:formula="of:=IFERROR(IF(FIND(&quot;true&quot;;[.D2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LeakShare -D=WeakestSignature -D=LeakSessionKey -D=XorPrecise -D=WeakAEAD</text:p>
          </table:table-cell>
          <table:table-cell office:value-type="string" calcext:value-type="string">
            <text:p><text:s/></text:p>
          </table:table-cell>
          <table:table-cell office:value-type="float" office:value="1837" calcext:value-type="float">
            <text:p>1837</text:p>
          </table:table-cell>
          <table:table-cell table:style-name="ce1"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ked session key allows to rerandomize the aead</text:p>
          </table:table-cell>
          <table:table-cell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LeakShare -D=WeakestSignature -D=LeakSessionKey -D=XorPrecise -D=WeakAEAD</text:p>
          </table:table-cell>
          <table:table-cell office:value-type="string" calcext:value-type="string">
            <text:p><text:s/></text:p>
          </table:table-cell>
          <table:table-cell office:value-type="float" office:value="1838" calcext:value-type="float">
            <text:p>1838</text:p>
          </table:table-cell>
          <table:table-cell table:style-name="ce1"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randomize aead</text:p>
          </table:table-cell>
          <table:table-cell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LeakShare -D=WeakestSignature -D=LeakSessionKey -D=XorPrecise -D=WeakAEAD</text:p>
          </table:table-cell>
          <table:table-cell office:value-type="string" calcext:value-type="string">
            <text:p><text:s/></text:p>
          </table:table-cell>
          <table:table-cell office:value-type="float" office:value="1844" calcext:value-type="float">
            <text:p>1844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I(cid_2,m,pkI_8,pkR_8,k3,k4,x,gy))@i &amp;&amp; event(AcceptI(cid_2,m,pkI_8,pkR_8,k3,k4,x2,gy2))@j ==&gt; i = j is false. </text:p>
          </table:table-cell>
          <table:table-cell office:value-type="float" office:value="53" calcext:value-type="float">
            <text:p>53</text:p>
          </table:table-cell>
          <table:table-cell table:style-name="ce1" table:formula="of:=IFERROR(IF(FIND(&quot;true&quot;;[.D32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I(cid_2,m,pkI_8,pkR_8,k3,k4,x,gy))@i &amp;&amp; event(AcceptI(cid_2,m,pkI_8,pkR_8,k3,k4,x2,gy2))@j ==&gt; i = j is false. </text:p>
          </table:table-cell>
          <table:table-cell office:value-type="float" office:value="53" calcext:value-type="float">
            <text:p>53</text:p>
          </table:table-cell>
          <table:table-cell table:style-name="ce1" table:formula="of:=IFERROR(IF(FIND(&quot;true&quot;;[.D33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) || event(Compromise(pkI_8))@t || (event(LeakShare(y))@t &amp;&amp; (m = method_two || m = method_three)) is true. </text:p>
          </table:table-cell>
          <table:table-cell office:value-type="float" office:value="55" calcext:value-type="float">
            <text:p>55</text:p>
          </table:table-cell>
          <table:table-cell table:style-name="ce1" table:formula="of:=IFERROR(IF(FIND(&quot;true&quot;;[.D34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 &amp;&amp; cid_2 ≠ cid2) || event(Compromise(pkI_8))@t || (event(LeakShare(y))@t &amp;&amp; (m = method_two || m = method_three)) || event(LeakShare(gx))@t is false. </text:p>
          </table:table-cell>
          <table:table-cell office:value-type="float" office:value="55" calcext:value-type="float">
            <text:p>55</text:p>
          </table:table-cell>
          <table:table-cell table:style-name="ce1" table:formula="of:=IFERROR(IF(FIND(&quot;true&quot;;[.D35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) || event(Compromise(pkI_8))@t || (event(LeakShare(y))@t &amp;&amp; (m = method_two || m = method_three)) is true. </text:p>
          </table:table-cell>
          <table:table-cell office:value-type="float" office:value="55" calcext:value-type="float">
            <text:p>55</text:p>
          </table:table-cell>
          <table:table-cell table:style-name="ce1" table:formula="of:=IFERROR(IF(FIND(&quot;true&quot;;[.D36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) || event(Compromise(pkI_8))@t || (event(LeakShare(y))@t &amp;&amp; (m = method_two || m = method_three)) is true. </text:p>
          </table:table-cell>
          <table:table-cell office:value-type="float" office:value="55" calcext:value-type="float">
            <text:p>55</text:p>
          </table:table-cell>
          <table:table-cell table:style-name="ce1" table:formula="of:=IFERROR(IF(FIND(&quot;true&quot;;[.D37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) || event(Compromise(pkI_8))@t || (event(LeakShare(y))@t &amp;&amp; (m = method_two || m = method_three)) is true. </text:p>
          </table:table-cell>
          <table:table-cell office:value-type="float" office:value="56" calcext:value-type="float">
            <text:p>56</text:p>
          </table:table-cell>
          <table:table-cell table:style-name="ce1" table:formula="of:=IFERROR(IF(FIND(&quot;true&quot;;[.D38]);&quot;true&quot;);&quot;false&quot;)" office:value-type="string" office:string-value="true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 recomputation attack</text:p>
          </table:table-cell>
          <table:table-cell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 &amp;&amp; cid_2 ≠ cid2) || event(Compromise(pkI_8))@t || (event(LeakShare(y))@t &amp;&amp; (m = method_two || m = method_three)) || event(LeakShare(gx))@t is false. </text:p>
          </table:table-cell>
          <table:table-cell office:value-type="float" office:value="55" calcext:value-type="float">
            <text:p>55</text:p>
          </table:table-cell>
          <table:table-cell table:style-name="ce1" table:formula="of:=IFERROR(IF(FIND(&quot;true&quot;;[.D39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 &amp;&amp; cid_2 ≠ cid2) || event(Compromise(pkI_8))@t || (event(LeakShare(y))@t &amp;&amp; (m = method_two || m = method_three)) || event(LeakShare(gx))@t is true. </text:p>
          </table:table-cell>
          <table:table-cell office:value-type="float" office:value="56" calcext:value-type="float">
            <text:p>56</text:p>
          </table:table-cell>
          <table:table-cell table:style-name="ce1" table:formula="of:=IFERROR(IF(FIND(&quot;true&quot;;[.D40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NeutralCheck -D=WeakestSignature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 &amp;&amp; cid_2 ≠ cid2) || event(Compromise(pkI_8))@t || (event(LeakShare(y))@t &amp;&amp; (m = method_two || m = method_three)) || event(LeakShare(gx))@t is false. </text:p>
          </table:table-cell>
          <table:table-cell office:value-type="float" office:value="63" calcext:value-type="float">
            <text:p>63</text:p>
          </table:table-cell>
          <table:table-cell table:style-name="ce1" table:formula="of:=IFERROR(IF(FIND(&quot;true&quot;;[.D41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NeutralCheck -D=WeakestSignature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) || event(Compromise(pkI_8))@t || (event(LeakShare(y))@t &amp;&amp; (m = method_two || m = method_three)) is true. </text:p>
          </table:table-cell>
          <table:table-cell office:value-type="float" office:value="65" calcext:value-type="float">
            <text:p>65</text:p>
          </table:table-cell>
          <table:table-cell table:style-name="ce1" table:formula="of:=IFERROR(IF(FIND(&quot;true&quot;;[.D42]);&quot;true&quot;);&quot;false&quot;)" office:value-type="string" office:string-value="true" calcext:value-type="string">
            <text:p>true</text:p>
          </table:table-cell>
          <table:table-cell/>
          <table:table-cell table:formula="of:=SUM([.E1:.E5000])/3600" office:value-type="float" office:value="20.5955555555556" calcext:value-type="float">
            <text:p>20.5955555555556</text:p>
          </table:table-cell>
          <table:table-cell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NeutralCheck -D=WeakestSignature -D=LeakSessionKey</text:p>
          </table:table-cell>
          <table:table-cell office:value-type="string" calcext:value-type="string">
            <text:p><text:s/>RESULT event(AcceptI(cid_2,m,pkI_8,pkR_8,k3,k4,x,gy))@i &amp;&amp; event(AcceptI(cid_2,m,pkI_8,pkR_8,k3,k4,x2,gy2))@j ==&gt; i = j is true. </text:p>
          </table:table-cell>
          <table:table-cell office:value-type="float" office:value="95" calcext:value-type="float">
            <text:p>95</text:p>
          </table:table-cell>
          <table:table-cell table:style-name="ce1" table:formula="of:=IFERROR(IF(FIND(&quot;true&quot;;[.D43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I(cid_2,m,pkI_8,pkR_8,k3,k4,x,gy))@i &amp;&amp; event(AcceptI(cid_2,m,pkI_8,pkR_8,k3,k4,x2,gy2))@j ==&gt; i = j is false. </text:p>
          </table:table-cell>
          <table:table-cell office:value-type="float" office:value="99" calcext:value-type="float">
            <text:p>99</text:p>
          </table:table-cell>
          <table:table-cell table:style-name="ce1" table:formula="of:=IFERROR(IF(FIND(&quot;true&quot;;[.D44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NeutralCheck -D=WeakestSignature -D=LeakSessionKey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 &amp;&amp; cid_2 ≠ cid2) || event(Compromise(pkI_8))@t || (event(LeakShare(y))@t &amp;&amp; (m = method_two || m = method_three)) || event(LeakShare(gx))@t is false. </text:p>
          </table:table-cell>
          <table:table-cell office:value-type="float" office:value="99" calcext:value-type="float">
            <text:p>99</text:p>
          </table:table-cell>
          <table:table-cell table:style-name="ce1" table:formula="of:=IFERROR(IF(FIND(&quot;true&quot;;[.D45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NeutralCheck -D=WeakestSignature -D=LeakSessionKey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) || event(Compromise(pkI_8))@t || (event(LeakShare(y))@t &amp;&amp; (m = method_two || m = method_three)) is true. </text:p>
          </table:table-cell>
          <table:table-cell office:value-type="float" office:value="101" calcext:value-type="float">
            <text:p>101</text:p>
          </table:table-cell>
          <table:table-cell table:style-name="ce1" table:formula="of:=IFERROR(IF(FIND(&quot;true&quot;;[.D46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) || event(Compromise(pkI_8))@t || (event(LeakShare(y))@t &amp;&amp; (m = method_two || m = method_three)) is true. </text:p>
          </table:table-cell>
          <table:table-cell office:value-type="float" office:value="108" calcext:value-type="float">
            <text:p>108</text:p>
          </table:table-cell>
          <table:table-cell table:style-name="ce1" table:formula="of:=IFERROR(IF(FIND(&quot;true&quot;;[.D47]);&quot;true&quot;);&quot;false&quot;)" office:value-type="string" office:string-value="true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LeakShare -D=WeakestSignature -D=LeakSessionKey</text:p>
          </table:table-cell>
          <table:table-cell office:value-type="string" calcext:value-type="string">
            <text:p><text:s/>RESULT event(AcceptI(cid_2,m,pkI_8,pkR_8,k3,k4,x,gy))@i &amp;&amp; event(AcceptI(cid_2,m,pkI_8,pkR_8,k3,k4,x2,gy2))@j ==&gt; i = j is false. </text:p>
          </table:table-cell>
          <table:table-cell office:value-type="float" office:value="798" calcext:value-type="float">
            <text:p>798</text:p>
          </table:table-cell>
          <table:table-cell table:style-name="ce1" table:formula="of:=IFERROR(IF(FIND(&quot;true&quot;;[.D48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LeakShare -D=WeakestSignature -D=LeakSessionKey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 &amp;&amp; cid_2 ≠ cid2) || event(Compromise(pkI_8))@t || (event(LeakShare(y))@t &amp;&amp; (m = method_two || m = method_three)) || event(LeakShare(gx))@t is false. </text:p>
          </table:table-cell>
          <table:table-cell office:value-type="float" office:value="882" calcext:value-type="float">
            <text:p>882</text:p>
          </table:table-cell>
          <table:table-cell table:style-name="ce1" table:formula="of:=IFERROR(IF(FIND(&quot;true&quot;;[.D49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LeakShare -D=WeakestSignature -D=LeakSessionKey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) || event(Compromise(pkI_8))@t || (event(LeakShare(y))@t &amp;&amp; (m = method_two || m = method_three)) is false. </text:p>
          </table:table-cell>
          <table:table-cell office:value-type="float" office:value="882" calcext:value-type="float">
            <text:p>882</text:p>
          </table:table-cell>
          <table:table-cell table:style-name="ce1" table:formula="of:=IFERROR(IF(FIND(&quot;true&quot;;[.D50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LeakShare -D=WeakestSignature -D=LeakSessionKey -D=XorPrecise -D=WeakAEAD</text:p>
          </table:table-cell>
          <table:table-cell office:value-type="string" calcext:value-type="string">
            <text:p><text:s/></text:p>
          </table:table-cell>
          <table:table-cell office:value-type="float" office:value="1844" calcext:value-type="float">
            <text:p>1844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LeakShare -D=WeakestSignature -D=LeakSessionKey -D=XorPrecise -D=WeakAEAD</text:p>
          </table:table-cell>
          <table:table-cell office:value-type="string" calcext:value-type="string">
            <text:p><text:s/></text:p>
          </table:table-cell>
          <table:table-cell office:value-type="float" office:value="1847" calcext:value-type="float">
            <text:p>1847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IData(PRK_4x3m_8,method_2,pkI_8,pkR_8,x,gy,(TH_2,(TH_3,(TH_4,(suitesI_2,(EAD_1,(EAD_2,(EAD_3,(m1_2,(m2_5,m3)))))))))))@i &amp;&amp; event(Honest(pkR_8))@j ==&gt; (i &gt; l &amp;&amp; event(SendRData(method_2,pkR_8,(TH_2,(suitesI_2,(EAD_1,(EAD_2,(m11,m22)))))))@l) || (i &gt; l &amp;&amp; event(Compromise(pkR_8))@l) || (event(LeakShare(x))@l &amp;&amp; (method_2 = method_two || method_2 = method_three)) is true. </text:p>
          </table:table-cell>
          <table:table-cell office:value-type="float" office:value="55" calcext:value-type="float">
            <text:p>55</text:p>
          </table:table-cell>
          <table:table-cell table:style-name="ce1" table:formula="of:=IFERROR(IF(FIND(&quot;true&quot;;[.D53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IData(PRK_4x3m_8,method_2,pkI_8,pkR_8,x,gy,(TH_2,(TH_3,(TH_4,(suitesI_2,(EAD_1,(EAD_2,(EAD_3,(m1_2,(m2_5,m3)))))))))))@i &amp;&amp; event(Honest(pkR_8))@j ==&gt; (i &gt; l &amp;&amp; event(SendRData(method_2,pkR_8,(TH_2,(suitesI_2,(EAD_1,(EAD_2,(m11,m22)))))))@l) || (i &gt; l &amp;&amp; event(Compromise(pkR_8))@l) || (event(LeakShare(x))@l &amp;&amp; (method_2 = method_two || method_2 = method_three)) is true. </text:p>
          </table:table-cell>
          <table:table-cell office:value-type="float" office:value="55" calcext:value-type="float">
            <text:p>55</text:p>
          </table:table-cell>
          <table:table-cell table:style-name="ce1" table:formula="of:=IFERROR(IF(FIND(&quot;true&quot;;[.D54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IData(PRK_4x3m_8,method_2,pkI_8,pkR_8,x,gy,(TH_2,(TH_3,(TH_4,(suitesI_2,(EAD_1,(EAD_2,(EAD_3,(m1_2,(m2_5,m3)))))))))))@i &amp;&amp; event(Honest(pkR_8))@j ==&gt; (i &gt; l &amp;&amp; event(SendRData(method_2,pkR_8,(TH_2,(suitesI_2,(EAD_1,(EAD_2,(m11,m22)))))))@l) || (i &gt; l &amp;&amp; event(Compromise(pkR_8))@l) || (event(LeakShare(x))@l &amp;&amp; (method_2 = method_two || method_2 = method_three)) is true. </text:p>
          </table:table-cell>
          <table:table-cell office:value-type="float" office:value="55" calcext:value-type="float">
            <text:p>55</text:p>
          </table:table-cell>
          <table:table-cell table:style-name="ce1" table:formula="of:=IFERROR(IF(FIND(&quot;true&quot;;[.D55]);&quot;true&quot;);&quot;false&quot;)" office:value-type="string" office:string-value="true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IData(PRK_4x3m_8,method_2,pkI_8,pkR_8,x,gy,(TH_2,(TH_3,(TH_4,(suitesI_2,(EAD_1,(EAD_2,(EAD_3,(m1_2,(m2_5,m3)))))))))))@i &amp;&amp; event(Honest(pkR_8))@j ==&gt; (i &gt; l &amp;&amp; event(SendRData(method_2,pkR_8,(TH_2,(suitesI_2,(EAD_1,(EAD_2,(m11,m22)))))))@l) || (i &gt; l &amp;&amp; event(Compromise(pkR_8))@l) || (event(LeakShare(x))@l &amp;&amp; (method_2 = method_two || method_2 = method_three)) is true. </text:p>
          </table:table-cell>
          <table:table-cell office:value-type="float" office:value="56" calcext:value-type="float">
            <text:p>56</text:p>
          </table:table-cell>
          <table:table-cell table:style-name="ce1" table:formula="of:=IFERROR(IF(FIND(&quot;true&quot;;[.D56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 &amp;&amp; cid_2 ≠ cid2) || event(Compromise(pkI_8))@t || (event(LeakShare(y))@t &amp;&amp; (m = method_two || m = method_three)) || event(LeakShare(gx))@t is false. </text:p>
          </table:table-cell>
          <table:table-cell office:value-type="float" office:value="58" calcext:value-type="float">
            <text:p>58</text:p>
          </table:table-cell>
          <table:table-cell table:style-name="ce1" table:formula="of:=IFERROR(IF(FIND(&quot;true&quot;;[.D57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Data(PRK_4x3m_8,method_2,pkI_8,pkR_8,y,gx,(TH_2,(TH_3,(TH_4,(suitesI_2,(EAD_1,(EAD_2,(EAD_3,(m1_2,(m2_5,m3)))))))))))@i &amp;&amp; event(Honest(pkI_8))@j ==&gt; (i &gt; l &amp;&amp; event(AcceptIData(PRK_4x3m_8,method_2,pkI_8,pkR_8,x,gy,(TH_2,(TH_3,(TH_4,(suitesI_2,(EAD_1,(EAD_2,(EAD_3,(m11,(m22,m33)))))))))))@l) || (i &gt; l &amp;&amp; event(Compromise(pkI_8))@l) || (event(LeakShare(y))@l &amp;&amp; (method_2 = method_two || method_2 = method_three)) is true. </text:p>
          </table:table-cell>
          <table:table-cell office:value-type="float" office:value="60" calcext:value-type="float">
            <text:p>60</text:p>
          </table:table-cell>
          <table:table-cell table:style-name="ce1" table:formula="of:=IFERROR(IF(FIND(&quot;true&quot;;[.D58]);&quot;true&quot;);&quot;false&quot;)" office:value-type="string" office:string-value="true" calcext:value-type="string">
            <text:p>true</text:p>
          </table:table-cell>
          <table:table-cell table:number-columns-repeated="2"/>
          <table:table-cell table:formula="of:=COUNTIF([.F1:.FI500];&quot;=TO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Data(PRK_4x3m_8,method_2,pkI_8,pkR_8,y,gx,(TH_2,(TH_3,(TH_4,(suitesI_2,(EAD_1,(EAD_2,(EAD_3,(m1_2,(m2_5,m3)))))))))))@i &amp;&amp; event(Honest(pkI_8))@j ==&gt; (i &gt; l &amp;&amp; event(AcceptIData(PRK_4x3m_8,method_2,pkI_8,pkR_8,x,gy,(TH_2,(TH_3,(TH_4,(suitesI_2,(EAD_1,(EAD_2,(EAD_3,(m11,(m22,m33)))))))))))@l) || (i &gt; l &amp;&amp; event(Compromise(pkI_8))@l) || (event(LeakShare(y))@l &amp;&amp; (method_2 = method_two || method_2 = method_three)) is true. </text:p>
          </table:table-cell>
          <table:table-cell office:value-type="float" office:value="61" calcext:value-type="float">
            <text:p>61</text:p>
          </table:table-cell>
          <table:table-cell table:style-name="ce1" table:formula="of:=IFERROR(IF(FIND(&quot;true&quot;;[.D59]);&quot;true&quot;);&quot;false&quot;)" office:value-type="string" office:string-value="true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NeutralCheck -D=WeakestSignature</text:p>
          </table:table-cell>
          <table:table-cell office:value-type="string" calcext:value-type="string">
            <text:p><text:s/>RESULT event(AcceptIData(PRK_4x3m_8,method_2,pkI_8,pkR_8,x,gy,(TH_2,(TH_3,(TH_4,(suitesI_2,(EAD_1,(EAD_2,(EAD_3,(m1_3,(m2_6,m3)))))))))))@i &amp;&amp; event(Honest(pkR_8))@j ==&gt; (i &gt; l &amp;&amp; event(SendRData(method_2,pkR_8,(TH_2,(suitesI_2,(EAD_1,(EAD_2,(m11,m22)))))))@l) || (i &gt; l &amp;&amp; event(Compromise(pkR_8))@l) || (event(LeakShare(x))@l &amp;&amp; (method_2 = method_two || method_2 = method_three)) is true. </text:p>
          </table:table-cell>
          <table:table-cell office:value-type="float" office:value="61" calcext:value-type="float">
            <text:p>61</text:p>
          </table:table-cell>
          <table:table-cell table:style-name="ce1" table:formula="of:=IFERROR(IF(FIND(&quot;true&quot;;[.D60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Data(PRK_4x3m_8,method_2,pkI_8,pkR_8,y,gx,(TH_2,(TH_3,(TH_4,(suitesI_2,(EAD_1,(EAD_2,(EAD_3,(m1_2,(m2_5,m3)))))))))))@i &amp;&amp; event(Honest(pkI_8))@j ==&gt; (i &gt; l &amp;&amp; event(AcceptIData(PRK_4x3m_8,method_2,pkI_8,pkR_8,x,gy,(TH_2,(TH_3,(TH_4,(suitesI_2,(EAD_1,(EAD_2,(EAD_3,(m11,(m22,m33)))))))))))@l) || (i &gt; l &amp;&amp; event(Compromise(pkI_8))@l) || (event(LeakShare(y))@l &amp;&amp; (method_2 = method_two || method_2 = method_three)) is true. </text:p>
          </table:table-cell>
          <table:table-cell office:value-type="float" office:value="62" calcext:value-type="float">
            <text:p>62</text:p>
          </table:table-cell>
          <table:table-cell table:style-name="ce1" table:formula="of:=IFERROR(IF(FIND(&quot;true&quot;;[.D61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Data(PRK_4x3m_8,method_2,pkI_8,pkR_8,y,gx,(TH_2,(TH_3,(TH_4,(suitesI_2,(EAD_1,(EAD_2,(EAD_3,(m1_2,(m2_5,m3)))))))))))@i &amp;&amp; event(Honest(pkI_8))@j ==&gt; (i &gt; l &amp;&amp; event(AcceptIData(PRK_4x3m_8,method_2,pkI_8,pkR_8,x,gy,(TH_2,(TH_3,(TH_4,(suitesI_2,(EAD_1,(EAD_2,(EAD_3,(m11,(m22,m33)))))))))))@l) || (i &gt; l &amp;&amp; event(Compromise(pkI_8))@l) || (event(LeakShare(y))@l &amp;&amp; (method_2 = method_two || method_2 = method_three)) is false. </text:p>
          </table:table-cell>
          <table:table-cell office:value-type="float" office:value="65" calcext:value-type="float">
            <text:p>65</text:p>
          </table:table-cell>
          <table:table-cell table:style-name="ce1" table:formula="of:=IFERROR(IF(FIND(&quot;true&quot;;[.D62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IData(PRK_4x3m_8,method_2,pkI_8,pkR_8,x,gy,(TH_2,(TH_3,(TH_4,(suitesI_2,(EAD_1,(EAD_2,(EAD_3,(m1_2,(m2_5,m3)))))))))))@i &amp;&amp; event(Honest(pkR_8))@j ==&gt; (i &gt; l &amp;&amp; event(SendRData(method_2,pkR_8,(TH_2,(suitesI_2,(EAD_1,(EAD_2,(m11,m22)))))))@l) || (i &gt; l &amp;&amp; event(Compromise(pkR_8))@l) || (event(LeakShare(x))@l &amp;&amp; (method_2 = method_two || method_2 = method_three)) is true. </text:p>
          </table:table-cell>
          <table:table-cell office:value-type="float" office:value="73" calcext:value-type="float">
            <text:p>73</text:p>
          </table:table-cell>
          <table:table-cell table:style-name="ce1" table:formula="of:=IFERROR(IF(FIND(&quot;true&quot;;[.D63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NeutralCheck -D=WeakestSignature</text:p>
          </table:table-cell>
          <table:table-cell office:value-type="string" calcext:value-type="string">
            <text:p><text:s/>RESULT event(AcceptRData(PRK_4x3m_8,method_2,pkI_8,pkR_8,y,gx,(TH_2,(TH_3,(TH_4,(suitesI_2,(EAD_1,(EAD_2,(EAD_3,(m1_3,(m2_6,m3)))))))))))@i &amp;&amp; event(Honest(pkI_8))@j ==&gt; (i &gt; l &amp;&amp; event(AcceptIData(PRK_4x3m_8,method_2,pkI_8,pkR_8,x,gy,(TH_2,(TH_3,(TH_4,(suitesI_2,(EAD_1,(EAD_2,(EAD_3,(m11,(m22,m33)))))))))))@l) || (i &gt; l &amp;&amp; event(Compromise(pkI_8))@l) || (event(LeakShare(y))@l &amp;&amp; (method_2 = method_two || method_2 = method_three)) is true. </text:p>
          </table:table-cell>
          <table:table-cell office:value-type="float" office:value="77" calcext:value-type="float">
            <text:p>77</text:p>
          </table:table-cell>
          <table:table-cell table:style-name="ce1" table:formula="of:=IFERROR(IF(FIND(&quot;true&quot;;[.D64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NeutralCheck -D=WeakestSignature -D=LeakSessionKey</text:p>
          </table:table-cell>
          <table:table-cell office:value-type="string" calcext:value-type="string">
            <text:p><text:s/>RESULT event(AcceptIData(PRK_4x3m_8,method_2,pkI_8,pkR_8,x,gy,(TH_2,(TH_3,(TH_4,(suitesI_2,(EAD_1,(EAD_2,(EAD_3,(m1_3,(m2_6,m3)))))))))))@i &amp;&amp; event(Honest(pkR_8))@j ==&gt; (i &gt; l &amp;&amp; event(SendRData(method_2,pkR_8,(TH_2,(suitesI_2,(EAD_1,(EAD_2,(m11,m22)))))))@l) || (i &gt; l &amp;&amp; event(Compromise(pkR_8))@l) || (event(LeakShare(x))@l &amp;&amp; (method_2 = method_two || method_2 = method_three)) is true. </text:p>
          </table:table-cell>
          <table:table-cell office:value-type="float" office:value="79" calcext:value-type="float">
            <text:p>79</text:p>
          </table:table-cell>
          <table:table-cell table:style-name="ce1" table:formula="of:=IFERROR(IF(FIND(&quot;true&quot;;[.D65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 &amp;&amp; cid_2 ≠ cid2) || event(Compromise(pkI_8))@t || (event(LeakShare(y))@t &amp;&amp; (m = method_two || m = method_three)) || event(LeakShare(gx))@t is false. </text:p>
          </table:table-cell>
          <table:table-cell office:value-type="float" office:value="104" calcext:value-type="float">
            <text:p>104</text:p>
          </table:table-cell>
          <table:table-cell table:style-name="ce1" table:formula="of:=IFERROR(IF(FIND(&quot;true&quot;;[.D66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Data(PRK_4x3m_8,method_2,pkI_8,pkR_8,y,gx,(TH_2,(TH_3,(TH_4,(suitesI_2,(EAD_1,(EAD_2,(EAD_3,(m1_2,(m2_5,m3)))))))))))@i &amp;&amp; event(Honest(pkI_8))@j ==&gt; (i &gt; l &amp;&amp; event(AcceptIData(PRK_4x3m_8,method_2,pkI_8,pkR_8,x,gy,(TH_2,(TH_3,(TH_4,(suitesI_2,(EAD_1,(EAD_2,(EAD_3,(m11,(m22,m33)))))))))))@l) || (i &gt; l &amp;&amp; event(Compromise(pkI_8))@l) || (event(LeakShare(y))@l &amp;&amp; (method_2 = method_two || method_2 = method_three)) is true. </text:p>
          </table:table-cell>
          <table:table-cell office:value-type="float" office:value="154" calcext:value-type="float">
            <text:p>154</text:p>
          </table:table-cell>
          <table:table-cell table:style-name="ce1" table:formula="of:=IFERROR(IF(FIND(&quot;true&quot;;[.D67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NeutralCheck -D=WeakestSignature -D=LeakSessionKey</text:p>
          </table:table-cell>
          <table:table-cell office:value-type="string" calcext:value-type="string">
            <text:p><text:s/>RESULT event(AcceptRData(PRK_4x3m_8,method_2,pkI_8,pkR_8,y,gx,(TH_2,(TH_3,(TH_4,(suitesI_2,(EAD_1,(EAD_2,(EAD_3,(m1_3,(m2_6,m3)))))))))))@i &amp;&amp; event(Honest(pkI_8))@j ==&gt; (i &gt; l &amp;&amp; event(AcceptIData(PRK_4x3m_8,method_2,pkI_8,pkR_8,x,gy,(TH_2,(TH_3,(TH_4,(suitesI_2,(EAD_1,(EAD_2,(EAD_3,(m11,(m22,m33)))))))))))@l) || (i &gt; l &amp;&amp; event(Compromise(pkI_8))@l) || (event(LeakShare(y))@l &amp;&amp; (method_2 = method_two || method_2 = method_three)) is false. </text:p>
          </table:table-cell>
          <table:table-cell office:value-type="float" office:value="161" calcext:value-type="float">
            <text:p>161</text:p>
          </table:table-cell>
          <table:table-cell table:style-name="ce1" table:formula="of:=IFERROR(IF(FIND(&quot;true&quot;;[.D68]);&quot;true&quot;);&quot;false&quot;)" office:value-type="string" office:string-value="false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LeakShare -D=WeakestSignature -D=LeakSessionKey</text:p>
          </table:table-cell>
          <table:table-cell office:value-type="string" calcext:value-type="string">
            <text:p><text:s/>RESULT event(AcceptIData(PRK_4x3m_8,method_2,pkI_8,pkR_8,x,gy,(TH_2,(TH_3,(TH_4,(suitesI_2,(EAD_1,(EAD_2,(EAD_3,(m1_3,(m2_6,m3)))))))))))@i &amp;&amp; event(Honest(pkR_8))@j ==&gt; (i &gt; l &amp;&amp; event(SendRData(method_2,pkR_8,(TH_2,(suitesI_2,(EAD_1,(EAD_2,(m11,m22)))))))@l) || (i &gt; l &amp;&amp; event(Compromise(pkR_8))@l) || (event(LeakShare(x))@l &amp;&amp; (method_2 = method_two || method_2 = method_three)) is false. </text:p>
          </table:table-cell>
          <table:table-cell office:value-type="float" office:value="229" calcext:value-type="float">
            <text:p>229</text:p>
          </table:table-cell>
          <table:table-cell table:style-name="ce1" table:formula="of:=IFERROR(IF(FIND(&quot;true&quot;;[.D69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LeakShare -D=WeakestSignature -D=LeakSessionKey</text:p>
          </table:table-cell>
          <table:table-cell office:value-type="string" calcext:value-type="string">
            <text:p><text:s/>RESULT event(AcceptRData(PRK_4x3m_8,method_2,pkI_8,pkR_8,y,gx,(TH_2,(TH_3,(TH_4,(suitesI_2,(EAD_1,(EAD_2,(EAD_3,(m1_3,(m2_6,m3)))))))))))@i &amp;&amp; event(Honest(pkI_8))@j ==&gt; (i &gt; l &amp;&amp; event(AcceptIData(PRK_4x3m_8,method_2,pkI_8,pkR_8,x,gy,(TH_2,(TH_3,(TH_4,(suitesI_2,(EAD_1,(EAD_2,(EAD_3,(m11,(m22,m33)))))))))))@l) || (i &gt; l &amp;&amp; event(Compromise(pkI_8))@l) || (event(LeakShare(y))@l &amp;&amp; (method_2 = method_two || method_2 = method_three)) is false. </text:p>
          </table:table-cell>
          <table:table-cell office:value-type="float" office:value="1361" calcext:value-type="float">
            <text:p>1361</text:p>
          </table:table-cell>
          <table:table-cell table:style-name="ce1" table:formula="of:=IFERROR(IF(FIND(&quot;true&quot;;[.D70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LeakShare -D=WeakestSignature -D=LeakSessionKey -D=XorPrecise -D=WeakAEAD</text:p>
          </table:table-cell>
          <table:table-cell office:value-type="string" calcext:value-type="string">
            <text:p><text:s/></text:p>
          </table:table-cell>
          <table:table-cell office:value-type="float" office:value="1847" calcext:value-type="float">
            <text:p>1847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LeakShare -D=WeakestSignature -D=LeakSessionKey -D=XorPrecise -D=WeakAEAD</text:p>
          </table:table-cell>
          <table:table-cell office:value-type="string" calcext:value-type="string">
            <text:p><text:s/></text:p>
          </table:table-cell>
          <table:table-cell office:value-type="float" office:value="1849" calcext:value-type="float">
            <text:p>1849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LeakShare -D=WeakestSignature -D=LeakSessionKey -D=XorPrecise -D=WeakAEAD</text:p>
          </table:table-cell>
          <table:table-cell office:value-type="string" calcext:value-type="string">
            <text:p><text:s/></text:p>
          </table:table-cell>
          <table:table-cell office:value-type="float" office:value="1850" calcext:value-type="float">
            <text:p>1850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I(cid_2,m,pkI_2,pkR_2,k3,k4,x,gy))@i &amp;&amp; attacker(k4)@j &amp;&amp; event(Honest(pkR_2))@k ==&gt; (event(Compromise(pkR_2))@t &amp;&amp; i &gt; t) || event(LeakSessionKey(k4))@t || event(LeakShare(gy))@t || event(LeakShare(x))@t is true. </text:p>
          </table:table-cell>
          <table:table-cell office:value-type="float" office:value="22" calcext:value-type="float">
            <text:p>22</text:p>
          </table:table-cell>
          <table:table-cell table:style-name="ce1" table:formula="of:=IFERROR(IF(FIND(&quot;true&quot;;[.D74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I(cid_2,m,pkI_2,pkR_2,k3,k4,x,gy))@i &amp;&amp; attacker(k4)@j &amp;&amp; event(Honest(pkR_2))@k ==&gt; (event(Compromise(pkR_2))@t &amp;&amp; i &gt; t) || event(LeakSessionKey(k4))@t || event(LeakShare(gy))@t || event(LeakShare(x))@t is true. </text:p>
          </table:table-cell>
          <table:table-cell office:value-type="float" office:value="23" calcext:value-type="float">
            <text:p>23</text:p>
          </table:table-cell>
          <table:table-cell table:style-name="ce1" table:formula="of:=IFERROR(IF(FIND(&quot;true&quot;;[.D75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I(cid_2,m,pkI_2,pkR_2,k3,k4,x,gy))@i &amp;&amp; event(AcceptI(cid_2,m,pkI_2,pkR_2,k3,k4,x2,gy2))@j ==&gt; i = j is false. </text:p>
          </table:table-cell>
          <table:table-cell office:value-type="float" office:value="23" calcext:value-type="float">
            <text:p>23</text:p>
          </table:table-cell>
          <table:table-cell table:style-name="ce1" table:formula="of:=IFERROR(IF(FIND(&quot;true&quot;;[.D76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(cid_2,m,pkI_2,pkR_2,k4,y1,gx1))@i &amp;&amp; event(AcceptR(cid_2,m,pkI_2,pkR_2,k4,y2,gx2))@j ==&gt; i = j is tru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77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I(cid_2,m,pkI_2,pkR_2,k3,k4,x,gy))@i &amp;&amp; event(AcceptI(cid_2,m,pkI_2,pkR_2,k3,k4,x2,gy2))@j ==&gt; i = j is fals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78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(cid_2,m,pkI_2,pkR_2,k4,y,gx))@i &amp;&amp; attacker(k4)@j &amp;&amp; event(Honest(pkI_2))@k ==&gt; (event(Compromise(pkI_2))@t &amp;&amp; i &gt; t) || event(LeakSessionKey(k4))@t || event(LeakShare(y))@t || event(LeakShare(gx))@t is tru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79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I(cid_2,m,pkI_2,pkR_2,k3,k4,x,gy))@i &amp;&amp; attacker(k4)@j &amp;&amp; event(Honest(pkR_2))@k ==&gt; (event(Compromise(pkR_2))@t &amp;&amp; i &gt; t) || event(LeakSessionKey(k4))@t || event(LeakShare(gy))@t || event(LeakShare(x))@t is tru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80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NeutralCheck -D=WeakestSignature</text:p>
          </table:table-cell>
          <table:table-cell office:value-type="string" calcext:value-type="string">
            <text:p><text:s/>RESULT event(AcceptI(cid_2,m,pkI_2,pkR_2,k3,k4,x,gy))@i &amp;&amp; event(AcceptI(cid_2,m,pkI_2,pkR_2,k3,k4,x2,gy2))@j ==&gt; i = j is fals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81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I(cid_2,m,pkI_2,pkR_2,k3,k4,x,gy))@i &amp;&amp; attacker(k4)@j &amp;&amp; event(Honest(pkR_2))@k ==&gt; (event(Compromise(pkR_2))@t &amp;&amp; i &gt; t) || event(LeakSessionKey(k4))@t || event(LeakShare(gy))@t || event(LeakShare(x))@t is tru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82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(cid_2,m,pkI_2,pkR_2,k4,y1,gx1))@i &amp;&amp; event(AcceptR(cid_2,m,pkI_2,pkR_2,k4,y2,gx2))@j ==&gt; i = j is tru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83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(cid_2,m,pkI_2,pkR_2,k4,y,gx))@i &amp;&amp; attacker(k4)@j &amp;&amp; event(Honest(pkI_2))@k ==&gt; (event(Compromise(pkI_2))@t &amp;&amp; i &gt; t) || event(LeakSessionKey(k4))@t || event(LeakShare(y))@t || event(LeakShare(gx))@t is tru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84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(cid_2,m,pkI_2,pkR_2,k4,y1,gx1))@i &amp;&amp; event(AcceptR(cid_2,m,pkI_2,pkR_2,k4,y2,gx2))@j ==&gt; i = j is tru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85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I(cid_2,m,pkI_2,pkR_2,k3,k4,x,gy))@i &amp;&amp; attacker(k4)@j &amp;&amp; event(Honest(pkR_2))@k ==&gt; (event(Compromise(pkR_2))@t &amp;&amp; i &gt; t) || event(LeakSessionKey(k4))@t || event(LeakShare(gy))@t || event(LeakShare(x))@t is tru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86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NeutralCheck -D=WeakestSignature</text:p>
          </table:table-cell>
          <table:table-cell office:value-type="string" calcext:value-type="string">
            <text:p><text:s/>RESULT event(AcceptR(cid_2,m,pkI_2,pkR_2,k4,y,gx))@i &amp;&amp; attacker(k4)@j &amp;&amp; event(Honest(pkI_2))@k ==&gt; (event(Compromise(pkI_2))@t &amp;&amp; i &gt; t) || event(LeakSessionKey(k4))@t || event(LeakShare(y))@t || event(LeakShare(gx))@t is tru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87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(cid_2,m,pkI_2,pkR_2,k4,y,gx))@i &amp;&amp; attacker(k4)@j &amp;&amp; event(Honest(pkI_2))@k ==&gt; (event(Compromise(pkI_2))@t &amp;&amp; i &gt; t) || event(LeakSessionKey(k4))@t || event(LeakShare(y))@t || event(LeakShare(gx))@t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8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NeutralCheck -D=WeakestSignature</text:p>
          </table:table-cell>
          <table:table-cell office:value-type="string" calcext:value-type="string">
            <text:p><text:s/>RESULT event(AcceptI(cid_2,m,pkI_2,pkR_2,k3,k4,x,gy))@i &amp;&amp; attacker(k4)@j &amp;&amp; event(Honest(pkR_2))@k ==&gt; (event(Compromise(pkR_2))@t &amp;&amp; i &gt; t) || event(LeakSessionKey(k4))@t || event(LeakShare(gy))@t || event(LeakShare(x))@t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89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(cid_2,m,pkI_2,pkR_2,k4,y1,gx1))@i &amp;&amp; event(AcceptR(cid_2,m,pkI_2,pkR_2,k4,y2,gx2))@j ==&gt; i = j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90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(cid_2,m,pkI_2,pkR_2,k4,y1,gx1))@i &amp;&amp; event(AcceptR(cid_2,m,pkI_2,pkR_2,k4,y2,gx2))@j ==&gt; i = j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91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(cid_2,m,pkI_2,pkR_2,k4,y,gx))@i &amp;&amp; attacker(k4)@j &amp;&amp; event(Honest(pkI_2))@k ==&gt; (event(Compromise(pkI_2))@t &amp;&amp; i &gt; t) || event(LeakSessionKey(k4))@t || event(LeakShare(y))@t || event(LeakShare(gx))@t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92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NeutralCheck -D=WeakestSignature -D=LeakSessionKey</text:p>
          </table:table-cell>
          <table:table-cell office:value-type="string" calcext:value-type="string">
            <text:p><text:s/>RESULT event(AcceptR(cid_2,m,pkI_2,pkR_2,k4,y1,gx1))@i &amp;&amp; event(AcceptR(cid_2,m,pkI_2,pkR_2,k4,y2,gx2))@j ==&gt; i = j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93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NeutralCheck -D=WeakestSignature -D=LeakSessionKey</text:p>
          </table:table-cell>
          <table:table-cell office:value-type="string" calcext:value-type="string">
            <text:p><text:s/>RESULT event(AcceptR(cid_2,m,pkI_2,pkR_2,k4,y,gx))@i &amp;&amp; attacker(k4)@j &amp;&amp; event(Honest(pkI_2))@k ==&gt; (event(Compromise(pkI_2))@t &amp;&amp; i &gt; t) || event(LeakSessionKey(k4))@t || event(LeakShare(y))@t || event(LeakShare(gx))@t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94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(cid_2,m,pkI_2,pkR_2,k4,y,gx))@i &amp;&amp; attacker(k4)@j &amp;&amp; event(Honest(pkI_2))@k ==&gt; (event(Compromise(pkI_2))@t &amp;&amp; i &gt; t) || event(LeakSessionKey(k4))@t || event(LeakShare(y))@t || event(LeakShare(gx))@t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95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NeutralCheck -D=WeakestSignature</text:p>
          </table:table-cell>
          <table:table-cell office:value-type="string" calcext:value-type="string">
            <text:p><text:s/>RESULT event(AcceptR(cid_2,m,pkI_2,pkR_2,k4,y1,gx1))@i &amp;&amp; event(AcceptR(cid_2,m,pkI_2,pkR_2,k4,y2,gx2))@j ==&gt; i = j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96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NeutralCheck -D=WeakestSignature -D=LeakSessionKey</text:p>
          </table:table-cell>
          <table:table-cell office:value-type="string" calcext:value-type="string">
            <text:p><text:s/>RESULT event(AcceptI(cid_2,m,pkI_2,pkR_2,k3,k4,x,gy))@i &amp;&amp; attacker(k4)@j &amp;&amp; event(Honest(pkR_2))@k ==&gt; (event(Compromise(pkR_2))@t &amp;&amp; i &gt; t) || event(LeakSessionKey(k4))@t || event(LeakShare(gy))@t || event(LeakShare(x))@t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97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LeakShare -D=WeakestSignature -D=LeakSessionKey</text:p>
          </table:table-cell>
          <table:table-cell office:value-type="string" calcext:value-type="string">
            <text:p><text:s/>RESULT event(AcceptR(cid_2,m,pkI_2,pkR_2,k4,y1,gx1))@i &amp;&amp; event(AcceptR(cid_2,m,pkI_2,pkR_2,k4,y2,gx2))@j ==&gt; i = j is true. </text:p>
          </table:table-cell>
          <table:table-cell office:value-type="float" office:value="31" calcext:value-type="float">
            <text:p>31</text:p>
          </table:table-cell>
          <table:table-cell table:style-name="ce1" table:formula="of:=IFERROR(IF(FIND(&quot;true&quot;;[.D9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LeakShare -D=WeakestSignature -D=LeakSessionKey</text:p>
          </table:table-cell>
          <table:table-cell office:value-type="string" calcext:value-type="string">
            <text:p><text:s/>RESULT event(AcceptI(cid_2,m,pkI_2,pkR_2,k3,k4,x,gy))@i &amp;&amp; attacker(k4)@j &amp;&amp; event(Honest(pkR_2))@k ==&gt; (event(Compromise(pkR_2))@t &amp;&amp; i &gt; t) || event(LeakSessionKey(k4))@t || event(LeakShare(gy))@t || event(LeakShare(x))@t is true. </text:p>
          </table:table-cell>
          <table:table-cell office:value-type="float" office:value="31" calcext:value-type="float">
            <text:p>31</text:p>
          </table:table-cell>
          <table:table-cell table:style-name="ce1" table:formula="of:=IFERROR(IF(FIND(&quot;true&quot;;[.D99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LeakShare -D=WeakestSignature -D=LeakSessionKey</text:p>
          </table:table-cell>
          <table:table-cell office:value-type="string" calcext:value-type="string">
            <text:p><text:s/>RESULT event(AcceptR(cid_2,m,pkI_2,pkR_2,k4,y,gx))@i &amp;&amp; attacker(k4)@j &amp;&amp; event(Honest(pkI_2))@k ==&gt; (event(Compromise(pkI_2))@t &amp;&amp; i &gt; t) || event(LeakSessionKey(k4))@t || event(LeakShare(y))@t || event(LeakShare(gx))@t is true. </text:p>
          </table:table-cell>
          <table:table-cell office:value-type="float" office:value="33" calcext:value-type="float">
            <text:p>33</text:p>
          </table:table-cell>
          <table:table-cell table:style-name="ce1" table:formula="of:=IFERROR(IF(FIND(&quot;true&quot;;[.D100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LeakShare -D=WeakestSignature -D=LeakSessionKey -D=XorPrecise -D=WeakAEAD</text:p>
          </table:table-cell>
          <table:table-cell office:value-type="string" calcext:value-type="string">
            <text:p><text:s/>RESULT event(AcceptR(cid_2,m,pkI_2,pkR_2,k4,y1,gx1))@i &amp;&amp; event(AcceptR(cid_2,m,pkI_2,pkR_2,k4,y2,gx2))@j ==&gt; i = j is true. </text:p>
          </table:table-cell>
          <table:table-cell office:value-type="float" office:value="139" calcext:value-type="float">
            <text:p>139</text:p>
          </table:table-cell>
          <table:table-cell table:style-name="ce1" table:formula="of:=IFERROR(IF(FIND(&quot;true&quot;;[.D101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LeakShare -D=WeakestSignature -D=LeakSessionKey -D=XorPrecise -D=WeakAEAD</text:p>
          </table:table-cell>
          <table:table-cell office:value-type="string" calcext:value-type="string">
            <text:p><text:s/>RESULT event(AcceptI(cid_2,m,pkI_2,pkR_2,k3,k4,x,gy))@i &amp;&amp; attacker(k4)@j &amp;&amp; event(Honest(pkR_2))@k ==&gt; (event(Compromise(pkR_2))@t &amp;&amp; i &gt; t) || event(LeakSessionKey(k4))@t || event(LeakShare(gy))@t || event(LeakShare(x))@t is true. </text:p>
          </table:table-cell>
          <table:table-cell office:value-type="float" office:value="141" calcext:value-type="float">
            <text:p>141</text:p>
          </table:table-cell>
          <table:table-cell table:style-name="ce1" table:formula="of:=IFERROR(IF(FIND(&quot;true&quot;;[.D102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LeakShare -D=WeakestSignature -D=LeakSessionKey -D=XorPrecise -D=WeakAEAD</text:p>
          </table:table-cell>
          <table:table-cell office:value-type="string" calcext:value-type="string">
            <text:p><text:s/>RESULT event(AcceptR(cid_2,m,pkI_2,pkR_2,k4,y,gx))@i &amp;&amp; attacker(k4)@j &amp;&amp; event(Honest(pkI_2))@k ==&gt; (event(Compromise(pkI_2))@t &amp;&amp; i &gt; t) || event(LeakSessionKey(k4))@t || event(LeakShare(y))@t || event(LeakShare(gx))@t is true. </text:p>
          </table:table-cell>
          <table:table-cell office:value-type="float" office:value="157" calcext:value-type="float">
            <text:p>157</text:p>
          </table:table-cell>
          <table:table-cell table:style-name="ce1" table:formula="of:=IFERROR(IF(FIND(&quot;true&quot;;[.D103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) || event(Compromise(pkI_2))@t || (event(LeakShare(y))@t &amp;&amp; (m = method_two || m = method_three)) is true. </text:p>
          </table:table-cell>
          <table:table-cell office:value-type="float" office:value="19" calcext:value-type="float">
            <text:p>19</text:p>
          </table:table-cell>
          <table:table-cell table:style-name="ce1" table:formula="of:=IFERROR(IF(FIND(&quot;true&quot;;[.D104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) || event(Compromise(pkI_2))@t || (event(LeakShare(y))@t &amp;&amp; (m = method_two || m = method_three)) is true. </text:p>
          </table:table-cell>
          <table:table-cell office:value-type="float" office:value="21" calcext:value-type="float">
            <text:p>21</text:p>
          </table:table-cell>
          <table:table-cell table:style-name="ce1" table:formula="of:=IFERROR(IF(FIND(&quot;true&quot;;[.D105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I(cid_2,m,pkI_2,pkR_2,k3,k4,x,gy))@i &amp;&amp; event(AcceptI(cid_2,m,pkI_2,pkR_2,k3,k4,x2,gy2))@j ==&gt; i = j is false. </text:p>
          </table:table-cell>
          <table:table-cell office:value-type="float" office:value="21" calcext:value-type="float">
            <text:p>21</text:p>
          </table:table-cell>
          <table:table-cell table:style-name="ce1" table:formula="of:=IFERROR(IF(FIND(&quot;true&quot;;[.D106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false. </text:p>
          </table:table-cell>
          <table:table-cell office:value-type="float" office:value="21" calcext:value-type="float">
            <text:p>21</text:p>
          </table:table-cell>
          <table:table-cell table:style-name="ce1" table:formula="of:=IFERROR(IF(FIND(&quot;true&quot;;[.D107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) || event(Compromise(pkI_2))@t || (event(LeakShare(y))@t &amp;&amp; (m = method_two || m = method_three)) is true. </text:p>
          </table:table-cell>
          <table:table-cell office:value-type="float" office:value="22" calcext:value-type="float">
            <text:p>22</text:p>
          </table:table-cell>
          <table:table-cell table:style-name="ce1" table:formula="of:=IFERROR(IF(FIND(&quot;true&quot;;[.D10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) || event(Compromise(pkI_2))@t || (event(LeakShare(y))@t &amp;&amp; (m = method_two || m = method_three)) is true. </text:p>
          </table:table-cell>
          <table:table-cell office:value-type="float" office:value="22" calcext:value-type="float">
            <text:p>22</text:p>
          </table:table-cell>
          <table:table-cell table:style-name="ce1" table:formula="of:=IFERROR(IF(FIND(&quot;true&quot;;[.D109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true. </text:p>
          </table:table-cell>
          <table:table-cell office:value-type="float" office:value="22" calcext:value-type="float">
            <text:p>22</text:p>
          </table:table-cell>
          <table:table-cell table:style-name="ce1" table:formula="of:=IFERROR(IF(FIND(&quot;true&quot;;[.D110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I(cid_2,m,pkI_2,pkR_2,k3,k4,x,gy))@i &amp;&amp; event(AcceptI(cid_2,m,pkI_2,pkR_2,k3,k4,x2,gy2))@j ==&gt; i = j is false. </text:p>
          </table:table-cell>
          <table:table-cell office:value-type="float" office:value="23" calcext:value-type="float">
            <text:p>23</text:p>
          </table:table-cell>
          <table:table-cell table:style-name="ce1" table:formula="of:=IFERROR(IF(FIND(&quot;true&quot;;[.D111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false. </text:p>
          </table:table-cell>
          <table:table-cell office:value-type="float" office:value="23" calcext:value-type="float">
            <text:p>23</text:p>
          </table:table-cell>
          <table:table-cell table:style-name="ce1" table:formula="of:=IFERROR(IF(FIND(&quot;true&quot;;[.D112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NeutralCheck -D=WeakestSignature -D=LeakSessionKey</text:p>
          </table:table-cell>
          <table:table-cell office:value-type="string" calcext:value-type="string">
            <text:p><text:s/>RESULT event(AcceptI(cid_2,m,pkI_2,pkR_2,k3,k4,x,gy))@i &amp;&amp; event(AcceptI(cid_2,m,pkI_2,pkR_2,k3,k4,x2,gy2))@j ==&gt; i = j is false. </text:p>
          </table:table-cell>
          <table:table-cell office:value-type="float" office:value="23" calcext:value-type="float">
            <text:p>23</text:p>
          </table:table-cell>
          <table:table-cell table:style-name="ce1" table:formula="of:=IFERROR(IF(FIND(&quot;true&quot;;[.D113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NeutralCheck -D=WeakestSignature -D=LeakSessionKey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) || event(Compromise(pkI_2))@t || (event(LeakShare(y))@t &amp;&amp; (m = method_two || m = method_three)) is true. </text:p>
          </table:table-cell>
          <table:table-cell office:value-type="float" office:value="23" calcext:value-type="float">
            <text:p>23</text:p>
          </table:table-cell>
          <table:table-cell table:style-name="ce1" table:formula="of:=IFERROR(IF(FIND(&quot;true&quot;;[.D114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NeutralCheck -D=WeakestSignature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) || event(Compromise(pkI_2))@t || (event(LeakShare(y))@t &amp;&amp; (m = method_two || m = method_three)) is true. </text:p>
          </table:table-cell>
          <table:table-cell office:value-type="float" office:value="23" calcext:value-type="float">
            <text:p>23</text:p>
          </table:table-cell>
          <table:table-cell table:style-name="ce1" table:formula="of:=IFERROR(IF(FIND(&quot;true&quot;;[.D115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I(cid_2,m,pkI_2,pkR_2,k3,k4,x,gy))@i &amp;&amp; event(AcceptI(cid_2,m,pkI_2,pkR_2,k3,k4,x2,gy2))@j ==&gt; i = j is false. </text:p>
          </table:table-cell>
          <table:table-cell office:value-type="float" office:value="23" calcext:value-type="float">
            <text:p>23</text:p>
          </table:table-cell>
          <table:table-cell table:style-name="ce1" table:formula="of:=IFERROR(IF(FIND(&quot;true&quot;;[.D116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NeutralCheck -D=WeakestSignature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false. </text:p>
          </table:table-cell>
          <table:table-cell office:value-type="float" office:value="23" calcext:value-type="float">
            <text:p>23</text:p>
          </table:table-cell>
          <table:table-cell table:style-name="ce1" table:formula="of:=IFERROR(IF(FIND(&quot;true&quot;;[.D117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) || event(Compromise(pkI_2))@t || (event(LeakShare(y))@t &amp;&amp; (m = method_two || m = method_three)) is true. </text:p>
          </table:table-cell>
          <table:table-cell office:value-type="float" office:value="23" calcext:value-type="float">
            <text:p>23</text:p>
          </table:table-cell>
          <table:table-cell table:style-name="ce1" table:formula="of:=IFERROR(IF(FIND(&quot;true&quot;;[.D11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NeutralCheck -D=WeakestSignature -D=LeakSessionKey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false. </text:p>
          </table:table-cell>
          <table:table-cell office:value-type="float" office:value="23" calcext:value-type="float">
            <text:p>23</text:p>
          </table:table-cell>
          <table:table-cell table:style-name="ce1" table:formula="of:=IFERROR(IF(FIND(&quot;true&quot;;[.D119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LeakShare -D=WeakestSignature -D=LeakSessionKey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false. </text:p>
          </table:table-cell>
          <table:table-cell office:value-type="float" office:value="29" calcext:value-type="float">
            <text:p>29</text:p>
          </table:table-cell>
          <table:table-cell table:style-name="ce1" table:formula="of:=IFERROR(IF(FIND(&quot;true&quot;;[.D120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LeakShare -D=WeakestSignature -D=LeakSessionKey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) || event(Compromise(pkI_2))@t || (event(LeakShare(y))@t &amp;&amp; (m = method_two || m = method_three)) is true. </text:p>
          </table:table-cell>
          <table:table-cell office:value-type="float" office:value="29" calcext:value-type="float">
            <text:p>29</text:p>
          </table:table-cell>
          <table:table-cell table:style-name="ce1" table:formula="of:=IFERROR(IF(FIND(&quot;true&quot;;[.D121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LeakShare -D=WeakestSignature -D=LeakSessionKey</text:p>
          </table:table-cell>
          <table:table-cell office:value-type="string" calcext:value-type="string">
            <text:p><text:s/>RESULT event(AcceptI(cid_2,m,pkI_2,pkR_2,k3,k4,x,gy))@i &amp;&amp; event(AcceptI(cid_2,m,pkI_2,pkR_2,k3,k4,x2,gy2))@j ==&gt; i = j is false. </text:p>
          </table:table-cell>
          <table:table-cell office:value-type="float" office:value="29" calcext:value-type="float">
            <text:p>29</text:p>
          </table:table-cell>
          <table:table-cell table:style-name="ce1" table:formula="of:=IFERROR(IF(FIND(&quot;true&quot;;[.D122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LeakShare -D=WeakestSignature -D=LeakSessionKey -D=XorPrecise -D=WeakAEAD</text:p>
          </table:table-cell>
          <table:table-cell office:value-type="string" calcext:value-type="string">
            <text:p><text:s/>RESULT event(AcceptI(cid_2,m,pkI_2,pkR_2,k3,k4,x,gy))@i &amp;&amp; event(AcceptI(cid_2,m,pkI_2,pkR_2,k3,k4,x2,gy2))@j ==&gt; i = j is false. </text:p>
          </table:table-cell>
          <table:table-cell office:value-type="float" office:value="87" calcext:value-type="float">
            <text:p>87</text:p>
          </table:table-cell>
          <table:table-cell table:style-name="ce1" table:formula="of:=IFERROR(IF(FIND(&quot;true&quot;;[.D123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LeakShare -D=WeakestSignature -D=LeakSessionKey -D=XorPrecise -D=WeakAEAD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) || event(Compromise(pkI_2))@t || (event(LeakShare(y))@t &amp;&amp; (m = method_two || m = method_three)) is true. </text:p>
          </table:table-cell>
          <table:table-cell office:value-type="float" office:value="94" calcext:value-type="float">
            <text:p>94</text:p>
          </table:table-cell>
          <table:table-cell table:style-name="ce1" table:formula="of:=IFERROR(IF(FIND(&quot;true&quot;;[.D124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IData(PRK_4x3m_2,method_2,pkI_2,pkR_2,x,gy,(TH_2,(TH_3,(TH_4,(suitesI_2,(EAD_1,(EAD_2,(EAD_3,(m1_2,(m2_2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22" calcext:value-type="float">
            <text:p>22</text:p>
          </table:table-cell>
          <table:table-cell table:style-name="ce1" table:formula="of:=IFERROR(IF(FIND(&quot;true&quot;;[.D125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IData(PRK_4x3m_2,method_2,pkI_2,pkR_2,x,gy,(TH_2,(TH_3,(TH_4,(suitesI_2,(EAD_1,(EAD_2,(EAD_3,(m1_2,(m2_2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22" calcext:value-type="float">
            <text:p>22</text:p>
          </table:table-cell>
          <table:table-cell table:style-name="ce1" table:formula="of:=IFERROR(IF(FIND(&quot;true&quot;;[.D126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IData(PRK_4x3m_2,method_2,pkI_2,pkR_2,x,gy,(TH_2,(TH_3,(TH_4,(suitesI_2,(EAD_1,(EAD_2,(EAD_3,(m1_2,(m2_2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22" calcext:value-type="float">
            <text:p>22</text:p>
          </table:table-cell>
          <table:table-cell table:style-name="ce1" table:formula="of:=IFERROR(IF(FIND(&quot;true&quot;;[.D127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Data(PRK_4x3m_2,method_2,pkI_2,pkR_2,y,gx,(TH_2,(TH_3,(TH_4,(suitesI_2,(EAD_1,(EAD_2,(EAD_3,(m1_2,(m2_2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true. </text:p>
          </table:table-cell>
          <table:table-cell office:value-type="float" office:value="23" calcext:value-type="float">
            <text:p>23</text:p>
          </table:table-cell>
          <table:table-cell table:style-name="ce1" table:formula="of:=IFERROR(IF(FIND(&quot;true&quot;;[.D12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IData(PRK_4x3m_2,method_2,pkI_2,pkR_2,x,gy,(TH_2,(TH_3,(TH_4,(suitesI_2,(EAD_1,(EAD_2,(EAD_3,(m1_2,(m2_2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23" calcext:value-type="float">
            <text:p>23</text:p>
          </table:table-cell>
          <table:table-cell table:style-name="ce1" table:formula="of:=IFERROR(IF(FIND(&quot;true&quot;;[.D129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false. </text:p>
          </table:table-cell>
          <table:table-cell office:value-type="float" office:value="23" calcext:value-type="float">
            <text:p>23</text:p>
          </table:table-cell>
          <table:table-cell table:style-name="ce1" table:formula="of:=IFERROR(IF(FIND(&quot;true&quot;;[.D130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Data(PRK_4x3m_2,method_2,pkI_2,pkR_2,y,gx,(TH_2,(TH_3,(TH_4,(suitesI_2,(EAD_1,(EAD_2,(EAD_3,(m1_2,(m2_2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true. </text:p>
          </table:table-cell>
          <table:table-cell office:value-type="float" office:value="23" calcext:value-type="float">
            <text:p>23</text:p>
          </table:table-cell>
          <table:table-cell table:style-name="ce1" table:formula="of:=IFERROR(IF(FIND(&quot;true&quot;;[.D131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false. </text:p>
          </table:table-cell>
          <table:table-cell office:value-type="float" office:value="23" calcext:value-type="float">
            <text:p>23</text:p>
          </table:table-cell>
          <table:table-cell table:style-name="ce1" table:formula="of:=IFERROR(IF(FIND(&quot;true&quot;;[.D132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IData(PRK_4x3m_2,method_2,pkI_2,pkR_2,x,gy,(TH_2,(TH_3,(TH_4,(suitesI_2,(EAD_1,(EAD_2,(EAD_3,(m1_2,(m2_2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23" calcext:value-type="float">
            <text:p>23</text:p>
          </table:table-cell>
          <table:table-cell table:style-name="ce1" table:formula="of:=IFERROR(IF(FIND(&quot;true&quot;;[.D133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Data(PRK_4x3m_2,method_2,pkI_2,pkR_2,y,gx,(TH_2,(TH_3,(TH_4,(suitesI_2,(EAD_1,(EAD_2,(EAD_3,(m1_2,(m2_2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tru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134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NeutralCheck -D=WeakestSignature -D=LeakSessionKey</text:p>
          </table:table-cell>
          <table:table-cell office:value-type="string" calcext:value-type="string">
            <text:p><text:s/>RESULT event(AcceptIData(PRK_4x3m_2,method_2,pkI_2,pkR_2,x,gy,(TH_2,(TH_3,(TH_4,(suitesI_2,(EAD_1,(EAD_2,(EAD_3,(m1_3,(m2_3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135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NeutralCheck -D=WeakestSignature</text:p>
          </table:table-cell>
          <table:table-cell office:value-type="string" calcext:value-type="string">
            <text:p><text:s/>RESULT event(AcceptIData(PRK_4x3m_2,method_2,pkI_2,pkR_2,x,gy,(TH_2,(TH_3,(TH_4,(suitesI_2,(EAD_1,(EAD_2,(EAD_3,(m1_3,(m2_3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136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Data(PRK_4x3m_2,method_2,pkI_2,pkR_2,y,gx,(TH_2,(TH_3,(TH_4,(suitesI_2,(EAD_1,(EAD_2,(EAD_3,(m1_2,(m2_2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fals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137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NeutralCheck -D=WeakestSignature</text:p>
          </table:table-cell>
          <table:table-cell office:value-type="string" calcext:value-type="string">
            <text:p><text:s/>RESULT event(AcceptRData(PRK_4x3m_2,method_2,pkI_2,pkR_2,y,gx,(TH_2,(TH_3,(TH_4,(suitesI_2,(EAD_1,(EAD_2,(EAD_3,(m1_3,(m2_3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tru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13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NeutralCheck -D=WeakestSignature -D=LeakSessionKey</text:p>
          </table:table-cell>
          <table:table-cell office:value-type="string" calcext:value-type="string">
            <text:p><text:s/>RESULT event(AcceptRData(PRK_4x3m_2,method_2,pkI_2,pkR_2,y,gx,(TH_2,(TH_3,(TH_4,(suitesI_2,(EAD_1,(EAD_2,(EAD_3,(m1_3,(m2_3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fals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139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Data(PRK_4x3m_2,method_2,pkI_2,pkR_2,y,gx,(TH_2,(TH_3,(TH_4,(suitesI_2,(EAD_1,(EAD_2,(EAD_3,(m1_2,(m2_2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140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LeakShare -D=WeakestSignature -D=LeakSessionKey</text:p>
          </table:table-cell>
          <table:table-cell office:value-type="string" calcext:value-type="string">
            <text:p><text:s/>RESULT event(AcceptIData(PRK_4x3m_2,method_2,pkI_2,pkR_2,x,gy,(TH_2,(TH_3,(TH_4,(suitesI_2,(EAD_1,(EAD_2,(EAD_3,(m1_3,(m2_3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31" calcext:value-type="float">
            <text:p>31</text:p>
          </table:table-cell>
          <table:table-cell table:style-name="ce1" table:formula="of:=IFERROR(IF(FIND(&quot;true&quot;;[.D141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LeakShare -D=WeakestSignature -D=LeakSessionKey</text:p>
          </table:table-cell>
          <table:table-cell office:value-type="string" calcext:value-type="string">
            <text:p><text:s/>RESULT event(AcceptRData(PRK_4x3m_2,method_2,pkI_2,pkR_2,y,gx,(TH_2,(TH_3,(TH_4,(suitesI_2,(EAD_1,(EAD_2,(EAD_3,(m1_3,(m2_3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false. </text:p>
          </table:table-cell>
          <table:table-cell office:value-type="float" office:value="35" calcext:value-type="float">
            <text:p>35</text:p>
          </table:table-cell>
          <table:table-cell table:style-name="ce1" table:formula="of:=IFERROR(IF(FIND(&quot;true&quot;;[.D142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LeakShare -D=WeakestSignature -D=LeakSessionKey -D=XorPrecise -D=WeakAEAD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false. </text:p>
          </table:table-cell>
          <table:table-cell office:value-type="float" office:value="95" calcext:value-type="float">
            <text:p>95</text:p>
          </table:table-cell>
          <table:table-cell table:style-name="ce1" table:formula="of:=IFERROR(IF(FIND(&quot;true&quot;;[.D143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LeakShare -D=WeakestSignature -D=LeakSessionKey -D=XorPrecise -D=WeakAEAD</text:p>
          </table:table-cell>
          <table:table-cell office:value-type="string" calcext:value-type="string">
            <text:p><text:s/>RESULT event(AcceptIData(PRK_4x3m_2,method_2,pkI_2,pkR_2,x,gy,(TH_2,(TH_3,(TH_4,(suitesI_2,(EAD_1,(EAD_2,(EAD_3,(m1_3,(m2_3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97" calcext:value-type="float">
            <text:p>97</text:p>
          </table:table-cell>
          <table:table-cell table:style-name="ce1" table:formula="of:=IFERROR(IF(FIND(&quot;true&quot;;[.D144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LeakShare -D=WeakestSignature -D=LeakSessionKey -D=XorPrecise -D=WeakAEAD</text:p>
          </table:table-cell>
          <table:table-cell office:value-type="string" calcext:value-type="string">
            <text:p><text:s/>RESULT event(AcceptRData(PRK_4x3m_2,method_2,pkI_2,pkR_2,y,gx,(TH_2,(TH_3,(TH_4,(suitesI_2,(EAD_1,(EAD_2,(EAD_3,(m1_3,(m2_3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false. </text:p>
          </table:table-cell>
          <table:table-cell office:value-type="float" office:value="161" calcext:value-type="float">
            <text:p>161</text:p>
          </table:table-cell>
          <table:table-cell table:style-name="ce1" table:formula="of:=IFERROR(IF(FIND(&quot;true&quot;;[.D145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I(cid_2,m,pkI_8,pkR_8,k3,k4,x,gy))@i &amp;&amp; attacker(k4)@j &amp;&amp; event(Honest(pkR_8))@k ==&gt; (event(Compromise(pkR_8))@t &amp;&amp; i &gt; t) || event(LeakSessionKey(k4))@t || event(LeakShare(gy))@t || event(LeakShare(x))@t is true. </text:p>
          </table:table-cell>
          <table:table-cell office:value-type="float" office:value="73" calcext:value-type="float">
            <text:p>73</text:p>
          </table:table-cell>
          <table:table-cell table:style-name="ce1" table:formula="of:=IFERROR(IF(FIND(&quot;true&quot;;[.D146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I(cid_2,m,pkI_8,pkR_8,k3,k4,x,gy))@i &amp;&amp; event(AcceptI(cid_2,m,pkI_8,pkR_8,k3,k4,x2,gy2))@j ==&gt; i = j is false. </text:p>
          </table:table-cell>
          <table:table-cell office:value-type="float" office:value="74" calcext:value-type="float">
            <text:p>74</text:p>
          </table:table-cell>
          <table:table-cell table:style-name="ce1" table:formula="of:=IFERROR(IF(FIND(&quot;true&quot;;[.D147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I(cid_2,m,pkI_8,pkR_8,k3,k4,x,gy))@i &amp;&amp; attacker(k4)@j &amp;&amp; event(Honest(pkR_8))@k ==&gt; (event(Compromise(pkR_8))@t &amp;&amp; i &gt; t) || event(LeakSessionKey(k4))@t || event(LeakShare(gy))@t || event(LeakShare(x))@t is true. </text:p>
          </table:table-cell>
          <table:table-cell office:value-type="float" office:value="74" calcext:value-type="float">
            <text:p>74</text:p>
          </table:table-cell>
          <table:table-cell table:style-name="ce1" table:formula="of:=IFERROR(IF(FIND(&quot;true&quot;;[.D14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I(cid_2,m,pkI_8,pkR_8,k3,k4,x,gy))@i &amp;&amp; attacker(k4)@j &amp;&amp; event(Honest(pkR_8))@k ==&gt; (event(Compromise(pkR_8))@t &amp;&amp; i &gt; t) || event(LeakSessionKey(k4))@t || event(LeakShare(gy))@t || event(LeakShare(x))@t is true. </text:p>
          </table:table-cell>
          <table:table-cell office:value-type="float" office:value="74" calcext:value-type="float">
            <text:p>74</text:p>
          </table:table-cell>
          <table:table-cell table:style-name="ce1" table:formula="of:=IFERROR(IF(FIND(&quot;true&quot;;[.D149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I(cid_2,m,pkI_8,pkR_8,k3,k4,x,gy))@i &amp;&amp; event(AcceptI(cid_2,m,pkI_8,pkR_8,k3,k4,x2,gy2))@j ==&gt; i = j is false. </text:p>
          </table:table-cell>
          <table:table-cell office:value-type="float" office:value="75" calcext:value-type="float">
            <text:p>75</text:p>
          </table:table-cell>
          <table:table-cell table:style-name="ce1" table:formula="of:=IFERROR(IF(FIND(&quot;true&quot;;[.D150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I(cid_2,m,pkI_8,pkR_8,k3,k4,x,gy))@i &amp;&amp; event(AcceptI(cid_2,m,pkI_8,pkR_8,k3,k4,x2,gy2))@j ==&gt; i = j is false. </text:p>
          </table:table-cell>
          <table:table-cell office:value-type="float" office:value="76" calcext:value-type="float">
            <text:p>76</text:p>
          </table:table-cell>
          <table:table-cell table:style-name="ce1" table:formula="of:=IFERROR(IF(FIND(&quot;true&quot;;[.D151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I(cid_2,m,pkI_8,pkR_8,k3,k4,x,gy))@i &amp;&amp; attacker(k4)@j &amp;&amp; event(Honest(pkR_8))@k ==&gt; (event(Compromise(pkR_8))@t &amp;&amp; i &gt; t) || event(LeakSessionKey(k4))@t || event(LeakShare(gy))@t || event(LeakShare(x))@t is true. </text:p>
          </table:table-cell>
          <table:table-cell office:value-type="float" office:value="78" calcext:value-type="float">
            <text:p>78</text:p>
          </table:table-cell>
          <table:table-cell table:style-name="ce1" table:formula="of:=IFERROR(IF(FIND(&quot;true&quot;;[.D152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NeutralCheck -D=LeakSessionKey</text:p>
          </table:table-cell>
          <table:table-cell office:value-type="string" calcext:value-type="string">
            <text:p><text:s/>RESULT event(AcceptI(cid_2,m,pkI_8,pkR_8,k3,k4,x,gy))@i &amp;&amp; attacker(k4)@j &amp;&amp; event(Honest(pkR_8))@k ==&gt; (event(Compromise(pkR_8))@t &amp;&amp; i &gt; t) || event(LeakSessionKey(k4))@t || event(LeakShare(gy))@t || event(LeakShare(x))@t is true. </text:p>
          </table:table-cell>
          <table:table-cell office:value-type="float" office:value="79" calcext:value-type="float">
            <text:p>79</text:p>
          </table:table-cell>
          <table:table-cell table:style-name="ce1" table:formula="of:=IFERROR(IF(FIND(&quot;true&quot;;[.D153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NeutralCheck -D=LeakSessionKey</text:p>
          </table:table-cell>
          <table:table-cell office:value-type="string" calcext:value-type="string">
            <text:p><text:s/>RESULT event(AcceptI(cid_2,m,pkI_8,pkR_8,k3,k4,x,gy))@i &amp;&amp; event(AcceptI(cid_2,m,pkI_8,pkR_8,k3,k4,x2,gy2))@j ==&gt; i = j is false. </text:p>
          </table:table-cell>
          <table:table-cell office:value-type="float" office:value="83" calcext:value-type="float">
            <text:p>83</text:p>
          </table:table-cell>
          <table:table-cell table:style-name="ce1" table:formula="of:=IFERROR(IF(FIND(&quot;true&quot;;[.D154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(cid_2,m,pkI_8,pkR_8,k4,y,gx))@i &amp;&amp; attacker(k4)@j &amp;&amp; event(Honest(pkI_8))@k ==&gt; (event(Compromise(pkI_8))@t &amp;&amp; i &gt; t) || event(LeakSessionKey(k4))@t || event(LeakShare(y))@t || event(LeakShare(gx))@t is true. </text:p>
          </table:table-cell>
          <table:table-cell office:value-type="float" office:value="98" calcext:value-type="float">
            <text:p>98</text:p>
          </table:table-cell>
          <table:table-cell table:style-name="ce1" table:formula="of:=IFERROR(IF(FIND(&quot;true&quot;;[.D155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(cid_2,m,pkI_8,pkR_8,k4,y,gx))@i &amp;&amp; attacker(k4)@j &amp;&amp; event(Honest(pkI_8))@k ==&gt; (event(Compromise(pkI_8))@t &amp;&amp; i &gt; t) || event(LeakSessionKey(k4))@t || event(LeakShare(y))@t || event(LeakShare(gx))@t is true. </text:p>
          </table:table-cell>
          <table:table-cell office:value-type="float" office:value="98" calcext:value-type="float">
            <text:p>98</text:p>
          </table:table-cell>
          <table:table-cell table:style-name="ce1" table:formula="of:=IFERROR(IF(FIND(&quot;true&quot;;[.D156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(cid_2,m,pkI_8,pkR_8,k4,y,gx))@i &amp;&amp; attacker(k4)@j &amp;&amp; event(Honest(pkI_8))@k ==&gt; (event(Compromise(pkI_8))@t &amp;&amp; i &gt; t) || event(LeakSessionKey(k4))@t || event(LeakShare(y))@t || event(LeakShare(gx))@t is true. </text:p>
          </table:table-cell>
          <table:table-cell office:value-type="float" office:value="100" calcext:value-type="float">
            <text:p>100</text:p>
          </table:table-cell>
          <table:table-cell table:style-name="ce1" table:formula="of:=IFERROR(IF(FIND(&quot;true&quot;;[.D157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NeutralCheck -D=LeakSessionKey</text:p>
          </table:table-cell>
          <table:table-cell office:value-type="string" calcext:value-type="string">
            <text:p><text:s/>RESULT event(AcceptR(cid_2,m,pkI_8,pkR_8,k4,y,gx))@i &amp;&amp; attacker(k4)@j &amp;&amp; event(Honest(pkI_8))@k ==&gt; (event(Compromise(pkI_8))@t &amp;&amp; i &gt; t) || event(LeakSessionKey(k4))@t || event(LeakShare(y))@t || event(LeakShare(gx))@t is true. </text:p>
          </table:table-cell>
          <table:table-cell office:value-type="float" office:value="101" calcext:value-type="float">
            <text:p>101</text:p>
          </table:table-cell>
          <table:table-cell table:style-name="ce1" table:formula="of:=IFERROR(IF(FIND(&quot;true&quot;;[.D15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(cid_2,m,pkI_8,pkR_8,k4,y,gx))@i &amp;&amp; attacker(k4)@j &amp;&amp; event(Honest(pkI_8))@k ==&gt; (event(Compromise(pkI_8))@t &amp;&amp; i &gt; t) || event(LeakSessionKey(k4))@t || event(LeakShare(y))@t || event(LeakShare(gx))@t is true. </text:p>
          </table:table-cell>
          <table:table-cell office:value-type="float" office:value="102" calcext:value-type="float">
            <text:p>102</text:p>
          </table:table-cell>
          <table:table-cell table:style-name="ce1" table:formula="of:=IFERROR(IF(FIND(&quot;true&quot;;[.D159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(cid_2,m,pkI_8,pkR_8,k4,y1,gx1))@i &amp;&amp; event(AcceptR(cid_2,m,pkI_8,pkR_8,k4,y2,gx2))@j ==&gt; i = j is false. </text:p>
          </table:table-cell>
          <table:table-cell office:value-type="float" office:value="110" calcext:value-type="float">
            <text:p>110</text:p>
          </table:table-cell>
          <table:table-cell table:style-name="ce1" table:formula="of:=IFERROR(IF(FIND(&quot;true&quot;;[.D160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(cid_2,m,pkI_8,pkR_8,k4,y1,gx1))@i &amp;&amp; event(AcceptR(cid_2,m,pkI_8,pkR_8,k4,y2,gx2))@j ==&gt; i = j is false. </text:p>
          </table:table-cell>
          <table:table-cell office:value-type="float" office:value="114" calcext:value-type="float">
            <text:p>114</text:p>
          </table:table-cell>
          <table:table-cell table:style-name="ce1" table:formula="of:=IFERROR(IF(FIND(&quot;true&quot;;[.D161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(cid_2,m,pkI_8,pkR_8,k4,y1,gx1))@i &amp;&amp; event(AcceptR(cid_2,m,pkI_8,pkR_8,k4,y2,gx2))@j ==&gt; i = j is false. </text:p>
          </table:table-cell>
          <table:table-cell office:value-type="float" office:value="118" calcext:value-type="float">
            <text:p>118</text:p>
          </table:table-cell>
          <table:table-cell table:style-name="ce1" table:formula="of:=IFERROR(IF(FIND(&quot;true&quot;;[.D162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(cid_2,m,pkI_8,pkR_8,k4,y1,gx1))@i &amp;&amp; event(AcceptR(cid_2,m,pkI_8,pkR_8,k4,y2,gx2))@j ==&gt; i = j is false. </text:p>
          </table:table-cell>
          <table:table-cell office:value-type="float" office:value="122" calcext:value-type="float">
            <text:p>122</text:p>
          </table:table-cell>
          <table:table-cell table:style-name="ce1" table:formula="of:=IFERROR(IF(FIND(&quot;true&quot;;[.D163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NeutralCheck -D=LeakSessionKey</text:p>
          </table:table-cell>
          <table:table-cell office:value-type="string" calcext:value-type="string">
            <text:p><text:s/>RESULT event(AcceptR(cid_2,m,pkI_8,pkR_8,k4,y1,gx1))@i &amp;&amp; event(AcceptR(cid_2,m,pkI_8,pkR_8,k4,y2,gx2))@j ==&gt; i = j is false. </text:p>
          </table:table-cell>
          <table:table-cell office:value-type="float" office:value="168" calcext:value-type="float">
            <text:p>168</text:p>
          </table:table-cell>
          <table:table-cell table:style-name="ce1" table:formula="of:=IFERROR(IF(FIND(&quot;true&quot;;[.D164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I(cid_2,m,pkI_8,pkR_8,k3,k4,x,gy))@i &amp;&amp; attacker(k4)@j &amp;&amp; event(Honest(pkR_8))@k ==&gt; (event(Compromise(pkR_8))@t &amp;&amp; i &gt; t) || event(LeakSessionKey(k4))@t || event(LeakShare(gy))@t || event(LeakShare(x))@t is true. </text:p>
          </table:table-cell>
          <table:table-cell office:value-type="float" office:value="526" calcext:value-type="float">
            <text:p>526</text:p>
          </table:table-cell>
          <table:table-cell table:style-name="ce1" table:formula="of:=IFERROR(IF(FIND(&quot;true&quot;;[.D165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I(cid_2,m,pkI_8,pkR_8,k3,k4,x,gy))@i &amp;&amp; event(AcceptI(cid_2,m,pkI_8,pkR_8,k3,k4,x2,gy2))@j ==&gt; i = j is false. </text:p>
          </table:table-cell>
          <table:table-cell office:value-type="float" office:value="556" calcext:value-type="float">
            <text:p>556</text:p>
          </table:table-cell>
          <table:table-cell table:style-name="ce1" table:formula="of:=IFERROR(IF(FIND(&quot;true&quot;;[.D166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(cid_2,m,pkI_8,pkR_8,k4,y1,gx1))@i &amp;&amp; event(AcceptR(cid_2,m,pkI_8,pkR_8,k4,y2,gx2))@j ==&gt; i = j is false. </text:p>
          </table:table-cell>
          <table:table-cell office:value-type="float" office:value="614" calcext:value-type="float">
            <text:p>614</text:p>
          </table:table-cell>
          <table:table-cell table:style-name="ce1" table:formula="of:=IFERROR(IF(FIND(&quot;true&quot;;[.D167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(cid_2,m,pkI_8,pkR_8,k4,y,gx))@i &amp;&amp; attacker(k4)@j &amp;&amp; event(Honest(pkI_8))@k ==&gt; (event(Compromise(pkI_8))@t &amp;&amp; i &gt; t) || event(LeakSessionKey(k4))@t || event(LeakShare(y))@t || event(LeakShare(gx))@t is true. </text:p>
          </table:table-cell>
          <table:table-cell office:value-type="float" office:value="624" calcext:value-type="float">
            <text:p>624</text:p>
          </table:table-cell>
          <table:table-cell table:style-name="ce1" table:formula="of:=IFERROR(IF(FIND(&quot;true&quot;;[.D16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LeakShare -D=LeakSessionKey -D=XorPrecise -D=WeakAEAD</text:p>
          </table:table-cell>
          <table:table-cell office:value-type="string" calcext:value-type="string">
            <text:p><text:s/></text:p>
          </table:table-cell>
          <table:table-cell office:value-type="float" office:value="1833" calcext:value-type="float">
            <text:p>1833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LeakShare -D=LeakSessionKey -D=XorPrecise -D=WeakAEAD</text:p>
          </table:table-cell>
          <table:table-cell office:value-type="string" calcext:value-type="string">
            <text:p><text:s/></text:p>
          </table:table-cell>
          <table:table-cell office:value-type="float" office:value="1833" calcext:value-type="float">
            <text:p>1833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LeakShare -D=LeakSessionKey -D=XorPrecise -D=WeakAEAD</text:p>
          </table:table-cell>
          <table:table-cell office:value-type="string" calcext:value-type="string">
            <text:p><text:s/></text:p>
          </table:table-cell>
          <table:table-cell office:value-type="float" office:value="1833" calcext:value-type="float">
            <text:p>1833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LeakShare -D=LeakSessionKey</text:p>
          </table:table-cell>
          <table:table-cell office:value-type="string" calcext:value-type="string">
            <text:p><text:s/></text:p>
          </table:table-cell>
          <table:table-cell office:value-type="float" office:value="1835" calcext:value-type="float">
            <text:p>1835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LeakShare -D=LeakSessionKey</text:p>
          </table:table-cell>
          <table:table-cell office:value-type="string" calcext:value-type="string">
            <text:p><text:s/></text:p>
          </table:table-cell>
          <table:table-cell office:value-type="float" office:value="1839" calcext:value-type="float">
            <text:p>1839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LeakShare -D=LeakSessionKey</text:p>
          </table:table-cell>
          <table:table-cell office:value-type="string" calcext:value-type="string">
            <text:p><text:s/></text:p>
          </table:table-cell>
          <table:table-cell office:value-type="float" office:value="1840" calcext:value-type="float">
            <text:p>1840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LeakShare -D=LeakSessionKey</text:p>
          </table:table-cell>
          <table:table-cell office:value-type="string" calcext:value-type="string">
            <text:p><text:s/></text:p>
          </table:table-cell>
          <table:table-cell office:value-type="float" office:value="1841" calcext:value-type="float">
            <text:p>1841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I(cid_2,m,pkI_8,pkR_8,k3,k4,x,gy))@i &amp;&amp; event(AcceptI(cid_2,m,pkI_8,pkR_8,k3,k4,x2,gy2))@j ==&gt; i = j is false. </text:p>
          </table:table-cell>
          <table:table-cell office:value-type="float" office:value="75" calcext:value-type="float">
            <text:p>75</text:p>
          </table:table-cell>
          <table:table-cell table:style-name="ce1" table:formula="of:=IFERROR(IF(FIND(&quot;true&quot;;[.D176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 &amp;&amp; cid_2 ≠ cid2) || event(Compromise(pkI_8))@t || (event(LeakShare(y))@t &amp;&amp; (m = method_two || m = method_three)) || event(LeakShare(gx))@t is false. </text:p>
          </table:table-cell>
          <table:table-cell office:value-type="float" office:value="83" calcext:value-type="float">
            <text:p>83</text:p>
          </table:table-cell>
          <table:table-cell table:style-name="ce1" table:formula="of:=IFERROR(IF(FIND(&quot;true&quot;;[.D177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) || event(Compromise(pkI_8))@t || (event(LeakShare(y))@t &amp;&amp; (m = method_two || m = method_three)) is true. </text:p>
          </table:table-cell>
          <table:table-cell office:value-type="float" office:value="87" calcext:value-type="float">
            <text:p>87</text:p>
          </table:table-cell>
          <table:table-cell table:style-name="ce1" table:formula="of:=IFERROR(IF(FIND(&quot;true&quot;;[.D17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 &amp;&amp; cid_2 ≠ cid2) || event(Compromise(pkI_8))@t || (event(LeakShare(y))@t &amp;&amp; (m = method_two || m = method_three)) || event(LeakShare(gx))@t is false. </text:p>
          </table:table-cell>
          <table:table-cell office:value-type="float" office:value="88" calcext:value-type="float">
            <text:p>88</text:p>
          </table:table-cell>
          <table:table-cell table:style-name="ce1" table:formula="of:=IFERROR(IF(FIND(&quot;true&quot;;[.D179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) || event(Compromise(pkI_8))@t || (event(LeakShare(y))@t &amp;&amp; (m = method_two || m = method_three)) is true. </text:p>
          </table:table-cell>
          <table:table-cell office:value-type="float" office:value="89" calcext:value-type="float">
            <text:p>89</text:p>
          </table:table-cell>
          <table:table-cell table:style-name="ce1" table:formula="of:=IFERROR(IF(FIND(&quot;true&quot;;[.D180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) || event(Compromise(pkI_8))@t || (event(LeakShare(y))@t &amp;&amp; (m = method_two || m = method_three)) is true. </text:p>
          </table:table-cell>
          <table:table-cell office:value-type="float" office:value="94" calcext:value-type="float">
            <text:p>94</text:p>
          </table:table-cell>
          <table:table-cell table:style-name="ce1" table:formula="of:=IFERROR(IF(FIND(&quot;true&quot;;[.D181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 &amp;&amp; cid_2 ≠ cid2) || event(Compromise(pkI_8))@t || (event(LeakShare(y))@t &amp;&amp; (m = method_two || m = method_three)) || event(LeakShare(gx))@t is false. </text:p>
          </table:table-cell>
          <table:table-cell office:value-type="float" office:value="95" calcext:value-type="float">
            <text:p>95</text:p>
          </table:table-cell>
          <table:table-cell table:style-name="ce1" table:formula="of:=IFERROR(IF(FIND(&quot;true&quot;;[.D182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 &amp;&amp; cid_2 ≠ cid2) || event(Compromise(pkI_8))@t || (event(LeakShare(y))@t &amp;&amp; (m = method_two || m = method_three)) || event(LeakShare(gx))@t is true. </text:p>
          </table:table-cell>
          <table:table-cell office:value-type="float" office:value="96" calcext:value-type="float">
            <text:p>96</text:p>
          </table:table-cell>
          <table:table-cell table:style-name="ce1" table:formula="of:=IFERROR(IF(FIND(&quot;true&quot;;[.D183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) || event(Compromise(pkI_8))@t || (event(LeakShare(y))@t &amp;&amp; (m = method_two || m = method_three)) is true. </text:p>
          </table:table-cell>
          <table:table-cell office:value-type="float" office:value="100" calcext:value-type="float">
            <text:p>100</text:p>
          </table:table-cell>
          <table:table-cell table:style-name="ce1" table:formula="of:=IFERROR(IF(FIND(&quot;true&quot;;[.D184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NeutralCheck -D=LeakSessionKey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 &amp;&amp; cid_2 ≠ cid2) || event(Compromise(pkI_8))@t || (event(LeakShare(y))@t &amp;&amp; (m = method_two || m = method_three)) || event(LeakShare(gx))@t is false. </text:p>
          </table:table-cell>
          <table:table-cell office:value-type="float" office:value="102" calcext:value-type="float">
            <text:p>102</text:p>
          </table:table-cell>
          <table:table-cell table:style-name="ce1" table:formula="of:=IFERROR(IF(FIND(&quot;true&quot;;[.D185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NeutralCheck -D=LeakSessionKey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) || event(Compromise(pkI_8))@t || (event(LeakShare(y))@t &amp;&amp; (m = method_two || m = method_three)) is true. </text:p>
          </table:table-cell>
          <table:table-cell office:value-type="float" office:value="105" calcext:value-type="float">
            <text:p>105</text:p>
          </table:table-cell>
          <table:table-cell table:style-name="ce1" table:formula="of:=IFERROR(IF(FIND(&quot;true&quot;;[.D186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Data(PRK_4x3m_8,method_2,pkI_8,pkR_8,y,gx,(TH_2,(TH_3,(TH_4,(suitesI_2,(EAD_1,(EAD_2,(EAD_3,(m1_2,(m2_5,m3)))))))))))@i &amp;&amp; event(Honest(pkI_8))@j ==&gt; (i &gt; l &amp;&amp; event(AcceptIData(PRK_4x3m_8,method_2,pkI_8,pkR_8,x,gy,(TH_2,(TH_3,(TH_4,(suitesI_2,(EAD_1,(EAD_2,(EAD_3,(m11,(m22,m33)))))))))))@l) || (i &gt; l &amp;&amp; event(Compromise(pkI_8))@l) || (event(LeakShare(y))@l &amp;&amp; (method_2 = method_two || method_2 = method_three)) is true. </text:p>
          </table:table-cell>
          <table:table-cell office:value-type="float" office:value="129" calcext:value-type="float">
            <text:p>129</text:p>
          </table:table-cell>
          <table:table-cell table:style-name="ce1" table:formula="of:=IFERROR(IF(FIND(&quot;true&quot;;[.D187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Data(PRK_4x3m_8,method_2,pkI_8,pkR_8,y,gx,(TH_2,(TH_3,(TH_4,(suitesI_2,(EAD_1,(EAD_2,(EAD_3,(m1_2,(m2_5,m3)))))))))))@i &amp;&amp; event(Honest(pkI_8))@j ==&gt; (i &gt; l &amp;&amp; event(AcceptIData(PRK_4x3m_8,method_2,pkI_8,pkR_8,x,gy,(TH_2,(TH_3,(TH_4,(suitesI_2,(EAD_1,(EAD_2,(EAD_3,(m11,(m22,m33)))))))))))@l) || (i &gt; l &amp;&amp; event(Compromise(pkI_8))@l) || (event(LeakShare(y))@l &amp;&amp; (method_2 = method_two || method_2 = method_three)) is true. </text:p>
          </table:table-cell>
          <table:table-cell office:value-type="float" office:value="133" calcext:value-type="float">
            <text:p>133</text:p>
          </table:table-cell>
          <table:table-cell table:style-name="ce1" table:formula="of:=IFERROR(IF(FIND(&quot;true&quot;;[.D18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NeutralCheck -D=LeakSessionKey</text:p>
          </table:table-cell>
          <table:table-cell office:value-type="string" calcext:value-type="string">
            <text:p><text:s/>RESULT event(AcceptRData(PRK_4x3m_8,method_2,pkI_8,pkR_8,y,gx,(TH_2,(TH_3,(TH_4,(suitesI_2,(EAD_1,(EAD_2,(EAD_3,(m1_2,(m2_5,m3)))))))))))@i &amp;&amp; event(Honest(pkI_8))@j ==&gt; (i &gt; l &amp;&amp; event(AcceptIData(PRK_4x3m_8,method_2,pkI_8,pkR_8,x,gy,(TH_2,(TH_3,(TH_4,(suitesI_2,(EAD_1,(EAD_2,(EAD_3,(m11,(m22,m33)))))))))))@l) || (i &gt; l &amp;&amp; event(Compromise(pkI_8))@l) || (event(LeakShare(y))@l &amp;&amp; (method_2 = method_two || method_2 = method_three)) is false. </text:p>
          </table:table-cell>
          <table:table-cell office:value-type="float" office:value="154" calcext:value-type="float">
            <text:p>154</text:p>
          </table:table-cell>
          <table:table-cell table:style-name="ce1" table:formula="of:=IFERROR(IF(FIND(&quot;true&quot;;[.D189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) || event(Compromise(pkI_8))@t || (event(LeakShare(y))@t &amp;&amp; (m = method_two || m = method_three)) is true. </text:p>
          </table:table-cell>
          <table:table-cell office:value-type="float" office:value="596" calcext:value-type="float">
            <text:p>596</text:p>
          </table:table-cell>
          <table:table-cell table:style-name="ce1" table:formula="of:=IFERROR(IF(FIND(&quot;true&quot;;[.D190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 &amp;&amp; cid_2 ≠ cid2) || event(Compromise(pkI_8))@t || (event(LeakShare(y))@t &amp;&amp; (m = method_two || m = method_three)) || event(LeakShare(gx))@t is false. </text:p>
          </table:table-cell>
          <table:table-cell office:value-type="float" office:value="625" calcext:value-type="float">
            <text:p>625</text:p>
          </table:table-cell>
          <table:table-cell table:style-name="ce1" table:formula="of:=IFERROR(IF(FIND(&quot;true&quot;;[.D191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LeakShare -D=LeakSessionKey -D=XorPrecise -D=WeakAEAD</text:p>
          </table:table-cell>
          <table:table-cell office:value-type="string" calcext:value-type="string">
            <text:p><text:s/></text:p>
          </table:table-cell>
          <table:table-cell office:value-type="float" office:value="1832" calcext:value-type="float">
            <text:p>1832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LeakShare -D=LeakSessionKey</text:p>
          </table:table-cell>
          <table:table-cell office:value-type="string" calcext:value-type="string">
            <text:p><text:s/></text:p>
          </table:table-cell>
          <table:table-cell office:value-type="float" office:value="1837" calcext:value-type="float">
            <text:p>1837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LeakShare -D=LeakSessionKey</text:p>
          </table:table-cell>
          <table:table-cell office:value-type="string" calcext:value-type="string">
            <text:p><text:s/></text:p>
          </table:table-cell>
          <table:table-cell office:value-type="float" office:value="1837" calcext:value-type="float">
            <text:p>1837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LeakShare -D=LeakSessionKey -D=XorPrecise -D=WeakAEAD</text:p>
          </table:table-cell>
          <table:table-cell office:value-type="string" calcext:value-type="string">
            <text:p><text:s/></text:p>
          </table:table-cell>
          <table:table-cell office:value-type="float" office:value="1841" calcext:value-type="float">
            <text:p>1841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LeakShare -D=LeakSessionKey</text:p>
          </table:table-cell>
          <table:table-cell office:value-type="string" calcext:value-type="string">
            <text:p><text:s/></text:p>
          </table:table-cell>
          <table:table-cell office:value-type="float" office:value="1843" calcext:value-type="float">
            <text:p>1843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LeakShare -D=LeakSessionKey -D=XorPrecise -D=WeakAEAD</text:p>
          </table:table-cell>
          <table:table-cell office:value-type="string" calcext:value-type="string">
            <text:p><text:s/></text:p>
          </table:table-cell>
          <table:table-cell office:value-type="float" office:value="1844" calcext:value-type="float">
            <text:p>1844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I(cid_2,m,pkI_2,pkR_2,k3,k4,x,gy))@i &amp;&amp; attacker(k4)@j &amp;&amp; event(Honest(pkR_2))@k ==&gt; (event(Compromise(pkR_2))@t &amp;&amp; i &gt; t) || event(LeakSessionKey(k4))@t || event(LeakShare(gy))@t || event(LeakShare(x))@t is true. </text:p>
          </table:table-cell>
          <table:table-cell office:value-type="float" office:value="29" calcext:value-type="float">
            <text:p>29</text:p>
          </table:table-cell>
          <table:table-cell table:style-name="ce1" table:formula="of:=IFERROR(IF(FIND(&quot;true&quot;;[.D19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I(cid_2,m,pkI_2,pkR_2,k3,k4,x,gy))@i &amp;&amp; attacker(k4)@j &amp;&amp; event(Honest(pkR_2))@k ==&gt; (event(Compromise(pkR_2))@t &amp;&amp; i &gt; t) || event(LeakSessionKey(k4))@t || event(LeakShare(gy))@t || event(LeakShare(x))@t is true. </text:p>
          </table:table-cell>
          <table:table-cell office:value-type="float" office:value="32" calcext:value-type="float">
            <text:p>32</text:p>
          </table:table-cell>
          <table:table-cell table:style-name="ce1" table:formula="of:=IFERROR(IF(FIND(&quot;true&quot;;[.D199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I(cid_2,m,pkI_2,pkR_2,k3,k4,x,gy))@i &amp;&amp; attacker(k4)@j &amp;&amp; event(Honest(pkR_2))@k ==&gt; (event(Compromise(pkR_2))@t &amp;&amp; i &gt; t) || event(LeakSessionKey(k4))@t || event(LeakShare(gy))@t || event(LeakShare(x))@t is true. </text:p>
          </table:table-cell>
          <table:table-cell office:value-type="float" office:value="33" calcext:value-type="float">
            <text:p>33</text:p>
          </table:table-cell>
          <table:table-cell table:style-name="ce1" table:formula="of:=IFERROR(IF(FIND(&quot;true&quot;;[.D200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I(cid_2,m,pkI_2,pkR_2,k3,k4,x,gy))@i &amp;&amp; attacker(k4)@j &amp;&amp; event(Honest(pkR_2))@k ==&gt; (event(Compromise(pkR_2))@t &amp;&amp; i &gt; t) || event(LeakSessionKey(k4))@t || event(LeakShare(gy))@t || event(LeakShare(x))@t is true. </text:p>
          </table:table-cell>
          <table:table-cell office:value-type="float" office:value="34" calcext:value-type="float">
            <text:p>34</text:p>
          </table:table-cell>
          <table:table-cell table:style-name="ce1" table:formula="of:=IFERROR(IF(FIND(&quot;true&quot;;[.D201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NeutralCheck -D=LeakSessionKey</text:p>
          </table:table-cell>
          <table:table-cell office:value-type="string" calcext:value-type="string">
            <text:p><text:s/>RESULT event(AcceptI(cid_2,m,pkI_2,pkR_2,k3,k4,x,gy))@i &amp;&amp; attacker(k4)@j &amp;&amp; event(Honest(pkR_2))@k ==&gt; (event(Compromise(pkR_2))@t &amp;&amp; i &gt; t) || event(LeakSessionKey(k4))@t || event(LeakShare(gy))@t || event(LeakShare(x))@t is true. </text:p>
          </table:table-cell>
          <table:table-cell office:value-type="float" office:value="36" calcext:value-type="float">
            <text:p>36</text:p>
          </table:table-cell>
          <table:table-cell table:style-name="ce1" table:formula="of:=IFERROR(IF(FIND(&quot;true&quot;;[.D202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(cid_2,m,pkI_2,pkR_2,k4,y,gx))@i &amp;&amp; attacker(k4)@j &amp;&amp; event(Honest(pkI_2))@k ==&gt; (event(Compromise(pkI_2))@t &amp;&amp; i &gt; t) || event(LeakSessionKey(k4))@t || event(LeakShare(y))@t || event(LeakShare(gx))@t is true. </text:p>
          </table:table-cell>
          <table:table-cell office:value-type="float" office:value="37" calcext:value-type="float">
            <text:p>37</text:p>
          </table:table-cell>
          <table:table-cell table:style-name="ce1" table:formula="of:=IFERROR(IF(FIND(&quot;true&quot;;[.D203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LeakShare -D=LeakSessionKey</text:p>
          </table:table-cell>
          <table:table-cell office:value-type="string" calcext:value-type="string">
            <text:p><text:s/>RESULT event(AcceptI(cid_2,m,pkI_2,pkR_2,k3,k4,x,gy))@i &amp;&amp; attacker(k4)@j &amp;&amp; event(Honest(pkR_2))@k ==&gt; (event(Compromise(pkR_2))@t &amp;&amp; i &gt; t) || event(LeakSessionKey(k4))@t || event(LeakShare(gy))@t || event(LeakShare(x))@t is true. </text:p>
          </table:table-cell>
          <table:table-cell office:value-type="float" office:value="38" calcext:value-type="float">
            <text:p>38</text:p>
          </table:table-cell>
          <table:table-cell table:style-name="ce1" table:formula="of:=IFERROR(IF(FIND(&quot;true&quot;;[.D204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(cid_2,m,pkI_2,pkR_2,k4,y,gx))@i &amp;&amp; attacker(k4)@j &amp;&amp; event(Honest(pkI_2))@k ==&gt; (event(Compromise(pkI_2))@t &amp;&amp; i &gt; t) || event(LeakSessionKey(k4))@t || event(LeakShare(y))@t || event(LeakShare(gx))@t is true. </text:p>
          </table:table-cell>
          <table:table-cell office:value-type="float" office:value="38" calcext:value-type="float">
            <text:p>38</text:p>
          </table:table-cell>
          <table:table-cell table:style-name="ce1" table:formula="of:=IFERROR(IF(FIND(&quot;true&quot;;[.D205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I(cid_2,m,pkI_2,pkR_2,k3,k4,x,gy))@i &amp;&amp; attacker(k4)@j &amp;&amp; event(Honest(pkR_2))@k ==&gt; (event(Compromise(pkR_2))@t &amp;&amp; i &gt; t) || event(LeakSessionKey(k4))@t || event(LeakShare(gy))@t || event(LeakShare(x))@t is true. </text:p>
          </table:table-cell>
          <table:table-cell office:value-type="float" office:value="45" calcext:value-type="float">
            <text:p>45</text:p>
          </table:table-cell>
          <table:table-cell table:style-name="ce1" table:formula="of:=IFERROR(IF(FIND(&quot;true&quot;;[.D206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IData(PRK_4x3m_8,method_2,pkI_8,pkR_8,x,gy,(TH_2,(TH_3,(TH_4,(suitesI_2,(EAD_1,(EAD_2,(EAD_3,(m1_2,(m2_5,m3)))))))))))@i &amp;&amp; event(Honest(pkR_8))@j ==&gt; (i &gt; l &amp;&amp; event(SendRData(method_2,pkR_8,(TH_2,(suitesI_2,(EAD_1,(EAD_2,(m11,m22)))))))@l) || (i &gt; l &amp;&amp; event(Compromise(pkR_8))@l) || (event(LeakShare(x))@l &amp;&amp; (method_2 = method_two || method_2 = method_three)) is true. </text:p>
          </table:table-cell>
          <table:table-cell office:value-type="float" office:value="52" calcext:value-type="float">
            <text:p>52</text:p>
          </table:table-cell>
          <table:table-cell table:style-name="ce1" table:formula="of:=IFERROR(IF(FIND(&quot;true&quot;;[.D207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IData(PRK_4x3m_8,method_2,pkI_8,pkR_8,x,gy,(TH_2,(TH_3,(TH_4,(suitesI_2,(EAD_1,(EAD_2,(EAD_3,(m1_2,(m2_5,m3)))))))))))@i &amp;&amp; event(Honest(pkR_8))@j ==&gt; (i &gt; l &amp;&amp; event(SendRData(method_2,pkR_8,(TH_2,(suitesI_2,(EAD_1,(EAD_2,(m11,m22)))))))@l) || (i &gt; l &amp;&amp; event(Compromise(pkR_8))@l) || (event(LeakShare(x))@l &amp;&amp; (method_2 = method_two || method_2 = method_three)) is true. </text:p>
          </table:table-cell>
          <table:table-cell office:value-type="float" office:value="52" calcext:value-type="float">
            <text:p>52</text:p>
          </table:table-cell>
          <table:table-cell table:style-name="ce1" table:formula="of:=IFERROR(IF(FIND(&quot;true&quot;;[.D20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IData(PRK_4x3m_8,method_2,pkI_8,pkR_8,x,gy,(TH_2,(TH_3,(TH_4,(suitesI_2,(EAD_1,(EAD_2,(EAD_3,(m1_2,(m2_5,m3)))))))))))@i &amp;&amp; event(Honest(pkR_8))@j ==&gt; (i &gt; l &amp;&amp; event(SendRData(method_2,pkR_8,(TH_2,(suitesI_2,(EAD_1,(EAD_2,(m11,m22)))))))@l) || (i &gt; l &amp;&amp; event(Compromise(pkR_8))@l) || (event(LeakShare(x))@l &amp;&amp; (method_2 = method_two || method_2 = method_three)) is true. </text:p>
          </table:table-cell>
          <table:table-cell office:value-type="float" office:value="54" calcext:value-type="float">
            <text:p>54</text:p>
          </table:table-cell>
          <table:table-cell table:style-name="ce1" table:formula="of:=IFERROR(IF(FIND(&quot;true&quot;;[.D209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NeutralCheck -D=LeakSessionKey</text:p>
          </table:table-cell>
          <table:table-cell office:value-type="string" calcext:value-type="string">
            <text:p><text:s/>RESULT event(AcceptIData(PRK_4x3m_8,method_2,pkI_8,pkR_8,x,gy,(TH_2,(TH_3,(TH_4,(suitesI_2,(EAD_1,(EAD_2,(EAD_3,(m1_2,(m2_5,m3)))))))))))@i &amp;&amp; event(Honest(pkR_8))@j ==&gt; (i &gt; l &amp;&amp; event(SendRData(method_2,pkR_8,(TH_2,(suitesI_2,(EAD_1,(EAD_2,(m11,m22)))))))@l) || (i &gt; l &amp;&amp; event(Compromise(pkR_8))@l) || (event(LeakShare(x))@l &amp;&amp; (method_2 = method_two || method_2 = method_three)) is true. </text:p>
          </table:table-cell>
          <table:table-cell office:value-type="float" office:value="55" calcext:value-type="float">
            <text:p>55</text:p>
          </table:table-cell>
          <table:table-cell table:style-name="ce1" table:formula="of:=IFERROR(IF(FIND(&quot;true&quot;;[.D210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IData(PRK_4x3m_8,method_2,pkI_8,pkR_8,x,gy,(TH_2,(TH_3,(TH_4,(suitesI_2,(EAD_1,(EAD_2,(EAD_3,(m1_2,(m2_5,m3)))))))))))@i &amp;&amp; event(Honest(pkR_8))@j ==&gt; (i &gt; l &amp;&amp; event(SendRData(method_2,pkR_8,(TH_2,(suitesI_2,(EAD_1,(EAD_2,(m11,m22)))))))@l) || (i &gt; l &amp;&amp; event(Compromise(pkR_8))@l) || (event(LeakShare(x))@l &amp;&amp; (method_2 = method_two || method_2 = method_three)) is true. </text:p>
          </table:table-cell>
          <table:table-cell office:value-type="float" office:value="56" calcext:value-type="float">
            <text:p>56</text:p>
          </table:table-cell>
          <table:table-cell table:style-name="ce1" table:formula="of:=IFERROR(IF(FIND(&quot;true&quot;;[.D211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Data(PRK_4x3m_8,method_2,pkI_8,pkR_8,y,gx,(TH_2,(TH_3,(TH_4,(suitesI_2,(EAD_1,(EAD_2,(EAD_3,(m1_2,(m2_5,m3)))))))))))@i &amp;&amp; event(Honest(pkI_8))@j ==&gt; (i &gt; l &amp;&amp; event(AcceptIData(PRK_4x3m_8,method_2,pkI_8,pkR_8,x,gy,(TH_2,(TH_3,(TH_4,(suitesI_2,(EAD_1,(EAD_2,(EAD_3,(m11,(m22,m33)))))))))))@l) || (i &gt; l &amp;&amp; event(Compromise(pkI_8))@l) || (event(LeakShare(y))@l &amp;&amp; (method_2 = method_two || method_2 = method_three)) is true. </text:p>
          </table:table-cell>
          <table:table-cell office:value-type="float" office:value="110" calcext:value-type="float">
            <text:p>110</text:p>
          </table:table-cell>
          <table:table-cell table:style-name="ce1" table:formula="of:=IFERROR(IF(FIND(&quot;true&quot;;[.D212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Data(PRK_4x3m_8,method_2,pkI_8,pkR_8,y,gx,(TH_2,(TH_3,(TH_4,(suitesI_2,(EAD_1,(EAD_2,(EAD_3,(m1_2,(m2_5,m3)))))))))))@i &amp;&amp; event(Honest(pkI_8))@j ==&gt; (i &gt; l &amp;&amp; event(AcceptIData(PRK_4x3m_8,method_2,pkI_8,pkR_8,x,gy,(TH_2,(TH_3,(TH_4,(suitesI_2,(EAD_1,(EAD_2,(EAD_3,(m11,(m22,m33)))))))))))@l) || (i &gt; l &amp;&amp; event(Compromise(pkI_8))@l) || (event(LeakShare(y))@l &amp;&amp; (method_2 = method_two || method_2 = method_three)) is false. </text:p>
          </table:table-cell>
          <table:table-cell office:value-type="float" office:value="110" calcext:value-type="float">
            <text:p>110</text:p>
          </table:table-cell>
          <table:table-cell table:style-name="ce1" table:formula="of:=IFERROR(IF(FIND(&quot;true&quot;;[.D213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secretI</text:p>
          </table:table-cell>
          <table:table-cell office:value-type="string" calcext:value-type="string">
            <text:p><text:s text:c="2"/>-D=LeakShare -D=LeakSessionKey -D=XorPrecise -D=WeakAEAD</text:p>
          </table:table-cell>
          <table:table-cell office:value-type="string" calcext:value-type="string">
            <text:p><text:s/>RESULT event(AcceptI(cid_2,m,pkI_2,pkR_2,k3,k4,x,gy))@i &amp;&amp; attacker(k4)@j &amp;&amp; event(Honest(pkR_2))@k ==&gt; (event(Compromise(pkR_2))@t &amp;&amp; i &gt; t) || event(LeakSessionKey(k4))@t || event(LeakShare(gy))@t || event(LeakShare(x))@t is true. </text:p>
          </table:table-cell>
          <table:table-cell office:value-type="float" office:value="351" calcext:value-type="float">
            <text:p>351</text:p>
          </table:table-cell>
          <table:table-cell table:style-name="ce1" table:formula="of:=IFERROR(IF(FIND(&quot;true&quot;;[.D214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IData(PRK_4x3m_8,method_2,pkI_8,pkR_8,x,gy,(TH_2,(TH_3,(TH_4,(suitesI_2,(EAD_1,(EAD_2,(EAD_3,(m1_2,(m2_5,m3)))))))))))@i &amp;&amp; event(Honest(pkR_8))@j ==&gt; (i &gt; l &amp;&amp; event(SendRData(method_2,pkR_8,(TH_2,(suitesI_2,(EAD_1,(EAD_2,(m11,m22)))))))@l) || (i &gt; l &amp;&amp; event(Compromise(pkR_8))@l) || (event(LeakShare(x))@l &amp;&amp; (method_2 = method_two || method_2 = method_three)) is true. </text:p>
          </table:table-cell>
          <table:table-cell office:value-type="float" office:value="409" calcext:value-type="float">
            <text:p>409</text:p>
          </table:table-cell>
          <table:table-cell table:style-name="ce1" table:formula="of:=IFERROR(IF(FIND(&quot;true&quot;;[.D215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Data(PRK_4x3m_8,method_2,pkI_8,pkR_8,y,gx,(TH_2,(TH_3,(TH_4,(suitesI_2,(EAD_1,(EAD_2,(EAD_3,(m1_2,(m2_5,m3)))))))))))@i &amp;&amp; event(Honest(pkI_8))@j ==&gt; (i &gt; l &amp;&amp; event(AcceptIData(PRK_4x3m_8,method_2,pkI_8,pkR_8,x,gy,(TH_2,(TH_3,(TH_4,(suitesI_2,(EAD_1,(EAD_2,(EAD_3,(m11,(m22,m33)))))))))))@l) || (i &gt; l &amp;&amp; event(Compromise(pkI_8))@l) || (event(LeakShare(y))@l &amp;&amp; (method_2 = method_two || method_2 = method_three)) is true. </text:p>
          </table:table-cell>
          <table:table-cell office:value-type="float" office:value="938" calcext:value-type="float">
            <text:p>938</text:p>
          </table:table-cell>
          <table:table-cell table:style-name="ce1" table:formula="of:=IFERROR(IF(FIND(&quot;true&quot;;[.D216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LeakShare -D=LeakSessionKey -D=XorPrecise -D=WeakAEAD</text:p>
          </table:table-cell>
          <table:table-cell office:value-type="string" calcext:value-type="string">
            <text:p><text:s/></text:p>
          </table:table-cell>
          <table:table-cell office:value-type="float" office:value="1832" calcext:value-type="float">
            <text:p>1832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LeakShare -D=LeakSessionKey -D=XorPrecise -D=WeakAEAD</text:p>
          </table:table-cell>
          <table:table-cell office:value-type="string" calcext:value-type="string">
            <text:p><text:s/></text:p>
          </table:table-cell>
          <table:table-cell office:value-type="float" office:value="1838" calcext:value-type="float">
            <text:p>1838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LeakShare -D=LeakSessionKey</text:p>
          </table:table-cell>
          <table:table-cell office:value-type="string" calcext:value-type="string">
            <text:p><text:s/></text:p>
          </table:table-cell>
          <table:table-cell office:value-type="float" office:value="1840" calcext:value-type="float">
            <text:p>1840</text:p>
          </table:table-cell>
          <table:table-cell table:style-name="ce1"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(cid_2,m,pkI_2,pkR_2,k4,y,gx))@i &amp;&amp; attacker(k4)@j &amp;&amp; event(Honest(pkI_2))@k ==&gt; (event(Compromise(pkI_2))@t &amp;&amp; i &gt; t) || event(LeakSessionKey(k4))@t || event(LeakShare(y))@t || event(LeakShare(gx))@t is true. </text:p>
          </table:table-cell>
          <table:table-cell office:value-type="float" office:value="22" calcext:value-type="float">
            <text:p>22</text:p>
          </table:table-cell>
          <table:table-cell table:style-name="ce1" table:formula="of:=IFERROR(IF(FIND(&quot;true&quot;;[.D220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(cid_2,m,pkI_2,pkR_2,k4,y1,gx1))@i &amp;&amp; event(AcceptR(cid_2,m,pkI_2,pkR_2,k4,y2,gx2))@j ==&gt; i = j is tru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221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I(cid_2,m,pkI_2,pkR_2,k3,k4,x,gy))@i &amp;&amp; event(AcceptI(cid_2,m,pkI_2,pkR_2,k3,k4,x2,gy2))@j ==&gt; i = j is fals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222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I(cid_2,m,pkI_2,pkR_2,k3,k4,x,gy))@i &amp;&amp; event(AcceptI(cid_2,m,pkI_2,pkR_2,k3,k4,x2,gy2))@j ==&gt; i = j is fals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223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I(cid_2,m,pkI_2,pkR_2,k3,k4,x,gy))@i &amp;&amp; event(AcceptI(cid_2,m,pkI_2,pkR_2,k3,k4,x2,gy2))@j ==&gt; i = j is fals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224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NeutralCheck -D=LeakSessionKey</text:p>
          </table:table-cell>
          <table:table-cell office:value-type="string" calcext:value-type="string">
            <text:p><text:s/>RESULT event(AcceptI(cid_2,m,pkI_2,pkR_2,k3,k4,x,gy))@i &amp;&amp; event(AcceptI(cid_2,m,pkI_2,pkR_2,k3,k4,x2,gy2))@j ==&gt; i = j is fals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225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(cid_2,m,pkI_2,pkR_2,k4,y1,gx1))@i &amp;&amp; event(AcceptR(cid_2,m,pkI_2,pkR_2,k4,y2,gx2))@j ==&gt; i = j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226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(cid_2,m,pkI_2,pkR_2,k4,y1,gx1))@i &amp;&amp; event(AcceptR(cid_2,m,pkI_2,pkR_2,k4,y2,gx2))@j ==&gt; i = j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227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(cid_2,m,pkI_2,pkR_2,k4,y,gx))@i &amp;&amp; attacker(k4)@j &amp;&amp; event(Honest(pkI_2))@k ==&gt; (event(Compromise(pkI_2))@t &amp;&amp; i &gt; t) || event(LeakSessionKey(k4))@t || event(LeakShare(y))@t || event(LeakShare(gx))@t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22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(cid_2,m,pkI_2,pkR_2,k4,y1,gx1))@i &amp;&amp; event(AcceptR(cid_2,m,pkI_2,pkR_2,k4,y2,gx2))@j ==&gt; i = j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229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I(cid_2,m,pkI_2,pkR_2,k3,k4,x,gy))@i &amp;&amp; event(AcceptI(cid_2,m,pkI_2,pkR_2,k3,k4,x2,gy2))@j ==&gt; i = j is fals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230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NeutralCheck -D=LeakSessionKey</text:p>
          </table:table-cell>
          <table:table-cell office:value-type="string" calcext:value-type="string">
            <text:p><text:s/>RESULT event(AcceptR(cid_2,m,pkI_2,pkR_2,k4,y1,gx1))@i &amp;&amp; event(AcceptR(cid_2,m,pkI_2,pkR_2,k4,y2,gx2))@j ==&gt; i = j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231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NeutralCheck -D=LeakSessionKey</text:p>
          </table:table-cell>
          <table:table-cell office:value-type="string" calcext:value-type="string">
            <text:p><text:s/>RESULT event(AcceptR(cid_2,m,pkI_2,pkR_2,k4,y,gx))@i &amp;&amp; attacker(k4)@j &amp;&amp; event(Honest(pkI_2))@k ==&gt; (event(Compromise(pkI_2))@t &amp;&amp; i &gt; t) || event(LeakSessionKey(k4))@t || event(LeakShare(y))@t || event(LeakShare(gx))@t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232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LeakShare -D=LeakSessionKey</text:p>
          </table:table-cell>
          <table:table-cell office:value-type="string" calcext:value-type="string">
            <text:p><text:s/>RESULT event(AcceptI(cid_2,m,pkI_2,pkR_2,k3,k4,x,gy))@i &amp;&amp; event(AcceptI(cid_2,m,pkI_2,pkR_2,k3,k4,x2,gy2))@j ==&gt; i = j is fals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233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LeakShare -D=LeakSessionKey</text:p>
          </table:table-cell>
          <table:table-cell office:value-type="string" calcext:value-type="string">
            <text:p><text:s/>RESULT event(AcceptR(cid_2,m,pkI_2,pkR_2,k4,y1,gx1))@i &amp;&amp; event(AcceptR(cid_2,m,pkI_2,pkR_2,k4,y2,gx2))@j ==&gt; i = j is true. </text:p>
          </table:table-cell>
          <table:table-cell office:value-type="float" office:value="26" calcext:value-type="float">
            <text:p>26</text:p>
          </table:table-cell>
          <table:table-cell table:style-name="ce1" table:formula="of:=IFERROR(IF(FIND(&quot;true&quot;;[.D234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(cid_2,m,pkI_2,pkR_2,k4,y1,gx1))@i &amp;&amp; event(AcceptR(cid_2,m,pkI_2,pkR_2,k4,y2,gx2))@j ==&gt; i = j is true. </text:p>
          </table:table-cell>
          <table:table-cell office:value-type="float" office:value="31" calcext:value-type="float">
            <text:p>31</text:p>
          </table:table-cell>
          <table:table-cell table:style-name="ce1" table:formula="of:=IFERROR(IF(FIND(&quot;true&quot;;[.D235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LeakShare -D=LeakSessionKey</text:p>
          </table:table-cell>
          <table:table-cell office:value-type="string" calcext:value-type="string">
            <text:p><text:s/>RESULT event(AcceptR(cid_2,m,pkI_2,pkR_2,k4,y,gx))@i &amp;&amp; attacker(k4)@j &amp;&amp; event(Honest(pkI_2))@k ==&gt; (event(Compromise(pkI_2))@t &amp;&amp; i &gt; t) || event(LeakSessionKey(k4))@t || event(LeakShare(y))@t || event(LeakShare(gx))@t is true. </text:p>
          </table:table-cell>
          <table:table-cell office:value-type="float" office:value="31" calcext:value-type="float">
            <text:p>31</text:p>
          </table:table-cell>
          <table:table-cell table:style-name="ce1" table:formula="of:=IFERROR(IF(FIND(&quot;true&quot;;[.D236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(cid_2,m,pkI_2,pkR_2,k4,y,gx))@i &amp;&amp; attacker(k4)@j &amp;&amp; event(Honest(pkI_2))@k ==&gt; (event(Compromise(pkI_2))@t &amp;&amp; i &gt; t) || event(LeakSessionKey(k4))@t || event(LeakShare(y))@t || event(LeakShare(gx))@t is true. </text:p>
          </table:table-cell>
          <table:table-cell office:value-type="float" office:value="32" calcext:value-type="float">
            <text:p>32</text:p>
          </table:table-cell>
          <table:table-cell table:style-name="ce1" table:formula="of:=IFERROR(IF(FIND(&quot;true&quot;;[.D237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I(cid_2,m,pkI_2,pkR_2,k3,k4,x,gy))@i &amp;&amp; event(AcceptI(cid_2,m,pkI_2,pkR_2,k3,k4,x2,gy2))@j ==&gt; i = j is false. </text:p>
          </table:table-cell>
          <table:table-cell office:value-type="float" office:value="55" calcext:value-type="float">
            <text:p>55</text:p>
          </table:table-cell>
          <table:table-cell table:style-name="ce1" table:formula="of:=IFERROR(IF(FIND(&quot;true&quot;;[.D238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authIR_unique</text:p>
          </table:table-cell>
          <table:table-cell office:value-type="string" calcext:value-type="string">
            <text:p><text:s text:c="2"/>-D=LeakShare -D=LeakSessionKey -D=XorPrecise -D=WeakAEAD</text:p>
          </table:table-cell>
          <table:table-cell office:value-type="string" calcext:value-type="string">
            <text:p><text:s/>RESULT event(AcceptI(cid_2,m,pkI_2,pkR_2,k3,k4,x,gy))@i &amp;&amp; event(AcceptI(cid_2,m,pkI_2,pkR_2,k3,k4,x2,gy2))@j ==&gt; i = j is false. </text:p>
          </table:table-cell>
          <table:table-cell office:value-type="float" office:value="439" calcext:value-type="float">
            <text:p>439</text:p>
          </table:table-cell>
          <table:table-cell table:style-name="ce1" table:formula="of:=IFERROR(IF(FIND(&quot;true&quot;;[.D239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secretR</text:p>
          </table:table-cell>
          <table:table-cell office:value-type="string" calcext:value-type="string">
            <text:p><text:s text:c="2"/>-D=LeakShare -D=LeakSessionKey -D=XorPrecise -D=WeakAEAD</text:p>
          </table:table-cell>
          <table:table-cell office:value-type="string" calcext:value-type="string">
            <text:p><text:s/>RESULT event(AcceptR(cid_2,m,pkI_2,pkR_2,k4,y,gx))@i &amp;&amp; attacker(k4)@j &amp;&amp; event(Honest(pkI_2))@k ==&gt; (event(Compromise(pkI_2))@t &amp;&amp; i &gt; t) || event(LeakSessionKey(k4))@t || event(LeakShare(y))@t || event(LeakShare(gx))@t is true. </text:p>
          </table:table-cell>
          <table:table-cell office:value-type="float" office:value="760" calcext:value-type="float">
            <text:p>760</text:p>
          </table:table-cell>
          <table:table-cell table:style-name="ce1" table:formula="of:=IFERROR(IF(FIND(&quot;true&quot;;[.D240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authRI_unique</text:p>
          </table:table-cell>
          <table:table-cell office:value-type="string" calcext:value-type="string">
            <text:p><text:s text:c="2"/>-D=LeakShare -D=LeakSessionKey -D=XorPrecise -D=WeakAEAD</text:p>
          </table:table-cell>
          <table:table-cell office:value-type="string" calcext:value-type="string">
            <text:p><text:s/>RESULT event(AcceptR(cid_2,m,pkI_2,pkR_2,k4,y1,gx1))@i &amp;&amp; event(AcceptR(cid_2,m,pkI_2,pkR_2,k4,y2,gx2))@j ==&gt; i = j is true. </text:p>
          </table:table-cell>
          <table:table-cell office:value-type="float" office:value="966" calcext:value-type="float">
            <text:p>966</text:p>
          </table:table-cell>
          <table:table-cell table:style-name="ce1" table:formula="of:=IFERROR(IF(FIND(&quot;true&quot;;[.D241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IData(PRK_4x3m_2,method_2,pkI_2,pkR_2,x,gy,(TH_2,(TH_3,(TH_4,(suitesI_2,(EAD_1,(EAD_2,(EAD_3,(m1_2,(m2_2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242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NeutralCheck -D=LeakSessionKey</text:p>
          </table:table-cell>
          <table:table-cell office:value-type="string" calcext:value-type="string">
            <text:p><text:s/>RESULT event(AcceptIData(PRK_4x3m_2,method_2,pkI_2,pkR_2,x,gy,(TH_2,(TH_3,(TH_4,(suitesI_2,(EAD_1,(EAD_2,(EAD_3,(m1_2,(m2_2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24" calcext:value-type="float">
            <text:p>24</text:p>
          </table:table-cell>
          <table:table-cell table:style-name="ce1" table:formula="of:=IFERROR(IF(FIND(&quot;true&quot;;[.D243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IData(PRK_4x3m_2,method_2,pkI_2,pkR_2,x,gy,(TH_2,(TH_3,(TH_4,(suitesI_2,(EAD_1,(EAD_2,(EAD_3,(m1_2,(m2_2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244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fals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245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IData(PRK_4x3m_2,method_2,pkI_2,pkR_2,x,gy,(TH_2,(TH_3,(TH_4,(suitesI_2,(EAD_1,(EAD_2,(EAD_3,(m1_2,(m2_2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246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) || event(Compromise(pkI_2))@t || (event(LeakShare(y))@t &amp;&amp; (m = method_two || m = method_three))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247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) || event(Compromise(pkI_2))@t || (event(LeakShare(y))@t &amp;&amp; (m = method_two || m = method_three))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24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249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fals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250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) || event(Compromise(pkI_2))@t || (event(LeakShare(y))@t &amp;&amp; (m = method_two || m = method_three)) is true. </text:p>
          </table:table-cell>
          <table:table-cell office:value-type="float" office:value="25" calcext:value-type="float">
            <text:p>25</text:p>
          </table:table-cell>
          <table:table-cell table:style-name="ce1" table:formula="of:=IFERROR(IF(FIND(&quot;true&quot;;[.D251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NeutralCheck -D=LeakSessionKey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) || event(Compromise(pkI_2))@t || (event(LeakShare(y))@t &amp;&amp; (m = method_two || m = method_three)) is true. </text:p>
          </table:table-cell>
          <table:table-cell office:value-type="float" office:value="26" calcext:value-type="float">
            <text:p>26</text:p>
          </table:table-cell>
          <table:table-cell table:style-name="ce1" table:formula="of:=IFERROR(IF(FIND(&quot;true&quot;;[.D252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false. </text:p>
          </table:table-cell>
          <table:table-cell office:value-type="float" office:value="26" calcext:value-type="float">
            <text:p>26</text:p>
          </table:table-cell>
          <table:table-cell table:style-name="ce1" table:formula="of:=IFERROR(IF(FIND(&quot;true&quot;;[.D253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) || event(Compromise(pkI_2))@t || (event(LeakShare(y))@t &amp;&amp; (m = method_two || m = method_three)) is true. </text:p>
          </table:table-cell>
          <table:table-cell office:value-type="float" office:value="26" calcext:value-type="float">
            <text:p>26</text:p>
          </table:table-cell>
          <table:table-cell table:style-name="ce1" table:formula="of:=IFERROR(IF(FIND(&quot;true&quot;;[.D254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LeakShare -D=LeakSessionKey</text:p>
          </table:table-cell>
          <table:table-cell office:value-type="string" calcext:value-type="string">
            <text:p><text:s/>RESULT event(AcceptIData(PRK_4x3m_2,method_2,pkI_2,pkR_2,x,gy,(TH_2,(TH_3,(TH_4,(suitesI_2,(EAD_1,(EAD_2,(EAD_3,(m1_2,(m2_2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26" calcext:value-type="float">
            <text:p>26</text:p>
          </table:table-cell>
          <table:table-cell table:style-name="ce1" table:formula="of:=IFERROR(IF(FIND(&quot;true&quot;;[.D255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ESULT event(AcceptRData(PRK_4x3m_2,method_2,pkI_2,pkR_2,y,gx,(TH_2,(TH_3,(TH_4,(suitesI_2,(EAD_1,(EAD_2,(EAD_3,(m1_2,(m2_2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true. </text:p>
          </table:table-cell>
          <table:table-cell office:value-type="float" office:value="26" calcext:value-type="float">
            <text:p>26</text:p>
          </table:table-cell>
          <table:table-cell table:style-name="ce1" table:formula="of:=IFERROR(IF(FIND(&quot;true&quot;;[.D256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NeutralCheck -D=LeakSessionKey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false. </text:p>
          </table:table-cell>
          <table:table-cell office:value-type="float" office:value="27" calcext:value-type="float">
            <text:p>27</text:p>
          </table:table-cell>
          <table:table-cell table:style-name="ce1" table:formula="of:=IFERROR(IF(FIND(&quot;true&quot;;[.D257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CredCheck</text:p>
          </table:table-cell>
          <table:table-cell office:value-type="string" calcext:value-type="string">
            <text:p><text:s/>RESULT event(AcceptRData(PRK_4x3m_2,method_2,pkI_2,pkR_2,y,gx,(TH_2,(TH_3,(TH_4,(suitesI_2,(EAD_1,(EAD_2,(EAD_3,(m1_2,(m2_2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true. </text:p>
          </table:table-cell>
          <table:table-cell office:value-type="float" office:value="27" calcext:value-type="float">
            <text:p>27</text:p>
          </table:table-cell>
          <table:table-cell table:style-name="ce1" table:formula="of:=IFERROR(IF(FIND(&quot;true&quot;;[.D25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NeutralCheck</text:p>
          </table:table-cell>
          <table:table-cell office:value-type="string" calcext:value-type="string">
            <text:p><text:s/>RESULT event(AcceptRData(PRK_4x3m_2,method_2,pkI_2,pkR_2,y,gx,(TH_2,(TH_3,(TH_4,(suitesI_2,(EAD_1,(EAD_2,(EAD_3,(m1_2,(m2_2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true. </text:p>
          </table:table-cell>
          <table:table-cell office:value-type="float" office:value="27" calcext:value-type="float">
            <text:p>27</text:p>
          </table:table-cell>
          <table:table-cell table:style-name="ce1" table:formula="of:=IFERROR(IF(FIND(&quot;true&quot;;[.D259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LeakShare -D=LeakSessionKey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false. </text:p>
          </table:table-cell>
          <table:table-cell office:value-type="float" office:value="27" calcext:value-type="float">
            <text:p>27</text:p>
          </table:table-cell>
          <table:table-cell table:style-name="ce1" table:formula="of:=IFERROR(IF(FIND(&quot;true&quot;;[.D260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LeakShare -D=LeakSessionKey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) || event(Compromise(pkI_2))@t || (event(LeakShare(y))@t &amp;&amp; (m = method_two || m = method_three)) is true. </text:p>
          </table:table-cell>
          <table:table-cell office:value-type="float" office:value="27" calcext:value-type="float">
            <text:p>27</text:p>
          </table:table-cell>
          <table:table-cell table:style-name="ce1" table:formula="of:=IFERROR(IF(FIND(&quot;true&quot;;[.D261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RData(PRK_4x3m_2,method_2,pkI_2,pkR_2,y,gx,(TH_2,(TH_3,(TH_4,(suitesI_2,(EAD_1,(EAD_2,(EAD_3,(m1_2,(m2_2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false. </text:p>
          </table:table-cell>
          <table:table-cell office:value-type="float" office:value="28" calcext:value-type="float">
            <text:p>28</text:p>
          </table:table-cell>
          <table:table-cell table:style-name="ce1" table:formula="of:=IFERROR(IF(FIND(&quot;true&quot;;[.D262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NeutralCheck -D=LeakSessionKey</text:p>
          </table:table-cell>
          <table:table-cell office:value-type="string" calcext:value-type="string">
            <text:p><text:s/>RESULT event(AcceptRData(PRK_4x3m_2,method_2,pkI_2,pkR_2,y,gx,(TH_2,(TH_3,(TH_4,(suitesI_2,(EAD_1,(EAD_2,(EAD_3,(m1_2,(m2_2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false. </text:p>
          </table:table-cell>
          <table:table-cell office:value-type="float" office:value="28" calcext:value-type="float">
            <text:p>28</text:p>
          </table:table-cell>
          <table:table-cell table:style-name="ce1" table:formula="of:=IFERROR(IF(FIND(&quot;true&quot;;[.D263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LeakShare -D=LeakSessionKey</text:p>
          </table:table-cell>
          <table:table-cell office:value-type="string" calcext:value-type="string">
            <text:p><text:s/>RESULT event(AcceptRData(PRK_4x3m_2,method_2,pkI_2,pkR_2,y,gx,(TH_2,(TH_3,(TH_4,(suitesI_2,(EAD_1,(EAD_2,(EAD_3,(m1_2,(m2_2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false. </text:p>
          </table:table-cell>
          <table:table-cell office:value-type="float" office:value="32" calcext:value-type="float">
            <text:p>32</text:p>
          </table:table-cell>
          <table:table-cell table:style-name="ce1" table:formula="of:=IFERROR(IF(FIND(&quot;true&quot;;[.D264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false. </text:p>
          </table:table-cell>
          <table:table-cell office:value-type="float" office:value="34" calcext:value-type="float">
            <text:p>34</text:p>
          </table:table-cell>
          <table:table-cell table:style-name="ce1" table:formula="of:=IFERROR(IF(FIND(&quot;true&quot;;[.D265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) || event(Compromise(pkI_2))@t || (event(LeakShare(y))@t &amp;&amp; (m = method_two || m = method_three)) is true. </text:p>
          </table:table-cell>
          <table:table-cell office:value-type="float" office:value="34" calcext:value-type="float">
            <text:p>34</text:p>
          </table:table-cell>
          <table:table-cell table:style-name="ce1" table:formula="of:=IFERROR(IF(FIND(&quot;true&quot;;[.D266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IData(PRK_4x3m_2,method_2,pkI_2,pkR_2,x,gy,(TH_2,(TH_3,(TH_4,(suitesI_2,(EAD_1,(EAD_2,(EAD_3,(m1_2,(m2_2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37" calcext:value-type="float">
            <text:p>37</text:p>
          </table:table-cell>
          <table:table-cell table:style-name="ce1" table:formula="of:=IFERROR(IF(FIND(&quot;true&quot;;[.D267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XorPrecise</text:p>
          </table:table-cell>
          <table:table-cell office:value-type="string" calcext:value-type="string">
            <text:p><text:s/>RESULT event(AcceptRData(PRK_4x3m_2,method_2,pkI_2,pkR_2,y,gx,(TH_2,(TH_3,(TH_4,(suitesI_2,(EAD_1,(EAD_2,(EAD_3,(m1_2,(m2_2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true. </text:p>
          </table:table-cell>
          <table:table-cell office:value-type="float" office:value="48" calcext:value-type="float">
            <text:p>48</text:p>
          </table:table-cell>
          <table:table-cell table:style-name="ce1" table:formula="of:=IFERROR(IF(FIND(&quot;true&quot;;[.D268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no_reflection_attacks_RI</text:p>
          </table:table-cell>
          <table:table-cell office:value-type="string" calcext:value-type="string">
            <text:p><text:s text:c="2"/>-D=LeakShare -D=LeakSessionKey -D=XorPrecise -D=WeakAEAD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false. </text:p>
          </table:table-cell>
          <table:table-cell office:value-type="float" office:value="558" calcext:value-type="float">
            <text:p>558</text:p>
          </table:table-cell>
          <table:table-cell table:style-name="ce1" table:formula="of:=IFERROR(IF(FIND(&quot;true&quot;;[.D269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honestauthRI_non_inj</text:p>
          </table:table-cell>
          <table:table-cell office:value-type="string" calcext:value-type="string">
            <text:p><text:s text:c="2"/>-D=LeakShare -D=LeakSessionKey -D=XorPrecise -D=WeakAEAD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) || event(Compromise(pkI_2))@t || (event(LeakShare(y))@t &amp;&amp; (m = method_two || m = method_three)) is true. </text:p>
          </table:table-cell>
          <table:table-cell office:value-type="float" office:value="580" calcext:value-type="float">
            <text:p>580</text:p>
          </table:table-cell>
          <table:table-cell table:style-name="ce1" table:formula="of:=IFERROR(IF(FIND(&quot;true&quot;;[.D270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data_authentication_R_to_I</text:p>
          </table:table-cell>
          <table:table-cell office:value-type="string" calcext:value-type="string">
            <text:p><text:s text:c="2"/>-D=LeakShare -D=LeakSessionKey -D=XorPrecise -D=WeakAEAD</text:p>
          </table:table-cell>
          <table:table-cell office:value-type="string" calcext:value-type="string">
            <text:p><text:s/>RESULT event(AcceptRData(PRK_4x3m_2,method_2,pkI_2,pkR_2,y,gx,(TH_2,(TH_3,(TH_4,(suitesI_2,(EAD_1,(EAD_2,(EAD_3,(m1_2,(m2_2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false. </text:p>
          </table:table-cell>
          <table:table-cell office:value-type="float" office:value="1759" calcext:value-type="float">
            <text:p>1759</text:p>
          </table:table-cell>
          <table:table-cell table:style-name="ce1" table:formula="of:=IFERROR(IF(FIND(&quot;true&quot;;[.D271]);&quot;true&quot;);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WeakAEAD</text:p>
          </table:table-cell>
          <table:table-cell office:value-type="string" calcext:value-type="string">
            <text:p><text:s/>RESULT event(AcceptIData(PRK_4x3m_2,method_2,pkI_2,pkR_2,x,gy,(TH_2,(TH_3,(TH_4,(suitesI_2,(EAD_1,(EAD_2,(EAD_3,(m1_2,(m2_2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9" calcext:value-type="float">
            <text:p>9</text:p>
          </table:table-cell>
          <table:table-cell table:style-name="ce1" table:formula="of:=IFERROR(IF(FIND(&quot;true&quot;;[.D272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/text:p>
          </table:table-cell>
          <table:table-cell office:value-type="string" calcext:value-type="string">
            <text:p><text:s text:c="2"/>--lemma=data_authentication_I_to_R</text:p>
          </table:table-cell>
          <table:table-cell office:value-type="string" calcext:value-type="string">
            <text:p><text:s text:c="2"/>-D=LeakShare -D=LeakSessionKey -D=XorPrecise -D=WeakAEAD</text:p>
          </table:table-cell>
          <table:table-cell office:value-type="string" calcext:value-type="string">
            <text:p><text:s/>RESULT event(AcceptIData(PRK_4x3m_2,method_2,pkI_2,pkR_2,x,gy,(TH_2,(TH_3,(TH_4,(suitesI_2,(EAD_1,(EAD_2,(EAD_3,(m1_2,(m2_2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92" calcext:value-type="float">
            <text:p>92</text:p>
          </table:table-cell>
          <table:table-cell table:style-name="ce1" table:formula="of:=IFERROR(IF(FIND(&quot;true&quot;;[.D273]);&quot;true&quot;);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 table:number-rows-repeated="1048302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'lake-edhoc'.F1:'lake-edhoc'.F273">
            <calcext:condition calcext:apply-style-name="Bad" calcext:value="=&quot;false&quot;" calcext:base-cell-address="'lake-edhoc'.F1"/>
            <calcext:condition calcext:apply-style-name="Good" calcext:value="=&quot;true&quot;" calcext:base-cell-address="'lake-edhoc'.F1"/>
            <calcext:condition calcext:apply-style-name="Accent" calcext:value="=0" calcext:base-cell-address="'lake-edhoc'.F1"/>
          </calcext:conditional-format>
          <calcext:conditional-format calcext:target-range-address="'lake-edhoc'.G1:'lake-edhoc'.G1048576">
            <calcext:condition calcext:apply-style-name="Error" calcext:value="=1" calcext:base-cell-address="'lake-edhoc'.G1"/>
          </calcext:conditional-format>
        </calcext:conditional-formats>
      </table:table>
      <table:table table:name="KEM version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ce5"/>
        <table:table-column table:style-name="co6" table:default-cell-style-name="Default"/>
        <table:table-row table:style-name="ro1">
          <table:table-cell office:value-type="string" calcext:value-type="string">
            <text:p>lake-edhoc.spthy </text:p>
          </table:table-cell>
          <table:table-cell office:value-type="string" calcext:value-type="string">
            <text:p>-lemma=authIR_unique -D=NeutralCheck -D=WeakAEAD -D=LeakSessionKey</text:p>
          </table:table-cell>
          <table:table-cell office:value-type="string" calcext:value-type="string">
            <text:p><text:s/>RESULT event(AcceptI(cid_2,m,pkI_8,pkR_8,k3,k4,x,gy))@i &amp;&amp; event(AcceptI(cid_2,m,pkI_8,pkR_8,k3,k4,x2,gy2))@j ==&gt; i = j is true. 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 </text:p>
          </table:table-cell>
          <table:table-cell office:value-type="string" calcext:value-type="string">
            <text:p>-lemma=authIR_unique</text:p>
          </table:table-cell>
          <table:table-cell office:value-type="string" calcext:value-type="string">
            <text:p><text:s/>RESULT event(AcceptI(cid_2,m,pkI_8,pkR_8,k3,k4,x,gy))@i &amp;&amp; event(AcceptI(cid_2,m,pkI_8,pkR_8,k3,k4,x2,gy2))@j ==&gt; i = j is false. 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 <text:s/></text:p>
          </table:table-cell>
          <table:table-cell office:value-type="string" calcext:value-type="string">
            <text:p>-lemma=no_reflection_attacks_RI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 &amp;&amp; cid_2 ≠ cid2) || event(Compromise(pkI_8))@t || (event(LeakShare(y))@t &amp;&amp; (m = method_two || m = method_three)) || event(LeakShare(gx))@t is false. 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 <text:s/></text:p>
          </table:table-cell>
          <table:table-cell office:value-type="string" calcext:value-type="string">
            <text:p>-lemma=authRI_unique -D=NeutralCheck -D=WeakAEAD -D=LeakSessionKey</text:p>
          </table:table-cell>
          <table:table-cell office:value-type="string" calcext:value-type="string">
            <text:p><text:s/>RESULT event(AcceptR(cid_2,m,pkI_8,pkR_8,k4,y1,gx1))@i &amp;&amp; event(AcceptR(cid_2,m,pkI_8,pkR_8,k4,y2,gx2))@j ==&gt; i = j is true. 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 <text:s/></text:p>
          </table:table-cell>
          <table:table-cell office:value-type="string" calcext:value-type="string">
            <text:p>-lemma=authRI_unique</text:p>
          </table:table-cell>
          <table:table-cell office:value-type="string" calcext:value-type="string">
            <text:p><text:s/>RESULT event(AcceptR(cid_2,m,pkI_8,pkR_8,k4,y1,gx1))@i &amp;&amp; event(AcceptR(cid_2,m,pkI_8,pkR_8,k4,y2,gx2))@j ==&gt; i = j is false. 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text:tab/> <text:s/></text:p>
          </table:table-cell>
          <table:table-cell office:value-type="string" calcext:value-type="string">
            <text:p>-lemma=data_authentication_R_to_I<text:tab/> <text:s/>-D=WeakAEAD</text:p>
          </table:table-cell>
          <table:table-cell office:value-type="string" calcext:value-type="string">
            <text:p><text:s/>RESULT event(AcceptRData(PRK_4x3m_8,method_2,pkI_8,pkR_8,y,gx,(TH_2,(TH_3,(TH_4,(suitesI_2,(EAD_1,(EAD_2,(EAD_3,(m1_2,(m2_5,m3)))))))))))@i &amp;&amp; event(Honest(pkI_8))@j ==&gt; (i &gt; l &amp;&amp; event(AcceptIData(PRK_4x3m_8,method_2,pkI_8,pkR_8,x,gy,(TH_2,(TH_3,(TH_4,(suitesI_2,(EAD_1,(EAD_2,(EAD_3,(m11,(m22,m33)))))))))))@l) || (i &gt; l &amp;&amp; event(Compromise(pkI_8))@l) || (event(LeakShare(y))@l &amp;&amp; (method_2 = method_two || method_2 = method_three)) is false. 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text:tab/> <text:s/></text:p>
          </table:table-cell>
          <table:table-cell office:value-type="string" calcext:value-type="string">
            <text:p>-lemma=data_authentication_I_to_R <text:s text:c="2"/>-D=WeakAEAD</text:p>
          </table:table-cell>
          <table:table-cell office:value-type="string" calcext:value-type="string">
            <text:p><text:s/>RESULT event(AcceptIData(PRK_4x3m_8,method_2,pkI_8,pkR_8,x,gy,(TH_2,(TH_3,(TH_4,(suitesI_2,(EAD_1,(EAD_2,(EAD_3,(m1_2,(m2_5,m3)))))))))))@i &amp;&amp; event(Honest(pkR_8))@j ==&gt; (i &gt; l &amp;&amp; event(SendRData(method_2,pkR_8,(TH_2,(suitesI_2,(EAD_1,(EAD_2,(m11,m22)))))))@l) || (i &gt; l &amp;&amp; event(Compromise(pkR_8))@l) || (event(LeakShare(x))@l &amp;&amp; (method_2 = method_two || method_2 = method_three)) is true. 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text:tab/> <text:s/></text:p>
          </table:table-cell>
          <table:table-cell office:value-type="string" calcext:value-type="string">
            <text:p>-lemma=data_authentication_I_to_R<text:tab/> -D=LeakSessionKey</text:p>
          </table:table-cell>
          <table:table-cell office:value-type="string" calcext:value-type="string">
            <text:p><text:s/>RESULT event(AcceptIData(PRK_4x3m_8,method_2,pkI_8,pkR_8,x,gy,(TH_2,(TH_3,(TH_4,(suitesI_2,(EAD_1,(EAD_2,(EAD_3,(m1_2,(m2_5,m3)))))))))))@i &amp;&amp; event(Honest(pkR_8))@j ==&gt; (i &gt; l &amp;&amp; event(SendRData(method_2,pkR_8,(TH_2,(suitesI_2,(EAD_1,(EAD_2,(m11,m22)))))))@l) || (i &gt; l &amp;&amp; event(Compromise(pkR_8))@l) || (event(LeakShare(x))@l &amp;&amp; (method_2 = method_two || method_2 = method_three)) is true. 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text:tab/> <text:s/></text:p>
          </table:table-cell>
          <table:table-cell office:value-type="string" calcext:value-type="string">
            <text:p>-lemma=secretI<text:tab/> <text:s/>-D=WeakAEAD</text:p>
          </table:table-cell>
          <table:table-cell office:value-type="string" calcext:value-type="string">
            <text:p><text:s/>RESULT event(AcceptI(cid_2,m,pkI_8,pkR_8,k3,k4,x,gy))@i &amp;&amp; attacker(k4)@j &amp;&amp; event(Honest(pkR_8))@k ==&gt; (event(Compromise(pkR_8))@t &amp;&amp; i &gt; t) || event(LeakSessionKey(k4))@t || event(LeakShare(gy))@t || event(LeakShare(x))@t is true. 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text:tab/> <text:s/></text:p>
          </table:table-cell>
          <table:table-cell office:value-type="string" calcext:value-type="string">
            <text:p>-lemma=data_authentication_I_to_R<text:tab/> <text:s/>-D=XorPrecise</text:p>
          </table:table-cell>
          <table:table-cell office:value-type="string" calcext:value-type="string">
            <text:p><text:s/>RESULT event(AcceptIData(PRK_4x3m_8,method_2,pkI_8,pkR_8,x,gy,(TH_2,(TH_3,(TH_4,(suitesI_2,(EAD_1,(EAD_2,(EAD_3,(m1_2,(m2_5,m3)))))))))))@i &amp;&amp; event(Honest(pkR_8))@j ==&gt; (i &gt; l &amp;&amp; event(SendRData(method_2,pkR_8,(TH_2,(suitesI_2,(EAD_1,(EAD_2,(m11,m22)))))))@l) || (i &gt; l &amp;&amp; event(Compromise(pkR_8))@l) || (event(LeakShare(x))@l &amp;&amp; (method_2 = method_two || method_2 = method_three)) is true. 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text:tab/> <text:s/></text:p>
          </table:table-cell>
          <table:table-cell office:value-type="string" calcext:value-type="string">
            <text:p>-lemma=secretI<text:tab/> <text:s/>-D=LeakSessionKey</text:p>
          </table:table-cell>
          <table:table-cell office:value-type="string" calcext:value-type="string">
            <text:p><text:s/>RESULT event(AcceptI(cid_2,m,pkI_8,pkR_8,k3,k4,x,gy))@i &amp;&amp; attacker(k4)@j &amp;&amp; event(Honest(pkR_8))@k ==&gt; (event(Compromise(pkR_8))@t &amp;&amp; i &gt; t) || event(LeakSessionKey(k4))@t || event(LeakShare(gy))@t || event(LeakShare(x))@t is true. 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text:tab/> <text:s/></text:p>
          </table:table-cell>
          <table:table-cell office:value-type="string" calcext:value-type="string">
            <text:p>-lemma=no_reflection_attacks_RI<text:tab/> <text:s/>-D=CredCheck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 &amp;&amp; cid_2 ≠ cid2) || event(Compromise(pkI_8))@t || (event(LeakShare(y))@t &amp;&amp; (m = method_two || m = method_three)) || event(LeakShare(gx))@t is true. 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text:tab/> <text:s/></text:p>
          </table:table-cell>
          <table:table-cell office:value-type="string" calcext:value-type="string">
            <text:p>-lemma=honestauthRI_non_inj -D=WeakAEAD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) || event(Compromise(pkI_8))@t || (event(LeakShare(y))@t &amp;&amp; (m = method_two || m = method_three)) is true. 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text:tab/> <text:s/></text:p>
          </table:table-cell>
          <table:table-cell office:value-type="string" calcext:value-type="string">
            <text:p>-lemma=no_reflection_attacks_RI<text:tab/>-D=WeakAEAD <text:s/>-D=CredCheck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 &amp;&amp; cid_2 ≠ cid2) || event(Compromise(pkI_8))@t || (event(LeakShare(y))@t &amp;&amp; (m = method_two || m = method_three)) || event(LeakShare(gx))@t is true. 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text:tab/> <text:s/></text:p>
          </table:table-cell>
          <table:table-cell office:value-type="string" calcext:value-type="string">
            <text:p>-lemma=honestauthRI_non_inj <text:s/>-D=LeakSessionKey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) || event(Compromise(pkI_8))@t || (event(LeakShare(y))@t &amp;&amp; (m = method_two || m = method_three)) is true. 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 </text:p>
          </table:table-cell>
          <table:table-cell office:value-type="string" calcext:value-type="string">
            <text:p>-lemma=authIR_unique -D=NeutralCheck -D=WeakestSignature -D=LeakSessionKey</text:p>
          </table:table-cell>
          <table:table-cell office:value-type="string" calcext:value-type="string">
            <text:p><text:s/>RESULT event(AcceptI(cid_2,m,pkI_8,pkR_8,k3,k4,x,gy))@i &amp;&amp; event(AcceptI(cid_2,m,pkI_8,pkR_8,k3,k4,x2,gy2))@j ==&gt; i = j is true. 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 <text:s/></text:p>
          </table:table-cell>
          <table:table-cell office:value-type="string" calcext:value-type="string">
            <text:p>-lemma=authRI_unique -D=NeutralCheck -D=WeakestSignature -D=LeakSessionKey</text:p>
          </table:table-cell>
          <table:table-cell office:value-type="string" calcext:value-type="string">
            <text:p><text:s/>RESULT event(AcceptR(cid_2,m,pkI_8,pkR_8,k4,y1,gx1))@i &amp;&amp; event(AcceptR(cid_2,m,pkI_8,pkR_8,k4,y2,gx2))@j ==&gt; i = j is true. 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text:tab/> <text:s/></text:p>
          </table:table-cell>
          <table:table-cell office:value-type="string" calcext:value-type="string">
            <text:p>-lemma=secretI<text:tab/> <text:s/>-D=XorPrecise</text:p>
          </table:table-cell>
          <table:table-cell office:value-type="string" calcext:value-type="string">
            <text:p><text:s/>RESULT event(AcceptI(cid_2,m,pkI_8,pkR_8,k3,k4,x,gy))@i &amp;&amp; attacker(k4)@j &amp;&amp; event(Honest(pkR_8))@k ==&gt; (event(Compromise(pkR_8))@t &amp;&amp; i &gt; t) || event(LeakSessionKey(k4))@t || event(LeakShare(gy))@t || event(LeakShare(x))@t is true. 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text:tab/> <text:s/></text:p>
          </table:table-cell>
          <table:table-cell office:value-type="string" calcext:value-type="string">
            <text:p>-lemma=honestauthRI_non_inj -D=XorPrecise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) || event(Compromise(pkI_8))@t || (event(LeakShare(y))@t &amp;&amp; (m = method_two || m = method_three)) is true. 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 </text:p>
          </table:table-cell>
          <table:table-cell office:value-type="string" calcext:value-type="string">
            <text:p>-lemma=authIR_unique -D=NeutralCheck -D=XorPrecise -D=LeakSessionKey</text:p>
          </table:table-cell>
          <table:table-cell office:value-type="string" calcext:value-type="string">
            <text:p><text:s/>RESULT event(AcceptI(cid_2,m,pkI_8,pkR_8,k3,k4,x,gy))@i &amp;&amp; event(AcceptI(cid_2,m,pkI_8,pkR_8,k3,k4,x2,gy2))@j ==&gt; i = j is true. 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text:tab/> <text:s/></text:p>
          </table:table-cell>
          <table:table-cell office:value-type="string" calcext:value-type="string">
            <text:p>-lemma=no_reflection_attacks_RI<text:tab/>-D=XorPrecise <text:s/>-D=CredCheck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 &amp;&amp; cid_2 ≠ cid2) || event(Compromise(pkI_8))@t || (event(LeakShare(y))@t &amp;&amp; (m = method_two || m = method_three)) || event(LeakShare(gx))@t is true. 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text:tab/> <text:s/></text:p>
          </table:table-cell>
          <table:table-cell office:value-type="string" calcext:value-type="string">
            <text:p>-lemma=secretR<text:tab/> <text:s/>-D=XorPrecise</text:p>
          </table:table-cell>
          <table:table-cell office:value-type="string" calcext:value-type="string">
            <text:p><text:s/>RESULT event(AcceptR(cid_2,m,pkI_8,pkR_8,k4,y,gx))@i &amp;&amp; attacker(k4)@j &amp;&amp; event(Honest(pkI_8))@k ==&gt; (event(Compromise(pkI_8))@t &amp;&amp; i &gt; t) || event(LeakSessionKey(k4))@t || event(LeakShare(y))@t || event(LeakShare(gx))@t is true. 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 <text:s/></text:p>
          </table:table-cell>
          <table:table-cell office:value-type="string" calcext:value-type="string">
            <text:p>-lemma=authRI_unique -D=NeutralCheck -D=XorPrecise -D=LeakSessionKey</text:p>
          </table:table-cell>
          <table:table-cell office:value-type="string" calcext:value-type="string">
            <text:p><text:s/>RESULT event(AcceptR(cid_2,m,pkI_8,pkR_8,k4,y1,gx1))@i &amp;&amp; event(AcceptR(cid_2,m,pkI_8,pkR_8,k4,y2,gx2))@j ==&gt; i = j is true. 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 <text:s/></text:p>
          </table:table-cell>
          <table:table-cell office:value-type="string" calcext:value-type="string">
            <text:p>-lemma=data_authentication_I_to_R<text:tab/> -D=LeakShare -D=WeakestSignature</text:p>
          </table:table-cell>
          <table:table-cell office:value-type="string" calcext:value-type="string">
            <text:p><text:s/>RESULT event(AcceptIData(PRK_4x3m_8,method_2,pkI_8,pkR_8,x,gy,(TH_2,(TH_3,(TH_4,(suitesI_2,(EAD_1,(EAD_2,(EAD_3,(m1_3,(m2_6,m3)))))))))))@i &amp;&amp; event(Honest(pkR_8))@j ==&gt; (i &gt; l &amp;&amp; event(SendRData(method_2,pkR_8,(TH_2,(suitesI_2,(EAD_1,(EAD_2,(m11,m22)))))))@l) || (i &gt; l &amp;&amp; event(Compromise(pkR_8))@l) || (event(LeakShare(x))@l &amp;&amp; (method_2 = method_two || method_2 = method_three)) is false. 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text:tab/> <text:s/></text:p>
          </table:table-cell>
          <table:table-cell office:value-type="string" calcext:value-type="string">
            <text:p>-lemma=data_authentication_R_to_I<text:tab/> <text:s/>-D=XorPrecise</text:p>
          </table:table-cell>
          <table:table-cell office:value-type="string" calcext:value-type="string">
            <text:p><text:s/>RESULT event(AcceptRData(PRK_4x3m_8,method_2,pkI_8,pkR_8,y,gx,(TH_2,(TH_3,(TH_4,(suitesI_2,(EAD_1,(EAD_2,(EAD_3,(m1_2,(m2_5,m3)))))))))))@i &amp;&amp; event(Honest(pkI_8))@j ==&gt; (i &gt; l &amp;&amp; event(AcceptIData(PRK_4x3m_8,method_2,pkI_8,pkR_8,x,gy,(TH_2,(TH_3,(TH_4,(suitesI_2,(EAD_1,(EAD_2,(EAD_3,(m11,(m22,m33)))))))))))@l) || (i &gt; l &amp;&amp; event(Compromise(pkI_8))@l) || (event(LeakShare(y))@l &amp;&amp; (method_2 = method_two || method_2 = method_three)) is true. 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 <text:s/></text:p>
          </table:table-cell>
          <table:table-cell office:value-type="string" calcext:value-type="string">
            <text:p>-lemma=data_authentication_R_to_I<text:tab/> -D=LeakSessionKey -D=WeakestSignature</text:p>
          </table:table-cell>
          <table:table-cell office:value-type="string" calcext:value-type="string">
            <text:p><text:s/>RESULT event(AcceptRData(PRK_4x3m_8,method_2,pkI_8,pkR_8,y,gx,(TH_2,(TH_3,(TH_4,(suitesI_2,(EAD_1,(EAD_2,(EAD_3,(m1_3,(m2_6,m3)))))))))))@i &amp;&amp; event(Honest(pkI_8))@j ==&gt; (i &gt; l &amp;&amp; event(AcceptIData(PRK_4x3m_8,method_2,pkI_8,pkR_8,x,gy,(TH_2,(TH_3,(TH_4,(suitesI_2,(EAD_1,(EAD_2,(EAD_3,(m11,(m22,m33)))))))))))@l) || (i &gt; l &amp;&amp; event(Compromise(pkI_8))@l) || (event(LeakShare(y))@l &amp;&amp; (method_2 = method_two || method_2 = method_three)) is false. 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text:tab/> <text:s/></text:p>
          </table:table-cell>
          <table:table-cell office:value-type="string" calcext:value-type="string">
            <text:p>-lemma=honestauthRI_non_inj<text:tab/> <text:s/>-D=LeakShare -D=WeakestSignature -D=LeakSessionKey</text:p>
          </table:table-cell>
          <table:table-cell office:value-type="string" calcext:value-type="string">
            <text:p><text:s/>RESULT event(AcceptR(cid_2,m,pkI_8,pkR_8,k4,y,gx))@i &amp;&amp; event(Honest(pkI_8))@k ==&gt; (i &gt; t &amp;&amp; event(AcceptI(cid2,m,pkI_8,pkR_8,k3,k4,x,gy))@t) || event(Compromise(pkI_8))@t || (event(LeakShare(y))@t &amp;&amp; (m = method_two || m = method_three)) is false. </text:p>
          </table:table-cell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text:tab/> <text:s/></text:p>
          </table:table-cell>
          <table:table-cell office:value-type="string" calcext:value-type="string">
            <text:p>-lemma=data_authentication_R_to_I<text:tab/> <text:s/>-D=LeakShare -D=WeakestSignature </text:p>
          </table:table-cell>
          <table:table-cell office:value-type="string" calcext:value-type="string">
            <text:p><text:s/>RESULT event(AcceptRData(PRK_4x3m_8,method_2,pkI_8,pkR_8,y,gx,(TH_2,(TH_3,(TH_4,(suitesI_2,(EAD_1,(EAD_2,(EAD_3,(m1_3,(m2_6,m3)))))))))))@i &amp;&amp; event(Honest(pkI_8))@j ==&gt; (i &gt; l &amp;&amp; event(AcceptIData(PRK_4x3m_8,method_2,pkI_8,pkR_8,x,gy,(TH_2,(TH_3,(TH_4,(suitesI_2,(EAD_1,(EAD_2,(EAD_3,(m11,(m22,m33)))))))))))@l) || (i &gt; l &amp;&amp; event(Compromise(pkI_8))@l) || (event(LeakShare(y))@l &amp;&amp; (method_2 = method_two || method_2 = method_three)) is false. </text:p>
          </table:table-cell>
          <table:table-cell office:value-type="float" office:value="863" calcext:value-type="float">
            <text:p>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text:tab/> <text:s/></text:p>
          </table:table-cell>
          <table:table-cell office:value-type="string" calcext:value-type="string">
            <text:p>-lemma=secretI<text:tab/> <text:s/>-D=LeakShare -D=WeakestSignature -D=LeakSessionKey</text:p>
          </table:table-cell>
          <table:table-cell office:value-type="string" calcext:value-type="string">
            <text:p><text:s/>RESULT event(AcceptI(cid_2,m,pkI_8,pkR_8,k3,k4,x,gy))@i &amp;&amp; attacker(k4)@j &amp;&amp; event(Honest(pkR_8))@k ==&gt; (event(Compromise(pkR_8))@t &amp;&amp; i &gt; t) || event(LeakSessionKey(k4))@t || event(LeakShare(gy))@t || event(LeakShare(x))@t is true. </text:p>
          </table:table-cell>
          <table:table-cell office:value-type="float" office:value="1076" calcext:value-type="float">
            <text:p>1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<text:tab/> <text:s/></text:p>
          </table:table-cell>
          <table:table-cell office:value-type="string" calcext:value-type="string">
            <text:p>-lemma=secretR<text:tab/> <text:s/>-D=LeakShare -D=WeakestSignature -D=LeakSessionKey</text:p>
          </table:table-cell>
          <table:table-cell office:value-type="string" calcext:value-type="string">
            <text:p><text:s/>RESULT event(AcceptR(cid_2,m,pkI_8,pkR_8,k4,y,gx))@i &amp;&amp; attacker(k4)@j &amp;&amp; event(Honest(pkI_8))@k ==&gt; (event(Compromise(pkI_8))@t &amp;&amp; i &gt; t) || event(LeakSessionKey(k4))@t || event(LeakShare(y))@t || event(LeakShare(gx))@t is true. </text:p>
          </table:table-cell>
          <table:table-cell office:value-type="float" office:value="1098" calcext:value-type="float">
            <text:p>1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text:tab/> <text:s/></text:p>
          </table:table-cell>
          <table:table-cell office:value-type="string" calcext:value-type="string">
            <text:p>-lemma=secretR<text:tab/> <text:s/>-D=WeakAEAD</text:p>
          </table:table-cell>
          <table:table-cell office:value-type="string" calcext:value-type="string">
            <text:p><text:s/>RESULT event(AcceptR(cid_2,m,pkI_8,pkR_8,k4,y,gx))@i &amp;&amp; attacker(k4)@j &amp;&amp; event(Honest(pkI_8))@k ==&gt; (event(Compromise(pkI_8))@t &amp;&amp; i &gt; t) || event(LeakSessionKey(k4))@t || event(LeakShare(y))@t || event(LeakShare(gx))@t is true. 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Sig-DDH.spthy<text:tab/> <text:s/></text:p>
          </table:table-cell>
          <table:table-cell office:value-type="string" calcext:value-type="string">
            <text:p>-lemma=secretR<text:tab/> <text:s/>-D=LeakSessionKey</text:p>
          </table:table-cell>
          <table:table-cell office:value-type="string" calcext:value-type="string">
            <text:p><text:s/>RESULT event(AcceptR(cid_2,m,pkI_8,pkR_8,k4,y,gx))@i &amp;&amp; attacker(k4)@j &amp;&amp; event(Honest(pkI_8))@k ==&gt; (event(Compromise(pkI_8))@t &amp;&amp; i &gt; t) || event(LeakSessionKey(k4))@t || event(LeakShare(y))@t || event(LeakShare(gx))@t is true. 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 -D=NonRepudiationSoundness </text:p>
          </table:table-cell>
          <table:table-cell office:value-type="string" calcext:value-type="string">
            <text:p>-lemma=none -D=NeutralCheck</text:p>
          </table:table-cell>
          <table:table-cell office:value-type="string" calcext:value-type="string">
            <text:p><text:s/>RESULT inj-event(WasActiveR(pkr,derivedKey,proofnr))@i &amp;&amp; event(Honest(pkr))@j ==&gt; inj-event(DerivedRShared(pkr,derivedKey))@l || event(Compromise(pkr))@l is false. RESULT (query encoded as inj-event(WasActiveR(pkr,derivedKey,proofnr)) &amp;&amp; event(Honest(pkr)) ==&gt; inj-event(DerivedRShared(pkr,derivedKey)) || event(Compromise(pkr))) RESULT (but event(WasActiveR(pkr,derivedKey,proofnr)) &amp;&amp; event(Honest(pkr)) ==&gt; event(DerivedRShared(pkr,derivedKey)) || event(Compromise(pkr)) is true.) RESULT inj-event(WasActiveI(pkI_9,derivedKey,proofnr))@i &amp;&amp; event(Honest(pkI_9))@j ==&gt; inj-event(DerivedIShared(pkI_9,derivedKey))@l || event(Compromise(pkI_9))@l is false. RESULT (query encoded as inj-event(WasActiveI(pkI_9,derivedKey,proofnr)) &amp;&amp; event(Honest(pkI_9)) ==&gt; inj-event(DerivedIShared(pkI_9,derivedKey)) || event(Compromise(pkI_9))) RESULT (but event(WasActiveI(pkI_9,derivedKey,proofnr)) &amp;&amp; event(Honest(pkI_9)) ==&gt; event(DerivedIShared(pkI_9,derivedKey)) || event(Compromise(pkI_9)) is true.) 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 -D=NonRepudiationSoundness </text:p>
          </table:table-cell>
          <table:table-cell office:value-type="string" calcext:value-type="string">
            <text:p>-lemma=none -D=NeutralCheck -D=WeakAEAD</text:p>
          </table:table-cell>
          <table:table-cell office:value-type="string" calcext:value-type="string">
            <text:p><text:s/>RESULT inj-event(WasActiveR(pkr,derivedKey,proofnr))@i &amp;&amp; event(Honest(pkr))@j ==&gt; inj-event(DerivedRShared(pkr,derivedKey))@l || event(Compromise(pkr))@l is false. RESULT (query encoded as inj-event(WasActiveR(pkr,derivedKey,proofnr)) &amp;&amp; event(Honest(pkr)) ==&gt; inj-event(DerivedRShared(pkr,derivedKey)) || event(Compromise(pkr))) RESULT (but event(WasActiveR(pkr,derivedKey,proofnr)) &amp;&amp; event(Honest(pkr)) ==&gt; event(DerivedRShared(pkr,derivedKey)) || event(Compromise(pkr)) is true.) RESULT inj-event(WasActiveI(pkI_9,derivedKey,proofnr))@i &amp;&amp; event(Honest(pkI_9))@j ==&gt; inj-event(DerivedIShared(pkI_9,derivedKey))@l || event(Compromise(pkI_9))@l is false. RESULT (query encoded as inj-event(WasActiveI(pkI_9,derivedKey,proofnr)) &amp;&amp; event(Honest(pkI_9)) ==&gt; inj-event(DerivedIShared(pkI_9,derivedKey)) || event(Compromise(pkI_9))) RESULT (but event(WasActiveI(pkI_9,derivedKey,proofnr)) &amp;&amp; event(Honest(pkI_9)) ==&gt; event(DerivedIShared(pkI_9,derivedKey)) || event(Compromise(pkI_9)) is true.) 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 -D=NonRepudiationSoundness </text:p>
          </table:table-cell>
          <table:table-cell office:value-type="string" calcext:value-type="string">
            <text:p>-lemma=none</text:p>
          </table:table-cell>
          <table:table-cell office:value-type="string" calcext:value-type="string">
            <text:p><text:s/>RESULT inj-event(WasActiveR(pkr,derivedKey,proofnr))@i &amp;&amp; event(Honest(pkr))@j ==&gt; inj-event(DerivedRShared(pkr,derivedKey))@l || event(Compromise(pkr))@l is false. RESULT (query encoded as inj-event(WasActiveR(pkr,derivedKey,proofnr)) &amp;&amp; event(Honest(pkr)) ==&gt; inj-event(DerivedRShared(pkr,derivedKey)) || event(Compromise(pkr))) RESULT (but event(WasActiveR(pkr,derivedKey,proofnr)) &amp;&amp; event(Honest(pkr)) ==&gt; event(DerivedRShared(pkr,derivedKey)) || event(Compromise(pkr)) is true.) RESULT inj-event(WasActiveI(pkI_9,derivedKey,proofnr))@i &amp;&amp; event(Honest(pkI_9))@j ==&gt; inj-event(DerivedIShared(pkI_9,derivedKey))@l || event(Compromise(pkI_9))@l is false. RESULT (query encoded as inj-event(WasActiveI(pkI_9,derivedKey,proofnr)) &amp;&amp; event(Honest(pkI_9)) ==&gt; inj-event(DerivedIShared(pkI_9,derivedKey)) || event(Compromise(pkI_9))) RESULT (but event(WasActiveI(pkI_9,derivedKey,proofnr)) &amp;&amp; event(Honest(pkI_9)) ==&gt; event(DerivedIShared(pkI_9,derivedKey)) || event(Compromise(pkI_9)) is true.) 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.spthy -D=NonRepudiationSoundness </text:p>
          </table:table-cell>
          <table:table-cell office:value-type="string" calcext:value-type="string">
            <text:p>-lemma=none -D=NeutralCheck -D=WeakestSignature</text:p>
          </table:table-cell>
          <table:table-cell office:value-type="string" calcext:value-type="string">
            <text:p><text:s/>RESULT inj-event(WasActiveR(pkr,derivedKey,proofnr))@i &amp;&amp; event(Honest(pkr))@j ==&gt; inj-event(DerivedRShared(pkr,derivedKey))@l || event(Compromise(pkr))@l is false. RESULT (query encoded as inj-event(WasActiveR(pkr,derivedKey,proofnr)) &amp;&amp; event(Honest(pkr)) ==&gt; inj-event(DerivedRShared(pkr,derivedKey)) || event(Compromise(pkr))) RESULT (but event(WasActiveR(pkr,derivedKey,proofnr)) &amp;&amp; event(Honest(pkr)) ==&gt; event(DerivedRShared(pkr,derivedKey)) || event(Compromise(pkr)) is true.) RESULT inj-event(WasActiveI(pkI_9,derivedKey,proofnr))@i &amp;&amp; event(Honest(pkI_9))@j ==&gt; inj-event(DerivedIShared(pkI_9,derivedKey))@l || event(Compromise(pkI_9))@l is false. RESULT (query encoded as inj-event(WasActiveI(pkI_9,derivedKey,proofnr)) &amp;&amp; event(Honest(pkI_9)) ==&gt; inj-event(DerivedIShared(pkI_9,derivedKey)) || event(Compromise(pkI_9))) RESULT (but event(WasActiveI(pkI_9,derivedKey,proofnr)) &amp;&amp; event(Honest(pkI_9)) ==&gt; event(DerivedIShared(pkI_9,derivedKey)) || event(Compromise(pkI_9)) is true.) 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text:tab/> <text:s/></text:p>
          </table:table-cell>
          <table:table-cell office:value-type="string" calcext:value-type="string">
            <text:p>-lemma=authIR_unique</text:p>
          </table:table-cell>
          <table:table-cell office:value-type="string" calcext:value-type="string">
            <text:p><text:s/>RESULT event(AcceptI(cid_2,m,pkI_2,pkR_2,k3,k4,x,gy))@i &amp;&amp; event(AcceptI(cid_2,m,pkI_2,pkR_2,k3,k4,x2,gy2))@j ==&gt; i = j is false.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 <text:s/></text:p>
          </table:table-cell>
          <table:table-cell office:value-type="string" calcext:value-type="string">
            <text:p>-lemma=no_reflection_attacks_RI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false.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text:tab/> <text:s/></text:p>
          </table:table-cell>
          <table:table-cell office:value-type="string" calcext:value-type="string">
            <text:p>-lemma=data_authentication_I_to_R <text:s/>-D=LeakSessionKey -D=WeakAEAD</text:p>
          </table:table-cell>
          <table:table-cell office:value-type="string" calcext:value-type="string">
            <text:p><text:s/>RESULT event(AcceptIData(PRK_4x3m_2,method_2,pkI_2,pkR_2,x,gy,(TH_2,(TH_3,(TH_4,(suitesI_2,(EAD_1,(EAD_2,(EAD_3,(m1_2,(m2_2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text:tab/> <text:s/></text:p>
          </table:table-cell>
          <table:table-cell office:value-type="string" calcext:value-type="string">
            <text:p>-lemma=data_authentication_I_to_R<text:tab/> <text:s/>-D=XorPrecise</text:p>
          </table:table-cell>
          <table:table-cell office:value-type="string" calcext:value-type="string">
            <text:p><text:s/>RESULT event(AcceptIData(PRK_4x3m_2,method_2,pkI_2,pkR_2,x,gy,(TH_2,(TH_3,(TH_4,(suitesI_2,(EAD_1,(EAD_2,(EAD_3,(m1_2,(m2_2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text:tab/> <text:s/></text:p>
          </table:table-cell>
          <table:table-cell office:value-type="string" calcext:value-type="string">
            <text:p>-lemma=data_authentication_R_to_I<text:tab/> <text:s/>-D=WeakAEAD</text:p>
          </table:table-cell>
          <table:table-cell office:value-type="string" calcext:value-type="string">
            <text:p><text:s/>RESULT event(AcceptRData(PRK_4x3m_2,method_2,pkI_2,pkR_2,y,gx,(TH_2,(TH_3,(TH_4,(suitesI_2,(EAD_1,(EAD_2,(EAD_3,(m1_2,(m2_2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false. 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SUM([.D1:.D1000])/3600" office:value-type="float" office:value="2.7475" calcext:value-type="float">
            <text:p>2.7475</text:p>
          </table:table-cell>
        </table:table-row>
        <table:table-row table:style-name="ro1">
          <table:table-cell office:value-type="string" calcext:value-type="string">
            <text:p>lake-edhoc-KEM-Sig.spthy<text:tab/> <text:s/></text:p>
          </table:table-cell>
          <table:table-cell office:value-type="string" calcext:value-type="string">
            <text:p>-lemma=data_authentication_R_to_I <text:s text:c="2"/>-D=LeakSessionKey</text:p>
          </table:table-cell>
          <table:table-cell office:value-type="string" calcext:value-type="string">
            <text:p><text:s/>RESULT event(AcceptRData(PRK_4x3m_2,method_2,pkI_2,pkR_2,y,gx,(TH_2,(TH_3,(TH_4,(suitesI_2,(EAD_1,(EAD_2,(EAD_3,(m1_2,(m2_2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false.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text:tab/> <text:s/></text:p>
          </table:table-cell>
          <table:table-cell office:value-type="string" calcext:value-type="string">
            <text:p>-lemma=data_authentication_I_to_R<text:tab/> <text:s/>-D=LeakShare -D=WeakestSignature </text:p>
          </table:table-cell>
          <table:table-cell office:value-type="string" calcext:value-type="string">
            <text:p><text:s/>RESULT event(AcceptIData(PRK_4x3m_2,method_2,pkI_2,pkR_2,x,gy,(TH_2,(TH_3,(TH_4,(suitesI_2,(EAD_1,(EAD_2,(EAD_3,(m1_3,(m2_3,m3)))))))))))@i &amp;&amp; event(Honest(pkR_2))@j ==&gt; (i &gt; l &amp;&amp; event(SendRData(method_2,pkR_2,(TH_2,(suitesI_2,(EAD_1,(EAD_2,(m11,m22)))))))@l) || (i &gt; l &amp;&amp; event(Compromise(pkR_2))@l) || (event(LeakShare(x))@l &amp;&amp; (method_2 = method_two || method_2 = method_three)) is true. 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<text:tab/> <text:s/></text:p>
          </table:table-cell>
          <table:table-cell office:value-type="string" calcext:value-type="string">
            <text:p>-lemma=data_authentication_R_to_I<text:tab/> <text:s/>-D=LeakShare -D=WeakestSignature </text:p>
          </table:table-cell>
          <table:table-cell office:value-type="string" calcext:value-type="string">
            <text:p><text:s/>RESULT event(AcceptRData(PRK_4x3m_2,method_2,pkI_2,pkR_2,y,gx,(TH_2,(TH_3,(TH_4,(suitesI_2,(EAD_1,(EAD_2,(EAD_3,(m1_3,(m2_3,m3)))))))))))@i &amp;&amp; event(Honest(pkI_2))@j ==&gt; (i &gt; l &amp;&amp; event(AcceptIData(PRK_4x3m_2,method_2,pkI_2,pkR_2,x,gy,(TH_2,(TH_3,(TH_4,(suitesI_2,(EAD_1,(EAD_2,(EAD_3,(m11,(m22,m33)))))))))))@l) || (i &gt; l &amp;&amp; event(Compromise(pkI_2))@l) || (event(LeakShare(y))@l &amp;&amp; (method_2 = method_two || method_2 = method_three)) is false. 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.spthy -D=NonRepudiationSoundness </text:p>
          </table:table-cell>
          <table:table-cell office:value-type="string" calcext:value-type="string">
            <text:p>-lemma=none</text:p>
          </table:table-cell>
          <table:table-cell office:value-type="string" calcext:value-type="string">
            <text:p><text:s/>RESULT inj-event(WasActiveI(pkI_3,derivedKey,proofnr))@i &amp;&amp; event(Honest(pkI_3))@j ==&gt; inj-event(DerivedIShared(pkI_3,derivedKey))@l || event(Compromise(pkI_3))@l is false. RESULT (query encoded as inj-event(WasActiveI(pkI_3,derivedKey,proofnr)) &amp;&amp; event(Honest(pkI_3)) ==&gt; inj-event(DerivedIShared(pkI_3,derivedKey)) || event(Compromise(pkI_3)))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text:tab/> <text:s/></text:p>
          </table:table-cell>
          <table:table-cell office:value-type="string" calcext:value-type="string">
            <text:p>-lemma=secretI<text:tab/> <text:s/>-D=LeakShare <text:s/>-D=LeakSessionKey -D=XorPrecise -D=WeakAEAD</text:p>
          </table:table-cell>
          <table:table-cell office:value-type="string" calcext:value-type="string">
            <text:p><text:s/>RESULT event(AcceptI(cid_2,m,pkI_2,pkR_2,k3,k4,x,gy))@i &amp;&amp; attacker(k4)@j &amp;&amp; event(Honest(pkR_2))@k ==&gt; (event(Compromise(pkR_2))@t &amp;&amp; i &gt; t) || event(LeakSessionKey(k4))@t || event(LeakShare(gy))@t || event(LeakShare(x))@t is true. 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text:tab/> <text:s/></text:p>
          </table:table-cell>
          <table:table-cell office:value-type="string" calcext:value-type="string">
            <text:p>-lemma=honestauthRI_non_inj<text:tab/> <text:s/>-D=LeakShare -D=LeakSessionKey -D=XorPrecise -D=WeakAEAD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) || event(Compromise(pkI_2))@t || (event(LeakShare(y))@t &amp;&amp; (m = method_two || m = method_three)) is true. 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text:tab/> <text:s/></text:p>
          </table:table-cell>
          <table:table-cell office:value-type="string" calcext:value-type="string">
            <text:p>-lemma=no_reflection_attacks_RI <text:s/>-D=CredCheck <text:s text:c="2"/>-D=LeakShare -D=LeakSessionKey -D=XorPrecise -D=WeakAEAD</text:p>
          </table:table-cell>
          <table:table-cell office:value-type="string" calcext:value-type="string">
            <text:p><text:s/>RESULT event(AcceptR(cid_2,m,pkI_2,pkR_2,k4,y,gx))@i &amp;&amp; event(Honest(pkI_2))@k ==&gt; (i &gt; t &amp;&amp; event(AcceptI(cid2,m,pkI_2,pkR_2,k3,k4,x,gy))@t &amp;&amp; cid_2 ≠ cid2) || event(Compromise(pkI_2))@t || (event(LeakShare(y))@t &amp;&amp; (m = method_two || m = method_three)) || event(LeakShare(gx))@t is true. </text:p>
          </table:table-cell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text:tab/> <text:s/></text:p>
          </table:table-cell>
          <table:table-cell office:value-type="string" calcext:value-type="string">
            <text:p>-lemma=secretR<text:tab/> <text:s/>-D=LeakShare <text:s/>-D=LeakSessionKey -D=XorPrecise -D=WeakAEAD</text:p>
          </table:table-cell>
          <table:table-cell office:value-type="string" calcext:value-type="string">
            <text:p><text:s/>RESULT event(AcceptR(cid_2,m,pkI_2,pkR_2,k4,y,gx))@i &amp;&amp; attacker(k4)@j &amp;&amp; event(Honest(pkI_2))@k ==&gt; (event(Compromise(pkI_2))@t &amp;&amp; i &gt; t) || event(LeakSessionKey(k4))@t || event(LeakShare(y))@t || event(LeakShare(gx))@t is true. </text:p>
          </table:table-cell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-edhoc-KEM-Sig.spthy<text:tab/> <text:s/></text:p>
          </table:table-cell>
          <table:table-cell office:value-type="string" calcext:value-type="string">
            <text:p>-lemma=authRI_unique<text:tab/> <text:s/>-D=LeakShare -D=LeakSessionKey -D=XorPrecise -D=WeakAEAD</text:p>
          </table:table-cell>
          <table:table-cell office:value-type="string" calcext:value-type="string">
            <text:p><text:s/>RESULT event(AcceptR(cid_2,m,pkI_2,pkR_2,k4,y1,gx1))@i &amp;&amp; event(AcceptR(cid_2,m,pkI_2,pkR_2,k4,y2,gx2))@j ==&gt; i = j is true. </text:p>
          </table:table-cell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 table:number-rows-repeated="101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KEM version'.F1:'KEM version'.F152">
            <calcext:condition calcext:apply-style-name="Bad" calcext:value="=&quot;false&quot;" calcext:base-cell-address="'KEM version'.F1"/>
            <calcext:condition calcext:apply-style-name="Good" calcext:value="=&quot;true&quot;" calcext:base-cell-address="'KEM version'.F1"/>
            <calcext:condition calcext:apply-style-name="Accent" calcext:value="=0" calcext:base-cell-address="'KEM version'.F1"/>
          </calcext:conditional-format>
        </calcext:conditional-formats>
      </table:table>
      <table:named-expressions/>
      <table:database-ranges>
        <table:database-range table:name="__Anonymous_Sheet_DB__0" table:target-range-address="'lake-edhoc'.A2:'lake-edhoc'.H1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KEM version'.A1:'KEM version'.F152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22:55:39.0878104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1T23:21:28.445437039</dc:date>
    <meta:editing-duration>PT17H23M53S</meta:editing-duration>
    <meta:editing-cycles>10</meta:editing-cycles>
    <meta:generator>LibreOffice/7.2.6.2$Linux_X86_64 LibreOffice_project/20$Build-2</meta:generator>
    <meta:document-statistic meta:table-count="2" meta:cell-count="1865" meta:object-count="0"/>
  </office:meta>
</office:document-meta>
</file>